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5.636cm"/>
    </style:style>
    <style:style style:name="co4" style:family="table-column">
      <style:table-column-properties fo:break-before="auto" style:column-width="5.2cm"/>
    </style:style>
    <style:style style:name="co5" style:family="table-column">
      <style:table-column-properties fo:break-before="auto" style:column-width="9.204cm"/>
    </style:style>
    <style:style style:name="co6" style:family="table-column">
      <style:table-column-properties fo:break-before="auto" style:column-width="8.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44.162cm" svg:height="24.84cm" svg:x="12.372cm" svg:y="196.862cm">
            <draw:object draw:notify-on-update-of-ranges="Sheet2.B2:Sheet2.B2 Sheet2.B3:Sheet2.B446 Sheet2.C2:Sheet2.C2 Sheet2.C3:Sheet2.C446 Sheet2.D2:Sheet2.D2 Sheet2.D3:Sheet2.D446 Sheet2.E2:Sheet2.E2 Sheet2.E3:Sheet2.E4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6382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1"/>
          <table:table-cell table:style-name="ce1" office:value-type="string" calcext:value-type="string">
            <text:p>Immersion heat</text:p>
          </table:table-cell>
          <table:table-cell table:style-name="ce1" office:value-type="string" calcext:value-type="string">
            <text:p>Immersion no heat</text:p>
          </table:table-cell>
          <table:table-cell table:style-name="ce1" office:value-type="string" calcext:value-type="string">
            <text:p>Contre-courant no heat</text:p>
          </table:table-cell>
          <table:table-cell table:style-name="ce1" office:value-type="string" calcext:value-type="string">
            <text:p>Contre-courant heat</text:p>
          </table:table-cell>
          <table:table-cell table:style-name="ce1" table:number-columns-repeated="16379"/>
        </table:table-row>
        <table:table-row table:style-name="ro1">
          <table:table-cell/>
          <table:table-cell table:number-columns-repeated="4" office:value-type="float" office:value="99.6840682414698" calcext:value-type="float">
            <text:p>99,6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9.4840682414699" calcext:value-type="float">
            <text:p>99,4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9.2840682414699" calcext:value-type="float">
            <text:p>99,2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9.0840682414698" calcext:value-type="float">
            <text:p>99,0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8.8840682414698" calcext:value-type="float">
            <text:p>98,8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8.6840682414698" calcext:value-type="float">
            <text:p>98,6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8.4840682414699" calcext:value-type="float">
            <text:p>98,4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8.2840682414699" calcext:value-type="float">
            <text:p>98,2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8.0840682414698" calcext:value-type="float">
            <text:p>98,0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7.8840682414698" calcext:value-type="float">
            <text:p>97,8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7.6840682414698" calcext:value-type="float">
            <text:p>97,6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7.4840682414699" calcext:value-type="float">
            <text:p>97,4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7.2840682414699" calcext:value-type="float">
            <text:p>97,2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7.0840682414698" calcext:value-type="float">
            <text:p>97,0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6.8840682414698" calcext:value-type="float">
            <text:p>96,8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6.6840682414698" calcext:value-type="float">
            <text:p>96,6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6.4840682414699" calcext:value-type="float">
            <text:p>96,4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6.2840682414699" calcext:value-type="float">
            <text:p>96,2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6.0840682414698" calcext:value-type="float">
            <text:p>96,0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5.8840682414698" calcext:value-type="float">
            <text:p>95,8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5.6840682414698" calcext:value-type="float">
            <text:p>95,6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5.4840682414699" calcext:value-type="float">
            <text:p>95,4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5.2840682414699" calcext:value-type="float">
            <text:p>95,2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5.0840682414698" calcext:value-type="float">
            <text:p>95,0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4.8840682414698" calcext:value-type="float">
            <text:p>94,8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4.6840682414698" calcext:value-type="float">
            <text:p>94,6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4.4840682414699" calcext:value-type="float">
            <text:p>94,4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4.2840682414699" calcext:value-type="float">
            <text:p>94,2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4.0840682414698" calcext:value-type="float">
            <text:p>94,0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3.8840682414698" calcext:value-type="float">
            <text:p>93,8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3.6840682414698" calcext:value-type="float">
            <text:p>93,6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3.4840682414699" calcext:value-type="float">
            <text:p>93,4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3.2840682414699" calcext:value-type="float">
            <text:p>93,2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3.0840682414698" calcext:value-type="float">
            <text:p>93,0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2.8840682414698" calcext:value-type="float">
            <text:p>92,8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2.6840682414698" calcext:value-type="float">
            <text:p>92,6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2.4840682414699" calcext:value-type="float">
            <text:p>92,4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2.2840682414699" calcext:value-type="float">
            <text:p>92,2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2.0840682414698" calcext:value-type="float">
            <text:p>92,0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1.8840682414698" calcext:value-type="float">
            <text:p>91,8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1.6840682414698" calcext:value-type="float">
            <text:p>91,6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1.4840682414699" calcext:value-type="float">
            <text:p>91,4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1.2840682414699" calcext:value-type="float">
            <text:p>91,2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1.0840682414698" calcext:value-type="float">
            <text:p>91,0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0.8840682414698" calcext:value-type="float">
            <text:p>90,8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0.6840682414698" calcext:value-type="float">
            <text:p>90,6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0.4840682414699" calcext:value-type="float">
            <text:p>90,4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0.2840682414699" calcext:value-type="float">
            <text:p>90,2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90.0840682414698" calcext:value-type="float">
            <text:p>90,0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9.8840682414698" calcext:value-type="float">
            <text:p>89,8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9.6840682414698" calcext:value-type="float">
            <text:p>89,6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9.4840682414699" calcext:value-type="float">
            <text:p>89,4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9.2840682414699" calcext:value-type="float">
            <text:p>89,2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9.0840682414698" calcext:value-type="float">
            <text:p>89,0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8.8840682414698" calcext:value-type="float">
            <text:p>88,8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8.6840682414698" calcext:value-type="float">
            <text:p>88,6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8.4840682414699" calcext:value-type="float">
            <text:p>88,4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8.2840682414699" calcext:value-type="float">
            <text:p>88,2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8.0840682414699" calcext:value-type="float">
            <text:p>88,0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7.8840682414698" calcext:value-type="float">
            <text:p>87,8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7.6840682414698" calcext:value-type="float">
            <text:p>87,6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7.4840682414699" calcext:value-type="float">
            <text:p>87,4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7.2840682414699" calcext:value-type="float">
            <text:p>87,2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7.0840682414699" calcext:value-type="float">
            <text:p>87,0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6.8840682414698" calcext:value-type="float">
            <text:p>86,8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6.6840682414698" calcext:value-type="float">
            <text:p>86,6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6.4840682414699" calcext:value-type="float">
            <text:p>86,4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6.2840682414699" calcext:value-type="float">
            <text:p>86,2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6.0840682414699" calcext:value-type="float">
            <text:p>86,0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5.8840682414699" calcext:value-type="float">
            <text:p>85,8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5.6840682414698" calcext:value-type="float">
            <text:p>85,6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5.4840682414699" calcext:value-type="float">
            <text:p>85,4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5.2840682414699" calcext:value-type="float">
            <text:p>85,2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5.0840682414699" calcext:value-type="float">
            <text:p>85,0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4.8840682414699" calcext:value-type="float">
            <text:p>84,8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4.6840682414698" calcext:value-type="float">
            <text:p>84,6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4.4840682414699" calcext:value-type="float">
            <text:p>84,4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4.2840682414699" calcext:value-type="float">
            <text:p>84,2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4.0840682414699" calcext:value-type="float">
            <text:p>84,0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3.8840682414699" calcext:value-type="float">
            <text:p>83,8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3.6840682414698" calcext:value-type="float">
            <text:p>83,6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3.4840682414699" calcext:value-type="float">
            <text:p>83,4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3.2840682414699" calcext:value-type="float">
            <text:p>83,2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3.0840682414699" calcext:value-type="float">
            <text:p>83,0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2.8840682414699" calcext:value-type="float">
            <text:p>82,8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2.6840682414698" calcext:value-type="float">
            <text:p>82,6840682414698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2.4840682414699" calcext:value-type="float">
            <text:p>82,4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2.2840682414699" calcext:value-type="float">
            <text:p>82,2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2.0840682414699" calcext:value-type="float">
            <text:p>82,0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1.8840682414699" calcext:value-type="float">
            <text:p>81,8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1.6840682414699" calcext:value-type="float">
            <text:p>81,6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1.4840682414699" calcext:value-type="float">
            <text:p>81,4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1.2840682414699" calcext:value-type="float">
            <text:p>81,2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1.0840682414699" calcext:value-type="float">
            <text:p>81,0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0.8840682414699" calcext:value-type="float">
            <text:p>80,8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0.6840682414699" calcext:value-type="float">
            <text:p>80,6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0.4840682414699" calcext:value-type="float">
            <text:p>80,4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0.2840682414699" calcext:value-type="float">
            <text:p>80,2840682414699</text:p>
          </table:table-cell>
          <table:table-cell table:number-columns-repeated="16379"/>
        </table:table-row>
        <table:table-row table:style-name="ro1">
          <table:table-cell/>
          <table:table-cell table:number-columns-repeated="4" office:value-type="float" office:value="80.0840682414699" calcext:value-type="float">
            <text:p>80,084068241469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9781103593763" calcext:value-type="float">
            <text:p>79,9781103593763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9495127862118" calcext:value-type="float">
            <text:p>79,949512786211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9209392708273" calcext:value-type="float">
            <text:p>79,9209392708273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8923897929843" calcext:value-type="float">
            <text:p>79,8923897929843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8638643324611" calcext:value-type="float">
            <text:p>79,8638643324611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8353628690531" calcext:value-type="float">
            <text:p>79,8353628690531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8068853825727" calcext:value-type="float">
            <text:p>79,8068853825727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7784318528491" calcext:value-type="float">
            <text:p>79,7784318528491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7500022597288" calcext:value-type="float">
            <text:p>79,750002259728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7215965830749" calcext:value-type="float">
            <text:p>79,7215965830749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6932148027678" calcext:value-type="float">
            <text:p>79,693214802767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6648568987046" calcext:value-type="float">
            <text:p>79,6648568987046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6365228507992" calcext:value-type="float">
            <text:p>79,6365228507992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6082126389827" calcext:value-type="float">
            <text:p>79,6082126389827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5799262432028" calcext:value-type="float">
            <text:p>79,579926243202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5516636434243" calcext:value-type="float">
            <text:p>79,5516636434243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5234248196287" calcext:value-type="float">
            <text:p>79,5234248196287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4952097518145" calcext:value-type="float">
            <text:p>79,4952097518145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4670184199968" calcext:value-type="float">
            <text:p>79,467018419996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4388508042076" calcext:value-type="float">
            <text:p>79,4388508042076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4107068844959" calcext:value-type="float">
            <text:p>79,4107068844959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3825866409272" calcext:value-type="float">
            <text:p>79,3825866409272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3544900535839" calcext:value-type="float">
            <text:p>79,3544900535839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3264171025651" calcext:value-type="float">
            <text:p>79,3264171025651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2983677679869" calcext:value-type="float">
            <text:p>79,2983677679869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2703420299816" calcext:value-type="float">
            <text:p>79,2703420299816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2423398686987" calcext:value-type="float">
            <text:p>79,2423398686987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2143612643042" calcext:value-type="float">
            <text:p>79,2143612643042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1864061969807" calcext:value-type="float">
            <text:p>79,1864061969807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1584746469278" calcext:value-type="float">
            <text:p>79,158474646927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1305665943614" calcext:value-type="float">
            <text:p>79,1305665943614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1026820195141" calcext:value-type="float">
            <text:p>79,1026820195141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0748209026354" calcext:value-type="float">
            <text:p>79,0748209026354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0469832239911" calcext:value-type="float">
            <text:p>79,0469832239911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0191689638638" calcext:value-type="float">
            <text:p>79,019168963863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9913781025525" calcext:value-type="float">
            <text:p>78,9913781025525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963610620373" calcext:value-type="float">
            <text:p>78,963610620373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9358664976575" calcext:value-type="float">
            <text:p>78,9358664976575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9081457147548" calcext:value-type="float">
            <text:p>78,908145714754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8804482520301" calcext:value-type="float">
            <text:p>78,8804482520301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8527740898655" calcext:value-type="float">
            <text:p>78,8527740898655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8251232086592" calcext:value-type="float">
            <text:p>78,8251232086592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7974955888261" calcext:value-type="float">
            <text:p>78,7974955888261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7698912107973" calcext:value-type="float">
            <text:p>78,7698912107973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7423100550208" calcext:value-type="float">
            <text:p>78,742310055020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7147521019608" calcext:value-type="float">
            <text:p>78,714752101960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6872173320979" calcext:value-type="float">
            <text:p>78,6872173320979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6597057259291" calcext:value-type="float">
            <text:p>78,6597057259291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632217263968" calcext:value-type="float">
            <text:p>78,63221726396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6047519267445" calcext:value-type="float">
            <text:p>78,6047519267445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5773096948047" calcext:value-type="float">
            <text:p>78,5773096948047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5498905487115" calcext:value-type="float">
            <text:p>78,5498905487115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5224944690435" calcext:value-type="float">
            <text:p>78,5224944690435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4951214363964" calcext:value-type="float">
            <text:p>78,4951214363964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4677714313815" calcext:value-type="float">
            <text:p>78,4677714313815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440444434627" calcext:value-type="float">
            <text:p>78,440444434627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4131404267769" calcext:value-type="float">
            <text:p>78,4131404267769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385859388492" calcext:value-type="float">
            <text:p>78,385859388492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3586013004489" calcext:value-type="float">
            <text:p>78,3586013004489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3313661433407" calcext:value-type="float">
            <text:p>78,3313661433407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3041538978767" calcext:value-type="float">
            <text:p>78,3041538978767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2769645447825" calcext:value-type="float">
            <text:p>78,2769645447825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2497980647996" calcext:value-type="float">
            <text:p>78,2497980647996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2226544386862" calcext:value-type="float">
            <text:p>78,2226544386862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1955336472163" calcext:value-type="float">
            <text:p>78,1955336472163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1684356711803" calcext:value-type="float">
            <text:p>78,1684356711803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1413604913846" calcext:value-type="float">
            <text:p>78,1413604913846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1143080886517" calcext:value-type="float">
            <text:p>78,1143080886517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0872784438204" calcext:value-type="float">
            <text:p>78,0872784438204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0602715377457" calcext:value-type="float">
            <text:p>78,0602715377457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0332873512983" calcext:value-type="float">
            <text:p>78,0332873512983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0063258653655" calcext:value-type="float">
            <text:p>78,0063258653655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9793870608503" calcext:value-type="float">
            <text:p>77,9793870608503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952470918672" calcext:value-type="float">
            <text:p>77,952470918672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9255774197658" calcext:value-type="float">
            <text:p>77,925577419765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898706545083" calcext:value-type="float">
            <text:p>77,898706545083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8718582755908" calcext:value-type="float">
            <text:p>77,871858275590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8450325922727" calcext:value-type="float">
            <text:p>77,8450325922727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8182294761279" calcext:value-type="float">
            <text:p>77,8182294761279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7914489081718" calcext:value-type="float">
            <text:p>77,791448908171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7646908694356" calcext:value-type="float">
            <text:p>77,7646908694356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7379553409666" calcext:value-type="float">
            <text:p>77,7379553409666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711242303828" calcext:value-type="float">
            <text:p>77,71124230382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6845517390988" calcext:value-type="float">
            <text:p>77,684551739098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6578836278742" calcext:value-type="float">
            <text:p>77,6578836278742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631237951265" calcext:value-type="float">
            <text:p>77,631237951265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604614690398" calcext:value-type="float">
            <text:p>77,60461469039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5780138264159" calcext:value-type="float">
            <text:p>77,5780138264159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5514353404774" calcext:value-type="float">
            <text:p>77,5514353404774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5248792137569" calcext:value-type="float">
            <text:p>77,5248792137569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4983454274445" calcext:value-type="float">
            <text:p>77,4983454274445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4718339627464" calcext:value-type="float">
            <text:p>77,4718339627464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4453448008844" calcext:value-type="float">
            <text:p>77,4453448008844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4188779230963" calcext:value-type="float">
            <text:p>77,4188779230963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3924333106355" calcext:value-type="float">
            <text:p>77,3924333106355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3660109447712" calcext:value-type="float">
            <text:p>77,3660109447712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3396108067884" calcext:value-type="float">
            <text:p>77,3396108067884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3132328779879" calcext:value-type="float">
            <text:p>77,3132328779879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2868771396862" calcext:value-type="float">
            <text:p>77,2868771396862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2605435732153" calcext:value-type="float">
            <text:p>77,2605435732153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2342321599233" calcext:value-type="float">
            <text:p>77,2342321599233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2079428811737" calcext:value-type="float">
            <text:p>77,2079428811737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1816757183458" calcext:value-type="float">
            <text:p>77,181675718345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1554306528344" calcext:value-type="float">
            <text:p>77,1554306528344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1292076660502" calcext:value-type="float">
            <text:p>77,1292076660502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1030067394194" calcext:value-type="float">
            <text:p>77,1030067394194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0768278543839" calcext:value-type="float">
            <text:p>77,0768278543839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050670992401" calcext:value-type="float">
            <text:p>77,050670992401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0245361349437" calcext:value-type="float">
            <text:p>77,0245361349437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9984232635009" calcext:value-type="float">
            <text:p>76,9984232635009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9723323595767" calcext:value-type="float">
            <text:p>76,9723323595767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9462634046908" calcext:value-type="float">
            <text:p>76,946263404690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9202163803785" calcext:value-type="float">
            <text:p>76,9202163803785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8941912681908" calcext:value-type="float">
            <text:p>76,894191268190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868188049694" calcext:value-type="float">
            <text:p>76,868188049694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8422067064699" calcext:value-type="float">
            <text:p>76,8422067064699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8162472201159" calcext:value-type="float">
            <text:p>76,8162472201159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7903095722449" calcext:value-type="float">
            <text:p>76,7903095722449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7643937444852" calcext:value-type="float">
            <text:p>76,7643937444852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7384997184806" calcext:value-type="float">
            <text:p>76,7384997184806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7126274758903" calcext:value-type="float">
            <text:p>76,7126274758903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686776998389" calcext:value-type="float">
            <text:p>76,686776998389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6609482676666" calcext:value-type="float">
            <text:p>76,6609482676666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6351412654288" calcext:value-type="float">
            <text:p>76,635141265428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6093559733963" calcext:value-type="float">
            <text:p>76,6093559733963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5835923733054" calcext:value-type="float">
            <text:p>76,5835923733054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5578504469076" calcext:value-type="float">
            <text:p>76,5578504469076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5321301759699" calcext:value-type="float">
            <text:p>76,5321301759699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5064315422747" calcext:value-type="float">
            <text:p>76,5064315422747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4807545276195" calcext:value-type="float">
            <text:p>76,4807545276195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4550991138173" calcext:value-type="float">
            <text:p>76,4550991138173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4294652826962" calcext:value-type="float">
            <text:p>76,4294652826962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4038530160998" calcext:value-type="float">
            <text:p>76,403853016099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378262295887" calcext:value-type="float">
            <text:p>76,378262295887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3526931039317" calcext:value-type="float">
            <text:p>76,3526931039317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3271454221232" calcext:value-type="float">
            <text:p>76,3271454221232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3016192323661" calcext:value-type="float">
            <text:p>76,3016192323661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2761145165802" calcext:value-type="float">
            <text:p>76,2761145165802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2506312567003" calcext:value-type="float">
            <text:p>76,2506312567003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2251694346767" calcext:value-type="float">
            <text:p>76,2251694346767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1997290324747" calcext:value-type="float">
            <text:p>76,1997290324747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1743100320749" calcext:value-type="float">
            <text:p>76,1743100320749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1489124154729" calcext:value-type="float">
            <text:p>76,1489124154729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1235361646795" calcext:value-type="float">
            <text:p>76,1235361646795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0981812617207" calcext:value-type="float">
            <text:p>76,0981812617207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0728476886376" calcext:value-type="float">
            <text:p>76,0728476886376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0475354274864" calcext:value-type="float">
            <text:p>76,0475354274864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0222444603384" calcext:value-type="float">
            <text:p>76,0222444603384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9969747692799" calcext:value-type="float">
            <text:p>75,9969747692799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9717263364123" calcext:value-type="float">
            <text:p>75,9717263364123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9464991438522" calcext:value-type="float">
            <text:p>75,9464991438522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921293173731" calcext:value-type="float">
            <text:p>75,921293173731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8961084081955" calcext:value-type="float">
            <text:p>75,8961084081955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8709448294071" calcext:value-type="float">
            <text:p>75,8709448294071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8458024195425" calcext:value-type="float">
            <text:p>75,8458024195425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8206811607932" calcext:value-type="float">
            <text:p>75,8206811607932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7955810353657" calcext:value-type="float">
            <text:p>75,7955810353657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7705020254818" calcext:value-type="float">
            <text:p>75,770502025481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7454441133778" calcext:value-type="float">
            <text:p>75,745444113377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7204072813051" calcext:value-type="float">
            <text:p>75,7204072813051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6953915115303" calcext:value-type="float">
            <text:p>75,6953915115303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6703967863345" calcext:value-type="float">
            <text:p>75,6703967863345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6454230880139" calcext:value-type="float">
            <text:p>75,6454230880139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6204703988796" calcext:value-type="float">
            <text:p>75,6204703988796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5955387012577" calcext:value-type="float">
            <text:p>75,5955387012577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5706279774889" calcext:value-type="float">
            <text:p>75,5706279774889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5457382099289" calcext:value-type="float">
            <text:p>75,5457382099289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5208693809482" calcext:value-type="float">
            <text:p>75,5208693809482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4960214729323" calcext:value-type="float">
            <text:p>75,4960214729323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4711944682813" calcext:value-type="float">
            <text:p>75,4711944682813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4463883494103" calcext:value-type="float">
            <text:p>75,4463883494103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4216030987489" calcext:value-type="float">
            <text:p>75,4216030987489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3968386987418" calcext:value-type="float">
            <text:p>75,396838698741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3720951318483" calcext:value-type="float">
            <text:p>75,3720951318483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3473723805425" calcext:value-type="float">
            <text:p>75,3473723805425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3226704273132" calcext:value-type="float">
            <text:p>75,3226704273132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297989254664" calcext:value-type="float">
            <text:p>75,297989254664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2733288451132" calcext:value-type="float">
            <text:p>75,2733288451132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2486891811937" calcext:value-type="float">
            <text:p>75,2486891811937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2240702454533" calcext:value-type="float">
            <text:p>75,2240702454533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1994720204543" calcext:value-type="float">
            <text:p>75,1994720204543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1748944887738" calcext:value-type="float">
            <text:p>75,174894488773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1503376330034" calcext:value-type="float">
            <text:p>75,1503376330034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1258014357495" calcext:value-type="float">
            <text:p>75,1258014357495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101285879633" calcext:value-type="float">
            <text:p>75,101285879633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0767909472896" calcext:value-type="float">
            <text:p>75,0767909472896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0523166213695" calcext:value-type="float">
            <text:p>75,0523166213695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0278628845373" calcext:value-type="float">
            <text:p>75,0278628845373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0034297194727" calcext:value-type="float">
            <text:p>75,0034297194727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9790171088694" calcext:value-type="float">
            <text:p>74,9790171088694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9546250354359" calcext:value-type="float">
            <text:p>74,9546250354359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9302534818955" calcext:value-type="float">
            <text:p>74,9302534818955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9059024309855" calcext:value-type="float">
            <text:p>74,9059024309855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8815718654582" calcext:value-type="float">
            <text:p>74,8815718654582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85726176808" calcext:value-type="float">
            <text:p>74,8572617680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8329721216323" calcext:value-type="float">
            <text:p>74,8329721216323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8087029089106" calcext:value-type="float">
            <text:p>74,8087029089106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7844541127249" calcext:value-type="float">
            <text:p>74,7844541127249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7602257158998" calcext:value-type="float">
            <text:p>74,760225715899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7360177012743" calcext:value-type="float">
            <text:p>74,7360177012743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7118300517018" calcext:value-type="float">
            <text:p>74,711830051701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6876627500501" calcext:value-type="float">
            <text:p>74,6876627500501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6635157792015" calcext:value-type="float">
            <text:p>74,6635157792015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6393891220528" calcext:value-type="float">
            <text:p>74,639389122052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6152827615148" calcext:value-type="float">
            <text:p>74,615282761514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5911966805131" calcext:value-type="float">
            <text:p>74,5911966805131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5671308619874" calcext:value-type="float">
            <text:p>74,5671308619874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5430852888919" calcext:value-type="float">
            <text:p>74,5430852888919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519059944195" calcext:value-type="float">
            <text:p>74,519059944195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4950548108796" calcext:value-type="float">
            <text:p>74,4950548108796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4710698719428" calcext:value-type="float">
            <text:p>74,471069871942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447105110396" calcext:value-type="float">
            <text:p>74,447105110396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423160509265" calcext:value-type="float">
            <text:p>74,423160509265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3992360515896" calcext:value-type="float">
            <text:p>74,3992360515896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3753317204243" calcext:value-type="float">
            <text:p>74,3753317204243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3514474988375" calcext:value-type="float">
            <text:p>74,3514474988375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327583369912" calcext:value-type="float">
            <text:p>74,327583369912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3037393167448" calcext:value-type="float">
            <text:p>74,3037393167448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2799153224472" calcext:value-type="float">
            <text:p>74,2799153224472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2561113701444" calcext:value-type="float">
            <text:p>74,2561113701444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9.8" calcext:value-type="float">
            <text:p>79,8</text:p>
          </table:table-cell>
          <table:table-cell office:value-type="float" office:value="74.0561113701444" calcext:value-type="float">
            <text:p>74,0561113701444</text:p>
          </table:table-cell>
          <table:table-cell office:value-type="float" office:value="74.2393653730828" calcext:value-type="float">
            <text:p>74,2393653730828</text:p>
          </table:table-cell>
          <table:table-cell office:value-type="float" office:value="79.9780736660676" calcext:value-type="float">
            <text:p>79,978073666067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9.6" calcext:value-type="float">
            <text:p>79,6</text:p>
          </table:table-cell>
          <table:table-cell office:value-type="float" office:value="73.8561113701445" calcext:value-type="float">
            <text:p>73,8561113701445</text:p>
          </table:table-cell>
          <table:table-cell office:value-type="float" office:value="74.1864917151791" calcext:value-type="float">
            <text:p>74,1864917151791</text:p>
          </table:table-cell>
          <table:table-cell office:value-type="float" office:value="79.9245193674748" calcext:value-type="float">
            <text:p>79,924519367474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9.4" calcext:value-type="float">
            <text:p>79,4</text:p>
          </table:table-cell>
          <table:table-cell office:value-type="float" office:value="73.6561113701445" calcext:value-type="float">
            <text:p>73,6561113701445</text:p>
          </table:table-cell>
          <table:table-cell office:value-type="float" office:value="74.1333820864972" calcext:value-type="float">
            <text:p>74,1333820864972</text:p>
          </table:table-cell>
          <table:table-cell office:value-type="float" office:value="79.8707357733125" calcext:value-type="float">
            <text:p>79,870735773312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9.2000000000001" calcext:value-type="float">
            <text:p>79,2000000000001</text:p>
          </table:table-cell>
          <table:table-cell office:value-type="float" office:value="73.4561113701445" calcext:value-type="float">
            <text:p>73,4561113701445</text:p>
          </table:table-cell>
          <table:table-cell office:value-type="float" office:value="74.0800337054468" calcext:value-type="float">
            <text:p>74,0800337054468</text:p>
          </table:table-cell>
          <table:table-cell office:value-type="float" office:value="79.8167200367692" calcext:value-type="float">
            <text:p>79,816720036769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9.0000000000001" calcext:value-type="float">
            <text:p>79,0000000000001</text:p>
          </table:table-cell>
          <table:table-cell office:value-type="float" office:value="73.2561113701445" calcext:value-type="float">
            <text:p>73,2561113701445</text:p>
          </table:table-cell>
          <table:table-cell office:value-type="float" office:value="74.0264437492402" calcext:value-type="float">
            <text:p>74,0264437492402</text:p>
          </table:table-cell>
          <table:table-cell office:value-type="float" office:value="79.7624692666655" calcext:value-type="float">
            <text:p>79,762469266665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8.8000000000001" calcext:value-type="float">
            <text:p>78,8000000000001</text:p>
          </table:table-cell>
          <table:table-cell office:value-type="float" office:value="73.0561113701445" calcext:value-type="float">
            <text:p>73,0561113701445</text:p>
          </table:table-cell>
          <table:table-cell office:value-type="float" office:value="73.9726093531385" calcext:value-type="float">
            <text:p>73,9726093531385</text:p>
          </table:table-cell>
          <table:table-cell office:value-type="float" office:value="79.7079805265912" calcext:value-type="float">
            <text:p>79,707980526591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8.6000000000001" calcext:value-type="float">
            <text:p>78,6000000000001</text:p>
          </table:table-cell>
          <table:table-cell office:value-type="float" office:value="72.8561113701445" calcext:value-type="float">
            <text:p>72,8561113701445</text:p>
          </table:table-cell>
          <table:table-cell office:value-type="float" office:value="73.9185276096806" calcext:value-type="float">
            <text:p>73,9185276096806</text:p>
          </table:table-cell>
          <table:table-cell office:value-type="float" office:value="79.6532508340229" calcext:value-type="float">
            <text:p>79,653250834022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8.4000000000001" calcext:value-type="float">
            <text:p>78,4000000000001</text:p>
          </table:table-cell>
          <table:table-cell office:value-type="float" office:value="72.6561113701445" calcext:value-type="float">
            <text:p>72,6561113701445</text:p>
          </table:table-cell>
          <table:table-cell office:value-type="float" office:value="73.8641955678967" calcext:value-type="float">
            <text:p>73,8641955678967</text:p>
          </table:table-cell>
          <table:table-cell office:value-type="float" office:value="79.5982771594206" calcext:value-type="float">
            <text:p>79,598277159420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8.2000000000001" calcext:value-type="float">
            <text:p>78,2000000000001</text:p>
          </table:table-cell>
          <table:table-cell office:value-type="float" office:value="72.4561113701445" calcext:value-type="float">
            <text:p>72,4561113701445</text:p>
          </table:table-cell>
          <table:table-cell office:value-type="float" office:value="73.8096102325036" calcext:value-type="float">
            <text:p>73,8096102325036</text:p>
          </table:table-cell>
          <table:table-cell office:value-type="float" office:value="79.543056425304" calcext:value-type="float">
            <text:p>79,54305642530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8.0000000000001" calcext:value-type="float">
            <text:p>78,0000000000001</text:p>
          </table:table-cell>
          <table:table-cell office:value-type="float" office:value="72.2561113701445" calcext:value-type="float">
            <text:p>72,2561113701445</text:p>
          </table:table-cell>
          <table:table-cell office:value-type="float" office:value="73.7547685630837" calcext:value-type="float">
            <text:p>73,7547685630837</text:p>
          </table:table-cell>
          <table:table-cell office:value-type="float" office:value="79.4875855053064" calcext:value-type="float">
            <text:p>79,487585505306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7.8000000000001" calcext:value-type="float">
            <text:p>77,8000000000001</text:p>
          </table:table-cell>
          <table:table-cell office:value-type="float" office:value="72.0561113701446" calcext:value-type="float">
            <text:p>72,0561113701446</text:p>
          </table:table-cell>
          <table:table-cell office:value-type="float" office:value="73.6996674732451" calcext:value-type="float">
            <text:p>73,6996674732451</text:p>
          </table:table-cell>
          <table:table-cell office:value-type="float" office:value="79.4318612232067" calcext:value-type="float">
            <text:p>79,431861223206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7.6000000000001" calcext:value-type="float">
            <text:p>77,6000000000001</text:p>
          </table:table-cell>
          <table:table-cell office:value-type="float" office:value="71.8561113701446" calcext:value-type="float">
            <text:p>71,8561113701446</text:p>
          </table:table-cell>
          <table:table-cell office:value-type="float" office:value="73.6443038297635" calcext:value-type="float">
            <text:p>73,6443038297635</text:p>
          </table:table-cell>
          <table:table-cell office:value-type="float" office:value="79.3758803519382" calcext:value-type="float">
            <text:p>79,375880351938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7.4000000000002" calcext:value-type="float">
            <text:p>77,4000000000002</text:p>
          </table:table-cell>
          <table:table-cell office:value-type="float" office:value="71.6561113701446" calcext:value-type="float">
            <text:p>71,6561113701446</text:p>
          </table:table-cell>
          <table:table-cell office:value-type="float" office:value="73.5886744517061" calcext:value-type="float">
            <text:p>73,5886744517061</text:p>
          </table:table-cell>
          <table:table-cell office:value-type="float" office:value="79.3196396125746" calcext:value-type="float">
            <text:p>79,319639612574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7.2000000000002" calcext:value-type="float">
            <text:p>77,2000000000002</text:p>
          </table:table-cell>
          <table:table-cell office:value-type="float" office:value="71.4561113701446" calcext:value-type="float">
            <text:p>71,4561113701446</text:p>
          </table:table-cell>
          <table:table-cell office:value-type="float" office:value="73.5327761095352" calcext:value-type="float">
            <text:p>73,5327761095352</text:p>
          </table:table-cell>
          <table:table-cell office:value-type="float" office:value="79.2631356732916" calcext:value-type="float">
            <text:p>79,263135673291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7.0000000000002" calcext:value-type="float">
            <text:p>77,0000000000002</text:p>
          </table:table-cell>
          <table:table-cell office:value-type="float" office:value="71.2561113701446" calcext:value-type="float">
            <text:p>71,2561113701446</text:p>
          </table:table-cell>
          <table:table-cell office:value-type="float" office:value="73.4766055241925" calcext:value-type="float">
            <text:p>73,4766055241925</text:p>
          </table:table-cell>
          <table:table-cell office:value-type="float" office:value="79.2063651483028" calcext:value-type="float">
            <text:p>79,206365148302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6.8000000000002" calcext:value-type="float">
            <text:p>76,8000000000002</text:p>
          </table:table-cell>
          <table:table-cell office:value-type="float" office:value="71.0561113701446" calcext:value-type="float">
            <text:p>71,0561113701446</text:p>
          </table:table-cell>
          <table:table-cell office:value-type="float" office:value="73.4201593661636" calcext:value-type="float">
            <text:p>73,4201593661636</text:p>
          </table:table-cell>
          <table:table-cell office:value-type="float" office:value="79.1493245967723" calcext:value-type="float">
            <text:p>79,149324596772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6.6000000000002" calcext:value-type="float">
            <text:p>76,6000000000002</text:p>
          </table:table-cell>
          <table:table-cell office:value-type="float" office:value="70.8561113701446" calcext:value-type="float">
            <text:p>70,8561113701446</text:p>
          </table:table-cell>
          <table:table-cell office:value-type="float" office:value="73.3634342545204" calcext:value-type="float">
            <text:p>73,3634342545204</text:p>
          </table:table-cell>
          <table:table-cell office:value-type="float" office:value="79.0920105216986" calcext:value-type="float">
            <text:p>79,092010521698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6.4000000000002" calcext:value-type="float">
            <text:p>76,4000000000002</text:p>
          </table:table-cell>
          <table:table-cell office:value-type="float" office:value="70.6561113701446" calcext:value-type="float">
            <text:p>70,6561113701446</text:p>
          </table:table-cell>
          <table:table-cell office:value-type="float" office:value="73.3064267559441" calcext:value-type="float">
            <text:p>73,3064267559441</text:p>
          </table:table-cell>
          <table:table-cell office:value-type="float" office:value="79.0344193687735" calcext:value-type="float">
            <text:p>79,034419368773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6.2000000000002" calcext:value-type="float">
            <text:p>76,2000000000002</text:p>
          </table:table-cell>
          <table:table-cell office:value-type="float" office:value="70.4561113701446" calcext:value-type="float">
            <text:p>70,4561113701446</text:p>
          </table:table-cell>
          <table:table-cell office:value-type="float" office:value="73.2491333837248" calcext:value-type="float">
            <text:p>73,2491333837248</text:p>
          </table:table-cell>
          <table:table-cell office:value-type="float" office:value="78.9765475252127" calcext:value-type="float">
            <text:p>78,976547525212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6.0000000000002" calcext:value-type="float">
            <text:p>76,0000000000002</text:p>
          </table:table-cell>
          <table:table-cell office:value-type="float" office:value="70.2561113701447" calcext:value-type="float">
            <text:p>70,2561113701447</text:p>
          </table:table-cell>
          <table:table-cell office:value-type="float" office:value="73.1915505967396" calcext:value-type="float">
            <text:p>73,1915505967396</text:p>
          </table:table-cell>
          <table:table-cell office:value-type="float" office:value="78.9183913185578" calcext:value-type="float">
            <text:p>78,918391318557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5.8000000000002" calcext:value-type="float">
            <text:p>75,8000000000002</text:p>
          </table:table-cell>
          <table:table-cell office:value-type="float" office:value="70.0561113701447" calcext:value-type="float">
            <text:p>70,0561113701447</text:p>
          </table:table-cell>
          <table:table-cell office:value-type="float" office:value="73.1336747984074" calcext:value-type="float">
            <text:p>73,1336747984074</text:p>
          </table:table-cell>
          <table:table-cell office:value-type="float" office:value="78.8599470154493" calcext:value-type="float">
            <text:p>78,859947015449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5.6000000000003" calcext:value-type="float">
            <text:p>75,6000000000003</text:p>
          </table:table-cell>
          <table:table-cell office:value-type="float" office:value="69.8561113701447" calcext:value-type="float">
            <text:p>69,8561113701447</text:p>
          </table:table-cell>
          <table:table-cell office:value-type="float" office:value="73.0755023356206" calcext:value-type="float">
            <text:p>73,0755023356206</text:p>
          </table:table-cell>
          <table:table-cell office:value-type="float" office:value="78.8012108203702" calcext:value-type="float">
            <text:p>78,801210820370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5.4000000000003" calcext:value-type="float">
            <text:p>75,4000000000003</text:p>
          </table:table-cell>
          <table:table-cell/>
          <table:table-cell office:value-type="float" office:value="73.0170294976523" calcext:value-type="float">
            <text:p>73,0170294976523</text:p>
          </table:table-cell>
          <table:table-cell office:value-type="float" office:value="78.742178874357" calcext:value-type="float">
            <text:p>78,74217887435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5.2000000000003" calcext:value-type="float">
            <text:p>75,2000000000003</text:p>
          </table:table-cell>
          <table:table-cell/>
          <table:table-cell office:value-type="float" office:value="72.958252515039" calcext:value-type="float">
            <text:p>72,958252515039</text:p>
          </table:table-cell>
          <table:table-cell office:value-type="float" office:value="78.6828472536811" calcext:value-type="float">
            <text:p>78,682847253681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5.0000000000003" calcext:value-type="float">
            <text:p>75,0000000000003</text:p>
          </table:table-cell>
          <table:table-cell/>
          <table:table-cell office:value-type="float" office:value="72.899167558438" calcext:value-type="float">
            <text:p>72,899167558438</text:p>
          </table:table-cell>
          <table:table-cell office:value-type="float" office:value="78.6232119684965" calcext:value-type="float">
            <text:p>78,623211968496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4.8000000000003" calcext:value-type="float">
            <text:p>74,8000000000003</text:p>
          </table:table-cell>
          <table:table-cell/>
          <table:table-cell office:value-type="float" office:value="72.8397707374592" calcext:value-type="float">
            <text:p>72,8397707374592</text:p>
          </table:table-cell>
          <table:table-cell office:value-type="float" office:value="78.5632689614533" calcext:value-type="float">
            <text:p>78,563268961453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4.6000000000003" calcext:value-type="float">
            <text:p>74,6000000000003</text:p>
          </table:table-cell>
          <table:table-cell/>
          <table:table-cell office:value-type="float" office:value="72.780058099469" calcext:value-type="float">
            <text:p>72,780058099469</text:p>
          </table:table-cell>
          <table:table-cell office:value-type="float" office:value="78.5030141062778" calcext:value-type="float">
            <text:p>78,503014106277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4.4000000000003" calcext:value-type="float">
            <text:p>74,4000000000003</text:p>
          </table:table-cell>
          <table:table-cell/>
          <table:table-cell office:value-type="float" office:value="72.7200256283689" calcext:value-type="float">
            <text:p>72,7200256283689</text:p>
          </table:table-cell>
          <table:table-cell office:value-type="float" office:value="78.4424432063169" calcext:value-type="float">
            <text:p>78,442443206316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4.2000000000003" calcext:value-type="float">
            <text:p>74,2000000000003</text:p>
          </table:table-cell>
          <table:table-cell/>
          <table:table-cell office:value-type="float" office:value="72.6596692433442" calcext:value-type="float">
            <text:p>72,6596692433442</text:p>
          </table:table-cell>
          <table:table-cell office:value-type="float" office:value="78.3815519930453" calcext:value-type="float">
            <text:p>78,381551993045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4.0000000000003" calcext:value-type="float">
            <text:p>74,0000000000003</text:p>
          </table:table-cell>
          <table:table-cell/>
          <table:table-cell office:value-type="float" office:value="72.5989847975849" calcext:value-type="float">
            <text:p>72,5989847975849</text:p>
          </table:table-cell>
          <table:table-cell office:value-type="float" office:value="78.3203361245355" calcext:value-type="float">
            <text:p>78,320336124535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3.8000000000004" calcext:value-type="float">
            <text:p>73,8000000000004</text:p>
          </table:table-cell>
          <table:table-cell/>
          <table:table-cell office:value-type="float" office:value="72.5379680769775" calcext:value-type="float">
            <text:p>72,5379680769775</text:p>
          </table:table-cell>
          <table:table-cell office:value-type="float" office:value="78.2587911838893" calcext:value-type="float">
            <text:p>78,258791183889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3.6000000000004" calcext:value-type="float">
            <text:p>73,6000000000004</text:p>
          </table:table-cell>
          <table:table-cell/>
          <table:table-cell office:value-type="float" office:value="72.4766147987658" calcext:value-type="float">
            <text:p>72,4766147987658</text:p>
          </table:table-cell>
          <table:table-cell office:value-type="float" office:value="78.1969126776295" calcext:value-type="float">
            <text:p>78,196912677629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3.4000000000004" calcext:value-type="float">
            <text:p>73,4000000000004</text:p>
          </table:table-cell>
          <table:table-cell/>
          <table:table-cell office:value-type="float" office:value="72.414920610181" calcext:value-type="float">
            <text:p>72,414920610181</text:p>
          </table:table-cell>
          <table:table-cell office:value-type="float" office:value="78.1346960340497" calcext:value-type="float">
            <text:p>78,134696034049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3.2000000000004" calcext:value-type="float">
            <text:p>73,2000000000004</text:p>
          </table:table-cell>
          <table:table-cell/>
          <table:table-cell office:value-type="float" office:value="72.3528810870405" calcext:value-type="float">
            <text:p>72,3528810870405</text:p>
          </table:table-cell>
          <table:table-cell office:value-type="float" office:value="78.0721366015234" calcext:value-type="float">
            <text:p>78,072136601523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3.0000000000004" calcext:value-type="float">
            <text:p>73,0000000000004</text:p>
          </table:table-cell>
          <table:table-cell/>
          <table:table-cell office:value-type="float" office:value="72.2904917323134" calcext:value-type="float">
            <text:p>72,2904917323134</text:p>
          </table:table-cell>
          <table:table-cell office:value-type="float" office:value="78.0092296467686" calcext:value-type="float">
            <text:p>78,009229646768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2.8000000000004" calcext:value-type="float">
            <text:p>72,8000000000004</text:p>
          </table:table-cell>
          <table:table-cell/>
          <table:table-cell office:value-type="float" office:value="72.2277479746529" calcext:value-type="float">
            <text:p>72,2277479746529</text:p>
          </table:table-cell>
          <table:table-cell office:value-type="float" office:value="77.9459703530682" calcext:value-type="float">
            <text:p>77,945970353068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2.6000000000004" calcext:value-type="float">
            <text:p>72,6000000000004</text:p>
          </table:table-cell>
          <table:table-cell/>
          <table:table-cell office:value-type="float" office:value="72.1646451668946" calcext:value-type="float">
            <text:p>72,1646451668946</text:p>
          </table:table-cell>
          <table:table-cell office:value-type="float" office:value="77.8823538184437" calcext:value-type="float">
            <text:p>77,882353818443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2.4000000000004" calcext:value-type="float">
            <text:p>72,4000000000004</text:p>
          </table:table-cell>
          <table:table-cell/>
          <table:table-cell office:value-type="float" office:value="72.1011785845192" calcext:value-type="float">
            <text:p>72,1011785845192</text:p>
          </table:table-cell>
          <table:table-cell office:value-type="float" office:value="77.8183750537829" calcext:value-type="float">
            <text:p>77,818375053782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2.2000000000004" calcext:value-type="float">
            <text:p>72,2000000000004</text:p>
          </table:table-cell>
          <table:table-cell/>
          <table:table-cell office:value-type="float" office:value="72.0373434240797" calcext:value-type="float">
            <text:p>72,0373434240797</text:p>
          </table:table-cell>
          <table:table-cell office:value-type="float" office:value="77.7540289809172" calcext:value-type="float">
            <text:p>77,754028980917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2.0000000000005" calcext:value-type="float">
            <text:p>72,0000000000005</text:p>
          </table:table-cell>
          <table:table-cell/>
          <table:table-cell office:value-type="float" office:value="71.973134801591" calcext:value-type="float">
            <text:p>71,973134801591</text:p>
          </table:table-cell>
          <table:table-cell office:value-type="float" office:value="77.6893104306498" calcext:value-type="float">
            <text:p>77,689310430649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1.8000000000005" calcext:value-type="float">
            <text:p>71,8000000000005</text:p>
          </table:table-cell>
          <table:table-cell/>
          <table:table-cell office:value-type="float" office:value="71.9085477508816" calcext:value-type="float">
            <text:p>71,9085477508816</text:p>
          </table:table-cell>
          <table:table-cell office:value-type="float" office:value="77.6242141407318" calcext:value-type="float">
            <text:p>77,624214140731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1.6000000000005" calcext:value-type="float">
            <text:p>71,6000000000005</text:p>
          </table:table-cell>
          <table:table-cell/>
          <table:table-cell office:value-type="float" office:value="71.8435772219068" calcext:value-type="float">
            <text:p>71,8435772219068</text:p>
          </table:table-cell>
          <table:table-cell office:value-type="float" office:value="77.5587347537843" calcext:value-type="float">
            <text:p>77,558734753784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1.4000000000005" calcext:value-type="float">
            <text:p>71,4000000000005</text:p>
          </table:table-cell>
          <table:table-cell/>
          <table:table-cell office:value-type="float" office:value="71.7782180790217" calcext:value-type="float">
            <text:p>71,7782180790217</text:p>
          </table:table-cell>
          <table:table-cell office:value-type="float" office:value="77.4928668151673" calcext:value-type="float">
            <text:p>77,492866815167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1.2000000000005" calcext:value-type="float">
            <text:p>71,2000000000005</text:p>
          </table:table-cell>
          <table:table-cell/>
          <table:table-cell office:value-type="float" office:value="71.712465099213" calcext:value-type="float">
            <text:p>71,712465099213</text:p>
          </table:table-cell>
          <table:table-cell office:value-type="float" office:value="77.4266047707895" calcext:value-type="float">
            <text:p>77,426604770789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1.0000000000005" calcext:value-type="float">
            <text:p>71,0000000000005</text:p>
          </table:table-cell>
          <table:table-cell/>
          <table:table-cell office:value-type="float" office:value="71.6463129702888" calcext:value-type="float">
            <text:p>71,6463129702888</text:p>
          </table:table-cell>
          <table:table-cell office:value-type="float" office:value="77.3599429648629" calcext:value-type="float">
            <text:p>77,359942964862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0.8000000000005" calcext:value-type="float">
            <text:p>70,8000000000005</text:p>
          </table:table-cell>
          <table:table-cell/>
          <table:table-cell office:value-type="float" office:value="71.5797562890255" calcext:value-type="float">
            <text:p>71,5797562890255</text:p>
          </table:table-cell>
          <table:table-cell office:value-type="float" office:value="77.292875637594" calcext:value-type="float">
            <text:p>77,29287563759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0.6000000000005" calcext:value-type="float">
            <text:p>70,6000000000005</text:p>
          </table:table-cell>
          <table:table-cell/>
          <table:table-cell office:value-type="float" office:value="71.5127895592702" calcext:value-type="float">
            <text:p>71,5127895592702</text:p>
          </table:table-cell>
          <table:table-cell office:value-type="float" office:value="77.2253969228158" calcext:value-type="float">
            <text:p>77,225396922815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0.4000000000006" calcext:value-type="float">
            <text:p>70,4000000000006</text:p>
          </table:table-cell>
          <table:table-cell/>
          <table:table-cell office:value-type="float" office:value="71.4454071899977" calcext:value-type="float">
            <text:p>71,4454071899977</text:p>
          </table:table-cell>
          <table:table-cell office:value-type="float" office:value="77.1575008455546" calcext:value-type="float">
            <text:p>77,157500845554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0.2000000000006" calcext:value-type="float">
            <text:p>70,2000000000006</text:p>
          </table:table-cell>
          <table:table-cell/>
          <table:table-cell office:value-type="float" office:value="71.3776034933213" calcext:value-type="float">
            <text:p>71,3776034933213</text:p>
          </table:table-cell>
          <table:table-cell office:value-type="float" office:value="77.0891813195312" calcext:value-type="float">
            <text:p>77,089181319531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0.0000000000006" calcext:value-type="float">
            <text:p>70,0000000000006</text:p>
          </table:table-cell>
          <table:table-cell/>
          <table:table-cell office:value-type="float" office:value="71.3093726824547" calcext:value-type="float">
            <text:p>71,3093726824547</text:p>
          </table:table-cell>
          <table:table-cell office:value-type="float" office:value="77.0204321445945" calcext:value-type="float">
            <text:p>77,020432144594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9.8000000000006" calcext:value-type="float">
            <text:p>69,8000000000006</text:p>
          </table:table-cell>
          <table:table-cell/>
          <table:table-cell office:value-type="float" office:value="71.2407088696266" calcext:value-type="float">
            <text:p>71,2407088696266</text:p>
          </table:table-cell>
          <table:table-cell office:value-type="float" office:value="76.951247004085" calcext:value-type="float">
            <text:p>76,951247004085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71.1716060639431" calcext:value-type="float">
            <text:p>71,1716060639431</text:p>
          </table:table-cell>
          <table:table-cell office:value-type="float" office:value="76.8816194621268" calcext:value-type="float">
            <text:p>76,8816194621268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71.1020581691998" calcext:value-type="float">
            <text:p>71,1020581691998</text:p>
          </table:table-cell>
          <table:table-cell office:value-type="float" office:value="76.8115429608441" calcext:value-type="float">
            <text:p>76,8115429608441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71.0320589816409" calcext:value-type="float">
            <text:p>71,0320589816409</text:p>
          </table:table-cell>
          <table:table-cell office:value-type="float" office:value="76.7410108175021" calcext:value-type="float">
            <text:p>76,7410108175021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70.961602187663" calcext:value-type="float">
            <text:p>70,961602187663</text:p>
          </table:table-cell>
          <table:table-cell office:value-type="float" office:value="76.6700162215687" calcext:value-type="float">
            <text:p>76,6700162215687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70.8906813614641" calcext:value-type="float">
            <text:p>70,8906813614641</text:p>
          </table:table-cell>
          <table:table-cell office:value-type="float" office:value="76.5985522316941" calcext:value-type="float">
            <text:p>76,5985522316941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70.8192899626354" calcext:value-type="float">
            <text:p>70,8192899626354</text:p>
          </table:table-cell>
          <table:table-cell office:value-type="float" office:value="76.5266117726067" calcext:value-type="float">
            <text:p>76,5266117726067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70.7474213336943" calcext:value-type="float">
            <text:p>70,7474213336943</text:p>
          </table:table-cell>
          <table:table-cell office:value-type="float" office:value="76.4541876319223" calcext:value-type="float">
            <text:p>76,4541876319223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70.6750686975569" calcext:value-type="float">
            <text:p>70,6750686975569</text:p>
          </table:table-cell>
          <table:table-cell office:value-type="float" office:value="76.3812724568634" calcext:value-type="float">
            <text:p>76,3812724568634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70.6022251549499" calcext:value-type="float">
            <text:p>70,6022251549499</text:p>
          </table:table-cell>
          <table:table-cell office:value-type="float" office:value="76.307858750887" calcext:value-type="float">
            <text:p>76,307858750887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70.5288836817584" calcext:value-type="float">
            <text:p>70,5288836817584</text:p>
          </table:table-cell>
          <table:table-cell office:value-type="float" office:value="76.2339388702155" calcext:value-type="float">
            <text:p>76,2339388702155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70.4550371263091" calcext:value-type="float">
            <text:p>70,4550371263091</text:p>
          </table:table-cell>
          <table:table-cell office:value-type="float" office:value="76.1595050202707" calcext:value-type="float">
            <text:p>76,1595050202707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70.3806782065873" calcext:value-type="float">
            <text:p>70,3806782065873</text:p>
          </table:table-cell>
          <table:table-cell office:value-type="float" office:value="76.084549252006" calcext:value-type="float">
            <text:p>76,084549252006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70.305799507386" calcext:value-type="float">
            <text:p>70,305799507386</text:p>
          </table:table-cell>
          <table:table-cell office:value-type="float" office:value="76.0090634581328" calcext:value-type="float">
            <text:p>76,0090634581328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70.230393477384" calcext:value-type="float">
            <text:p>70,230393477384</text:p>
          </table:table-cell>
          <table:table-cell office:value-type="float" office:value="75.93303936924" calcext:value-type="float">
            <text:p>75,93303936924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70.1544524261544" calcext:value-type="float">
            <text:p>70,1544524261544</text:p>
          </table:table-cell>
          <table:table-cell office:value-type="float" office:value="75.8564685498011" calcext:value-type="float">
            <text:p>75,8564685498011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70.0779685210976" calcext:value-type="float">
            <text:p>70,0779685210976</text:p>
          </table:table-cell>
          <table:table-cell office:value-type="float" office:value="75.7793423940662" calcext:value-type="float">
            <text:p>75,7793423940662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70.0009337843013" calcext:value-type="float">
            <text:p>70,0009337843013</text:p>
          </table:table-cell>
          <table:table-cell office:value-type="float" office:value="75.7016521218346" calcext:value-type="float">
            <text:p>75,7016521218346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69.9233400893215" calcext:value-type="float">
            <text:p>69,9233400893215</text:p>
          </table:table-cell>
          <table:table-cell office:value-type="float" office:value="75.6233887741054" calcext:value-type="float">
            <text:p>75,623388774105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5.5445432085996" calcext:value-type="float">
            <text:p>75,544543208599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5.465106095153" calcext:value-type="float">
            <text:p>75,46510609515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5.3850679109717" calcext:value-type="float">
            <text:p>75,385067910971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5.3044189357494" calcext:value-type="float">
            <text:p>75,304418935749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5.2231492466391" calcext:value-type="float">
            <text:p>75,223149246639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5.1412487130762" calcext:value-type="float">
            <text:p>75,141248713076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5.0587069914467" calcext:value-type="float">
            <text:p>75,058706991446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4.9755135195969" calcext:value-type="float">
            <text:p>74,975513519596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4.8916575111782" calcext:value-type="float">
            <text:p>74,891657511178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4.8071279498211" calcext:value-type="float">
            <text:p>74,807127949821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4.7219135831347" calcext:value-type="float">
            <text:p>74,721913583134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4.6360029165238" calcext:value-type="float">
            <text:p>74,636002916523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4.549384206818" calcext:value-type="float">
            <text:p>74,54938420681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4.4620454557079" calcext:value-type="float">
            <text:p>74,462045455707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4.3739744029799" calcext:value-type="float">
            <text:p>74,373974402979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4.2851585195443" calcext:value-type="float">
            <text:p>74,285158519544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4.195585000249" calcext:value-type="float">
            <text:p>74,19558500024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4.1052407564724" calcext:value-type="float">
            <text:p>74,105240756472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4.0141124084872" calcext:value-type="float">
            <text:p>74,014112408487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3.9221862775878" calcext:value-type="float">
            <text:p>73,922186277587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3.8294483779736" calcext:value-type="float">
            <text:p>73,829448377973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3.73588440838" calcext:value-type="float">
            <text:p>73,7358844083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3.641479743448" calcext:value-type="float">
            <text:p>73,64147974344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3.546219424825" calcext:value-type="float">
            <text:p>73,54621942482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3.450088151986" calcext:value-type="float">
            <text:p>73,45008815198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3.3530702727675" calcext:value-type="float">
            <text:p>73,353070272767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3.2551497736041" calcext:value-type="float">
            <text:p>73,255149773604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3.1563102694575" calcext:value-type="float">
            <text:p>73,156310269457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3.056534993428" calcext:value-type="float">
            <text:p>73,05653499342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2.9558067860385" calcext:value-type="float">
            <text:p>72,955806786038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2.8541080841795" calcext:value-type="float">
            <text:p>72,854108084179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2.7514209097048" calcext:value-type="float">
            <text:p>72,751420909704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2.647726857666" calcext:value-type="float">
            <text:p>72,64772685766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2.5430070841746" calcext:value-type="float">
            <text:p>72,543007084174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2.437242293879" calcext:value-type="float">
            <text:p>72,43724229387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2.3304127270461" calcext:value-type="float">
            <text:p>72,330412727046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2.2224981462319" calcext:value-type="float">
            <text:p>72,222498146231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2.1134778225324" calcext:value-type="float">
            <text:p>72,113477822532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2.0033305213971" calcext:value-type="float">
            <text:p>72,003330521397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1.8920344879966" calcext:value-type="float">
            <text:p>71,892034487996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1.7795674321276" calcext:value-type="float">
            <text:p>71,779567432127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1.6659065126426" calcext:value-type="float">
            <text:p>71,665906512642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1.5510283213915" calcext:value-type="float">
            <text:p>71,551028321391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1.4349088666594" calcext:value-type="float">
            <text:p>71,434908866659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1.3175235560888" calcext:value-type="float">
            <text:p>71,317523556088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1.1988471790705" calcext:value-type="float">
            <text:p>71,198847179070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1.0788538885893" calcext:value-type="float">
            <text:p>71,078853888589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0.9575171825129" calcext:value-type="float">
            <text:p>70,957517182512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0.8348098843068" calcext:value-type="float">
            <text:p>70,834809884306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0.7107041231655" calcext:value-type="float">
            <text:p>70,710704123165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0.5851713135442" calcext:value-type="float">
            <text:p>70,585171313544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0.4581821340802" calcext:value-type="float">
            <text:p>70,458182134080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0.329706505891" calcext:value-type="float">
            <text:p>70,32970650589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0.1997135702403" calcext:value-type="float">
            <text:p>70,199713570240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0.0681716655581" calcext:value-type="float">
            <text:p>70,068171665558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9.9350483038104" calcext:value-type="float">
            <text:p>69,9350483038104</text:p>
          </table:table-cell>
          <table:table-cell table:number-columns-repeated="16379"/>
        </table:table-row>
      </table:table>
      <table:table table:name="Sheet1" table:style-name="ta1">
        <table:shapes>
          <draw:frame draw:z-index="0" draw:style-name="gr1" draw:text-style-name="P1" svg:width="31.368cm" svg:height="19.99cm" svg:x="31.148cm" svg:y="3.27cm">
            <draw:object draw:notify-on-update-of-ranges="Sheet1.B8:Sheet1.B8 Sheet1.B9:Sheet1.B54 Sheet1.C8:Sheet1.C8 Sheet1.C9:Sheet1.C54 Sheet1.D8:Sheet1.D8 Sheet1.D9:Sheet1.D54 Sheet1.E8:Sheet1.E8 Sheet1.E9:Sheet1.E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7"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Contre-courant volume variable heating</text:p>
          </table:table-cell>
          <table:table-cell table:style-name="ce1" office:value-type="string" calcext:value-type="string">
            <text:p>Contre-courant volume variable no heating</text:p>
          </table:table-cell>
          <table:table-cell table:style-name="ce1" office:value-type="string" calcext:value-type="string">
            <text:p>Immersion volume fixe no heating</text:p>
          </table:table-cell>
          <table:table-cell office:value-type="string" calcext:value-type="string">
            <text:p>Immersion volume fixe heating</text:p>
          </table:table-cell>
        </table:table-row>
        <table:table-row table:style-name="ro1">
          <table:table-cell/>
          <table:table-cell table:number-columns-repeated="4" office:value-type="float" office:value="99.6840682414698" calcext:value-type="float">
            <text:p>99,6840682414698</text:p>
          </table:table-cell>
        </table:table-row>
        <table:table-row table:style-name="ro1">
          <table:table-cell/>
          <table:table-cell table:number-columns-repeated="4" office:value-type="float" office:value="97.6840682414698" calcext:value-type="float">
            <text:p>97,6840682414698</text:p>
          </table:table-cell>
        </table:table-row>
        <table:table-row table:style-name="ro1">
          <table:table-cell/>
          <table:table-cell table:number-columns-repeated="4" office:value-type="float" office:value="95.6840682414698" calcext:value-type="float">
            <text:p>95,6840682414698</text:p>
          </table:table-cell>
        </table:table-row>
        <table:table-row table:style-name="ro1">
          <table:table-cell/>
          <table:table-cell table:number-columns-repeated="4" office:value-type="float" office:value="93.6840682414698" calcext:value-type="float">
            <text:p>93,6840682414698</text:p>
          </table:table-cell>
        </table:table-row>
        <table:table-row table:style-name="ro1">
          <table:table-cell/>
          <table:table-cell table:number-columns-repeated="4" office:value-type="float" office:value="91.6840682414698" calcext:value-type="float">
            <text:p>91,6840682414698</text:p>
          </table:table-cell>
        </table:table-row>
        <table:table-row table:style-name="ro1">
          <table:table-cell/>
          <table:table-cell table:number-columns-repeated="4" office:value-type="float" office:value="89.6840682414698" calcext:value-type="float">
            <text:p>89,6840682414698</text:p>
          </table:table-cell>
        </table:table-row>
        <table:table-row table:style-name="ro1">
          <table:table-cell/>
          <table:table-cell table:number-columns-repeated="4" office:value-type="float" office:value="87.6840682414698" calcext:value-type="float">
            <text:p>87,6840682414698</text:p>
          </table:table-cell>
        </table:table-row>
        <table:table-row table:style-name="ro1">
          <table:table-cell/>
          <table:table-cell table:number-columns-repeated="4" office:value-type="float" office:value="85.6840682414698" calcext:value-type="float">
            <text:p>85,6840682414698</text:p>
          </table:table-cell>
        </table:table-row>
        <table:table-row table:style-name="ro1">
          <table:table-cell/>
          <table:table-cell table:number-columns-repeated="4" office:value-type="float" office:value="83.6840682414698" calcext:value-type="float">
            <text:p>83,6840682414698</text:p>
          </table:table-cell>
        </table:table-row>
        <table:table-row table:style-name="ro1">
          <table:table-cell/>
          <table:table-cell table:number-columns-repeated="4" office:value-type="float" office:value="81.6840682414698" calcext:value-type="float">
            <text:p>81,6840682414698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9495127862118" calcext:value-type="float">
            <text:p>79,949512786211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6648568987046" calcext:value-type="float">
            <text:p>79,664856898704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3825866409272" calcext:value-type="float">
            <text:p>79,382586640927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.1026820195141" calcext:value-type="float">
            <text:p>79,102682019514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8251232086592" calcext:value-type="float">
            <text:p>78,825123208659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5498905487115" calcext:value-type="float">
            <text:p>78,549890548711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2769645447824" calcext:value-type="float">
            <text:p>78,276964544782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.0063258653655" calcext:value-type="float">
            <text:p>78,006325865365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7379553409666" calcext:value-type="float">
            <text:p>77,737955340966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4718339627464" calcext:value-type="float">
            <text:p>77,47183396274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7.2079428811737" calcext:value-type="float">
            <text:p>77,207942881173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9462634046908" calcext:value-type="float">
            <text:p>76,946263404690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686776998389" calcext:value-type="float">
            <text:p>76,68677699838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4294652826962" calcext:value-type="float">
            <text:p>76,429465282696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6.1743100320749" calcext:value-type="float">
            <text:p>76,174310032074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9212931737311" calcext:value-type="float">
            <text:p>75,92129317373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6703967863345" calcext:value-type="float">
            <text:p>75,670396786334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421603098749" calcext:value-type="float">
            <text:p>75,42160309874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5.1748944887738" calcext:value-type="float">
            <text:p>75,174894488773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9302534818955" calcext:value-type="float">
            <text:p>74,930253481895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6876627500502" calcext:value-type="float">
            <text:p>74,687662750050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4.447105110396" calcext:value-type="float">
            <text:p>74,44710511039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79.950302200358" calcext:value-type="float">
            <text:p>79,950302200358</text:p>
          </table:table-cell>
          <table:table-cell office:value-type="float" office:value="74.4062607652692" calcext:value-type="float">
            <text:p>74,4062607652692</text:p>
          </table:table-cell>
          <table:table-cell office:value-type="float" office:value="72.447105110396" calcext:value-type="float">
            <text:p>72,44710511039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9.4016732587092" calcext:value-type="float">
            <text:p>79,4016732587092</text:p>
          </table:table-cell>
          <table:table-cell office:value-type="float" office:value="73.8634878404754" calcext:value-type="float">
            <text:p>73,8634878404754</text:p>
          </table:table-cell>
          <table:table-cell office:value-type="float" office:value="70.447105110396" calcext:value-type="float">
            <text:p>70,44710511039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78.8270201843366" calcext:value-type="float">
            <text:p>78,8270201843366</text:p>
          </table:table-cell>
          <table:table-cell office:value-type="float" office:value="73.2940918566868" calcext:value-type="float">
            <text:p>73,2940918566868</text:p>
          </table:table-cell>
          <table:table-cell office:value-type="float" office:value="68.447105110396" calcext:value-type="float">
            <text:p>68,44710511039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8.2227449124708" calcext:value-type="float">
            <text:p>78,2227449124708</text:p>
          </table:table-cell>
          <table:table-cell office:value-type="float" office:value="72.694590661272" calcext:value-type="float">
            <text:p>72,694590661272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7.5845961511915" calcext:value-type="float">
            <text:p>77,5845961511915</text:p>
          </table:table-cell>
          <table:table-cell office:value-type="float" office:value="72.0609071897397" calcext:value-type="float">
            <text:p>72,0609071897397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76.9075159576549" calcext:value-type="float">
            <text:p>76,9075159576549</text:p>
          </table:table-cell>
          <table:table-cell office:value-type="float" office:value="71.3882402664756" calcext:value-type="float">
            <text:p>71,38824026647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.1854418364807" calcext:value-type="float">
            <text:p>76,1854418364807</text:p>
          </table:table-cell>
          <table:table-cell office:value-type="float" office:value="70.6709017679125" calcext:value-type="float">
            <text:p>70,67090176791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.4110490146554" calcext:value-type="float">
            <text:p>75,4110490146554</text:p>
          </table:table-cell>
          <table:table-cell office:value-type="float" office:value="69.902110294398" calcext:value-type="float">
            <text:p>69,9021102943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.5754114811307" calcext:value-type="float">
            <text:p>74,57541148113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.6675517165146" calcext:value-type="float">
            <text:p>73,66755171651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.6738367294286" calcext:value-type="float">
            <text:p>72,673836729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.5771608582101" calcext:value-type="float">
            <text:p>71,5771608582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.3558330669712" calcext:value-type="float">
            <text:p>70,35583306697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.9820602926596" calcext:value-type="float">
            <text:p>68,982060292659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07:26:26.490370387</meta:creation-date>
    <dc:date>2023-03-19T09:08:26.741870725</dc:date>
    <meta:editing-duration>PT1H42M</meta:editing-duration>
    <meta:editing-cycles>1</meta:editing-cycles>
    <meta:document-statistic meta:table-count="2" meta:cell-count="1709" meta:object-count="2"/>
    <meta:generator>LibreOffice/7.4.5.1$Linux_X86_64 LibreOffice_project/4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7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369cm" svg:height="19.991cm" xlink:href=".." xlink:type="simple" chart:class="chart:line" chart:style-name="ch1">
        <chart:legend chart:legend-position="end" svg:x="23.569cm" svg:y="8.949cm" style:legend-expansion="high" chart:style-name="ch2"/>
        <chart:plot-area chart:style-name="ch3" table:cell-range-address="Sheet1.B8:Sheet1.E54" chart:data-source-has-labels="row" svg:x="0.627cm" svg:y="0.399cm" svg:width="22.315cm" svg:height="19.193cm">
          <chart:coordinate-region svg:x="1.248cm" svg:y="0.399cm" svg:width="21.507cm" svg:height="18.5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9:Sheet1.B54" chart:label-cell-address="Sheet1.B8:Sheet1.B8" chart:class="chart:line">
            <chart:data-point chart:repeated="46"/>
          </chart:series>
          <chart:series chart:style-name="ch8" chart:values-cell-range-address="Sheet1.C9:Sheet1.C54" chart:label-cell-address="Sheet1.C8:Sheet1.C8" chart:class="chart:line">
            <chart:data-point chart:repeated="46"/>
          </chart:series>
          <chart:series chart:style-name="ch9" chart:values-cell-range-address="Sheet1.D9:Sheet1.D54" chart:label-cell-address="Sheet1.D8:Sheet1.D8" chart:class="chart:line">
            <chart:data-point chart:repeated="46"/>
          </chart:series>
          <chart:series chart:style-name="ch10" chart:values-cell-range-address="Sheet1.E9:Sheet1.E54" chart:label-cell-address="Sheet1.E8:Sheet1.E8" chart:class="chart:line"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re-courant volume variable heating</text:p>
                <draw:g>
                  <svg:desc>Sheet1.B8:Sheet1.B8</svg:desc>
                </draw:g>
              </table:table-cell>
              <table:table-cell office:value-type="string">
                <text:p>Contre-courant volume variable no heating</text:p>
                <draw:g>
                  <svg:desc>Sheet1.C8:Sheet1.C8</svg:desc>
                </draw:g>
              </table:table-cell>
              <table:table-cell office:value-type="string">
                <text:p>Immersion volume fixe no heating</text:p>
                <draw:g>
                  <svg:desc>Sheet1.D8:Sheet1.D8</svg:desc>
                </draw:g>
              </table:table-cell>
              <table:table-cell office:value-type="string">
                <text:p>Immersion volume fixe heating</text:p>
                <draw:g>
                  <svg:desc>Sheet1.E8:Sheet1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6840682414698">
                <text:p>99.6840682414698</text:p>
                <draw:g>
                  <svg:desc>Sheet1.B9:Sheet1.B54</svg:desc>
                </draw:g>
              </table:table-cell>
              <table:table-cell office:value-type="float" office:value="99.6840682414698">
                <text:p>99.6840682414698</text:p>
                <draw:g>
                  <svg:desc>Sheet1.C9:Sheet1.C54</svg:desc>
                </draw:g>
              </table:table-cell>
              <table:table-cell office:value-type="float" office:value="99.6840682414698">
                <text:p>99.6840682414698</text:p>
                <draw:g>
                  <svg:desc>Sheet1.D9:Sheet1.D54</svg:desc>
                </draw:g>
              </table:table-cell>
              <table:table-cell office:value-type="float" office:value="99.6840682414698">
                <text:p>99.6840682414698</text:p>
                <draw:g>
                  <svg:desc>Sheet1.E9:Sheet1.E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.6840682414698">
                <text:p>97.6840682414698</text:p>
              </table:table-cell>
              <table:table-cell office:value-type="float" office:value="97.6840682414698">
                <text:p>97.6840682414698</text:p>
              </table:table-cell>
              <table:table-cell office:value-type="float" office:value="97.6840682414698">
                <text:p>97.6840682414698</text:p>
              </table:table-cell>
              <table:table-cell office:value-type="float" office:value="97.6840682414698">
                <text:p>97.68406824146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.6840682414698">
                <text:p>95.6840682414698</text:p>
              </table:table-cell>
              <table:table-cell office:value-type="float" office:value="95.6840682414698">
                <text:p>95.6840682414698</text:p>
              </table:table-cell>
              <table:table-cell office:value-type="float" office:value="95.6840682414698">
                <text:p>95.6840682414698</text:p>
              </table:table-cell>
              <table:table-cell office:value-type="float" office:value="95.6840682414698">
                <text:p>95.6840682414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.6840682414698">
                <text:p>93.6840682414698</text:p>
              </table:table-cell>
              <table:table-cell office:value-type="float" office:value="93.6840682414698">
                <text:p>93.6840682414698</text:p>
              </table:table-cell>
              <table:table-cell office:value-type="float" office:value="93.6840682414698">
                <text:p>93.6840682414698</text:p>
              </table:table-cell>
              <table:table-cell office:value-type="float" office:value="93.6840682414698">
                <text:p>93.6840682414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.6840682414698">
                <text:p>91.6840682414698</text:p>
              </table:table-cell>
              <table:table-cell office:value-type="float" office:value="91.6840682414698">
                <text:p>91.6840682414698</text:p>
              </table:table-cell>
              <table:table-cell office:value-type="float" office:value="91.6840682414698">
                <text:p>91.6840682414698</text:p>
              </table:table-cell>
              <table:table-cell office:value-type="float" office:value="91.6840682414698">
                <text:p>91.6840682414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.6840682414698">
                <text:p>89.6840682414698</text:p>
              </table:table-cell>
              <table:table-cell office:value-type="float" office:value="89.6840682414698">
                <text:p>89.6840682414698</text:p>
              </table:table-cell>
              <table:table-cell office:value-type="float" office:value="89.6840682414698">
                <text:p>89.6840682414698</text:p>
              </table:table-cell>
              <table:table-cell office:value-type="float" office:value="89.6840682414698">
                <text:p>89.68406824146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.6840682414698">
                <text:p>87.6840682414698</text:p>
              </table:table-cell>
              <table:table-cell office:value-type="float" office:value="87.6840682414698">
                <text:p>87.6840682414698</text:p>
              </table:table-cell>
              <table:table-cell office:value-type="float" office:value="87.6840682414698">
                <text:p>87.6840682414698</text:p>
              </table:table-cell>
              <table:table-cell office:value-type="float" office:value="87.6840682414698">
                <text:p>87.6840682414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.6840682414698">
                <text:p>85.6840682414698</text:p>
              </table:table-cell>
              <table:table-cell office:value-type="float" office:value="85.6840682414698">
                <text:p>85.6840682414698</text:p>
              </table:table-cell>
              <table:table-cell office:value-type="float" office:value="85.6840682414698">
                <text:p>85.6840682414698</text:p>
              </table:table-cell>
              <table:table-cell office:value-type="float" office:value="85.6840682414698">
                <text:p>85.6840682414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.6840682414698">
                <text:p>83.6840682414698</text:p>
              </table:table-cell>
              <table:table-cell office:value-type="float" office:value="83.6840682414698">
                <text:p>83.6840682414698</text:p>
              </table:table-cell>
              <table:table-cell office:value-type="float" office:value="83.6840682414698">
                <text:p>83.6840682414698</text:p>
              </table:table-cell>
              <table:table-cell office:value-type="float" office:value="83.6840682414698">
                <text:p>83.6840682414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.6840682414698">
                <text:p>81.6840682414698</text:p>
              </table:table-cell>
              <table:table-cell office:value-type="float" office:value="81.6840682414698">
                <text:p>81.6840682414698</text:p>
              </table:table-cell>
              <table:table-cell office:value-type="float" office:value="81.6840682414698">
                <text:p>81.6840682414698</text:p>
              </table:table-cell>
              <table:table-cell office:value-type="float" office:value="81.6840682414698">
                <text:p>81.6840682414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79.9495127862118">
                <text:p>79.9495127862118</text:p>
              </table:table-cell>
              <table:table-cell office:value-type="float" office:value="79.9495127862118">
                <text:p>79.949512786211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79.6648568987046">
                <text:p>79.6648568987046</text:p>
              </table:table-cell>
              <table:table-cell office:value-type="float" office:value="79.6648568987046">
                <text:p>79.66485689870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79.3825866409272">
                <text:p>79.3825866409272</text:p>
              </table:table-cell>
              <table:table-cell office:value-type="float" office:value="79.3825866409272">
                <text:p>79.38258664092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">
                <text:p>80</text:p>
              </table:table-cell>
              <table:table-cell office:value-type="float" office:value="79.1026820195141">
                <text:p>79.1026820195141</text:p>
              </table:table-cell>
              <table:table-cell office:value-type="float" office:value="79.1026820195141">
                <text:p>79.102682019514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78.8251232086592">
                <text:p>78.8251232086592</text:p>
              </table:table-cell>
              <table:table-cell office:value-type="float" office:value="78.8251232086592">
                <text:p>78.825123208659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78.5498905487115">
                <text:p>78.5498905487115</text:p>
              </table:table-cell>
              <table:table-cell office:value-type="float" office:value="78.5498905487115">
                <text:p>78.54989054871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78.2769645447824">
                <text:p>78.2769645447824</text:p>
              </table:table-cell>
              <table:table-cell office:value-type="float" office:value="78.2769645447824">
                <text:p>78.27696454478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78.0063258653655">
                <text:p>78.0063258653655</text:p>
              </table:table-cell>
              <table:table-cell office:value-type="float" office:value="78.0063258653655">
                <text:p>78.00632586536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77.7379553409666">
                <text:p>77.7379553409666</text:p>
              </table:table-cell>
              <table:table-cell office:value-type="float" office:value="77.7379553409666">
                <text:p>77.737955340966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77.4718339627464">
                <text:p>77.4718339627464</text:p>
              </table:table-cell>
              <table:table-cell office:value-type="float" office:value="77.4718339627464">
                <text:p>77.47183396274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77.2079428811737">
                <text:p>77.2079428811737</text:p>
              </table:table-cell>
              <table:table-cell office:value-type="float" office:value="77.2079428811737">
                <text:p>77.20794288117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">
                <text:p>80</text:p>
              </table:table-cell>
              <table:table-cell office:value-type="float" office:value="76.9462634046908">
                <text:p>76.9462634046908</text:p>
              </table:table-cell>
              <table:table-cell office:value-type="float" office:value="76.9462634046908">
                <text:p>76.94626340469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76.686776998389">
                <text:p>76.686776998389</text:p>
              </table:table-cell>
              <table:table-cell office:value-type="float" office:value="76.686776998389">
                <text:p>76.68677699838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76.4294652826962">
                <text:p>76.4294652826962</text:p>
              </table:table-cell>
              <table:table-cell office:value-type="float" office:value="76.4294652826962">
                <text:p>76.42946528269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76.1743100320749">
                <text:p>76.1743100320749</text:p>
              </table:table-cell>
              <table:table-cell office:value-type="float" office:value="76.1743100320749">
                <text:p>76.17431003207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75.9212931737311">
                <text:p>75.9212931737311</text:p>
              </table:table-cell>
              <table:table-cell office:value-type="float" office:value="75.9212931737311">
                <text:p>75.92129317373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">
                <text:p>80</text:p>
              </table:table-cell>
              <table:table-cell office:value-type="float" office:value="75.6703967863345">
                <text:p>75.6703967863345</text:p>
              </table:table-cell>
              <table:table-cell office:value-type="float" office:value="75.6703967863345">
                <text:p>75.67039678633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75.421603098749">
                <text:p>75.421603098749</text:p>
              </table:table-cell>
              <table:table-cell office:value-type="float" office:value="75.421603098749">
                <text:p>75.4216030987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75.1748944887738">
                <text:p>75.1748944887738</text:p>
              </table:table-cell>
              <table:table-cell office:value-type="float" office:value="75.1748944887738">
                <text:p>75.17489448877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74.9302534818955">
                <text:p>74.9302534818955</text:p>
              </table:table-cell>
              <table:table-cell office:value-type="float" office:value="74.9302534818955">
                <text:p>74.93025348189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74.6876627500502">
                <text:p>74.6876627500502</text:p>
              </table:table-cell>
              <table:table-cell office:value-type="float" office:value="74.6876627500502">
                <text:p>74.687662750050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">
                <text:p>80</text:p>
              </table:table-cell>
              <table:table-cell office:value-type="float" office:value="74.447105110396">
                <text:p>74.447105110396</text:p>
              </table:table-cell>
              <table:table-cell office:value-type="float" office:value="74.447105110396">
                <text:p>74.44710511039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9.950302200358">
                <text:p>79.950302200358</text:p>
              </table:table-cell>
              <table:table-cell office:value-type="float" office:value="74.4062607652692">
                <text:p>74.4062607652692</text:p>
              </table:table-cell>
              <table:table-cell office:value-type="float" office:value="72.447105110396">
                <text:p>72.44710511039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.4016732587092">
                <text:p>79.4016732587092</text:p>
              </table:table-cell>
              <table:table-cell office:value-type="float" office:value="73.8634878404754">
                <text:p>73.8634878404754</text:p>
              </table:table-cell>
              <table:table-cell office:value-type="float" office:value="70.447105110396">
                <text:p>70.44710511039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.8270201843366">
                <text:p>78.8270201843366</text:p>
              </table:table-cell>
              <table:table-cell office:value-type="float" office:value="73.2940918566868">
                <text:p>73.2940918566868</text:p>
              </table:table-cell>
              <table:table-cell office:value-type="float" office:value="68.447105110396">
                <text:p>68.4471051103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.2227449124708">
                <text:p>78.2227449124708</text:p>
              </table:table-cell>
              <table:table-cell office:value-type="float" office:value="72.694590661272">
                <text:p>72.694590661272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7.5845961511915">
                <text:p>77.5845961511915</text:p>
              </table:table-cell>
              <table:table-cell office:value-type="float" office:value="72.0609071897397">
                <text:p>72.0609071897397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.9075159576549">
                <text:p>76.9075159576549</text:p>
              </table:table-cell>
              <table:table-cell office:value-type="float" office:value="71.3882402664756">
                <text:p>71.3882402664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.1854418364807">
                <text:p>76.1854418364807</text:p>
              </table:table-cell>
              <table:table-cell office:value-type="float" office:value="70.6709017679125">
                <text:p>70.670901767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.4110490146554">
                <text:p>75.4110490146554</text:p>
              </table:table-cell>
              <table:table-cell office:value-type="float" office:value="69.902110294398">
                <text:p>69.902110294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4.5754114811307">
                <text:p>74.575411481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.6675517165146">
                <text:p>73.6675517165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2.6738367294286">
                <text:p>72.673836729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1.5771608582101">
                <text:p>71.577160858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.3558330669712">
                <text:p>70.3558330669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8.9820602926596">
                <text:p>68.9820602926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9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163cm" svg:height="24.841cm" xlink:href=".." xlink:type="simple" chart:class="chart:line" chart:style-name="ch1">
        <chart:legend chart:legend-position="end" svg:x="39.326cm" svg:y="11.374cm" style:legend-expansion="high" chart:style-name="ch2"/>
        <chart:plot-area chart:style-name="ch3" table:cell-range-address="Sheet2.B2:Sheet2.E446" chart:data-source-has-labels="row" svg:x="0.883cm" svg:y="0.496cm" svg:width="37.56cm" svg:height="23.849cm">
          <chart:coordinate-region svg:x="1.504cm" svg:y="0.496cm" svg:width="36.939cm" svg:height="22.9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3:Sheet2.B446" chart:label-cell-address="Sheet2.B2:Sheet2.B2" chart:class="chart:line">
            <chart:data-point chart:repeated="444"/>
          </chart:series>
          <chart:series chart:style-name="ch8" chart:values-cell-range-address="Sheet2.C3:Sheet2.C446" chart:label-cell-address="Sheet2.C2:Sheet2.C2" chart:class="chart:line">
            <chart:data-point chart:repeated="444"/>
          </chart:series>
          <chart:series chart:style-name="ch9" chart:values-cell-range-address="Sheet2.D3:Sheet2.D446" chart:label-cell-address="Sheet2.D2:Sheet2.D2" chart:class="chart:line">
            <chart:data-point chart:repeated="444"/>
          </chart:series>
          <chart:series chart:style-name="ch10" chart:values-cell-range-address="Sheet2.E3:Sheet2.E446" chart:label-cell-address="Sheet2.E2:Sheet2.E2" chart:class="chart:line">
            <chart:data-point chart:repeated="44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mersion heat</text:p>
                <draw:g>
                  <svg:desc>Sheet2.B2:Sheet2.B2</svg:desc>
                </draw:g>
              </table:table-cell>
              <table:table-cell office:value-type="string">
                <text:p>Immersion no heat</text:p>
                <draw:g>
                  <svg:desc>Sheet2.C2:Sheet2.C2</svg:desc>
                </draw:g>
              </table:table-cell>
              <table:table-cell office:value-type="string">
                <text:p>Contre-courant no heat</text:p>
                <draw:g>
                  <svg:desc>Sheet2.D2:Sheet2.D2</svg:desc>
                </draw:g>
              </table:table-cell>
              <table:table-cell office:value-type="string">
                <text:p>Contre-courant heat</text:p>
                <draw:g>
                  <svg:desc>Sheet2.E2:Sheet2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6840682414698">
                <text:p>99.6840682414698</text:p>
                <draw:g>
                  <svg:desc>Sheet2.B3:Sheet2.B446</svg:desc>
                </draw:g>
              </table:table-cell>
              <table:table-cell office:value-type="float" office:value="99.6840682414698">
                <text:p>99.6840682414698</text:p>
                <draw:g>
                  <svg:desc>Sheet2.C3:Sheet2.C446</svg:desc>
                </draw:g>
              </table:table-cell>
              <table:table-cell office:value-type="float" office:value="99.6840682414698">
                <text:p>99.6840682414698</text:p>
                <draw:g>
                  <svg:desc>Sheet2.D3:Sheet2.D446</svg:desc>
                </draw:g>
              </table:table-cell>
              <table:table-cell office:value-type="float" office:value="99.6840682414698">
                <text:p>99.6840682414698</text:p>
                <draw:g>
                  <svg:desc>Sheet2.E3:Sheet2.E4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4840682414699">
                <text:p>99.4840682414699</text:p>
              </table:table-cell>
              <table:table-cell office:value-type="float" office:value="99.4840682414699">
                <text:p>99.4840682414699</text:p>
              </table:table-cell>
              <table:table-cell office:value-type="float" office:value="99.4840682414699">
                <text:p>99.4840682414699</text:p>
              </table:table-cell>
              <table:table-cell office:value-type="float" office:value="99.4840682414699">
                <text:p>99.48406824146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2840682414699">
                <text:p>99.2840682414699</text:p>
              </table:table-cell>
              <table:table-cell office:value-type="float" office:value="99.2840682414699">
                <text:p>99.2840682414699</text:p>
              </table:table-cell>
              <table:table-cell office:value-type="float" office:value="99.2840682414699">
                <text:p>99.2840682414699</text:p>
              </table:table-cell>
              <table:table-cell office:value-type="float" office:value="99.2840682414699">
                <text:p>99.2840682414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0840682414698">
                <text:p>99.0840682414698</text:p>
              </table:table-cell>
              <table:table-cell office:value-type="float" office:value="99.0840682414698">
                <text:p>99.0840682414698</text:p>
              </table:table-cell>
              <table:table-cell office:value-type="float" office:value="99.0840682414698">
                <text:p>99.0840682414698</text:p>
              </table:table-cell>
              <table:table-cell office:value-type="float" office:value="99.0840682414698">
                <text:p>99.0840682414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.8840682414698">
                <text:p>98.8840682414698</text:p>
              </table:table-cell>
              <table:table-cell office:value-type="float" office:value="98.8840682414698">
                <text:p>98.8840682414698</text:p>
              </table:table-cell>
              <table:table-cell office:value-type="float" office:value="98.8840682414698">
                <text:p>98.8840682414698</text:p>
              </table:table-cell>
              <table:table-cell office:value-type="float" office:value="98.8840682414698">
                <text:p>98.8840682414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.6840682414698">
                <text:p>98.6840682414698</text:p>
              </table:table-cell>
              <table:table-cell office:value-type="float" office:value="98.6840682414698">
                <text:p>98.6840682414698</text:p>
              </table:table-cell>
              <table:table-cell office:value-type="float" office:value="98.6840682414698">
                <text:p>98.6840682414698</text:p>
              </table:table-cell>
              <table:table-cell office:value-type="float" office:value="98.6840682414698">
                <text:p>98.68406824146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.4840682414699">
                <text:p>98.4840682414699</text:p>
              </table:table-cell>
              <table:table-cell office:value-type="float" office:value="98.4840682414699">
                <text:p>98.4840682414699</text:p>
              </table:table-cell>
              <table:table-cell office:value-type="float" office:value="98.4840682414699">
                <text:p>98.4840682414699</text:p>
              </table:table-cell>
              <table:table-cell office:value-type="float" office:value="98.4840682414699">
                <text:p>98.48406824146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.2840682414699">
                <text:p>98.2840682414699</text:p>
              </table:table-cell>
              <table:table-cell office:value-type="float" office:value="98.2840682414699">
                <text:p>98.2840682414699</text:p>
              </table:table-cell>
              <table:table-cell office:value-type="float" office:value="98.2840682414699">
                <text:p>98.2840682414699</text:p>
              </table:table-cell>
              <table:table-cell office:value-type="float" office:value="98.2840682414699">
                <text:p>98.28406824146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.0840682414698">
                <text:p>98.0840682414698</text:p>
              </table:table-cell>
              <table:table-cell office:value-type="float" office:value="98.0840682414698">
                <text:p>98.0840682414698</text:p>
              </table:table-cell>
              <table:table-cell office:value-type="float" office:value="98.0840682414698">
                <text:p>98.0840682414698</text:p>
              </table:table-cell>
              <table:table-cell office:value-type="float" office:value="98.0840682414698">
                <text:p>98.0840682414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.8840682414698">
                <text:p>97.8840682414698</text:p>
              </table:table-cell>
              <table:table-cell office:value-type="float" office:value="97.8840682414698">
                <text:p>97.8840682414698</text:p>
              </table:table-cell>
              <table:table-cell office:value-type="float" office:value="97.8840682414698">
                <text:p>97.8840682414698</text:p>
              </table:table-cell>
              <table:table-cell office:value-type="float" office:value="97.8840682414698">
                <text:p>97.8840682414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.6840682414698">
                <text:p>97.6840682414698</text:p>
              </table:table-cell>
              <table:table-cell office:value-type="float" office:value="97.6840682414698">
                <text:p>97.6840682414698</text:p>
              </table:table-cell>
              <table:table-cell office:value-type="float" office:value="97.6840682414698">
                <text:p>97.6840682414698</text:p>
              </table:table-cell>
              <table:table-cell office:value-type="float" office:value="97.6840682414698">
                <text:p>97.68406824146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7.4840682414699">
                <text:p>97.4840682414699</text:p>
              </table:table-cell>
              <table:table-cell office:value-type="float" office:value="97.4840682414699">
                <text:p>97.4840682414699</text:p>
              </table:table-cell>
              <table:table-cell office:value-type="float" office:value="97.4840682414699">
                <text:p>97.4840682414699</text:p>
              </table:table-cell>
              <table:table-cell office:value-type="float" office:value="97.4840682414699">
                <text:p>97.48406824146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.2840682414699">
                <text:p>97.2840682414699</text:p>
              </table:table-cell>
              <table:table-cell office:value-type="float" office:value="97.2840682414699">
                <text:p>97.2840682414699</text:p>
              </table:table-cell>
              <table:table-cell office:value-type="float" office:value="97.2840682414699">
                <text:p>97.2840682414699</text:p>
              </table:table-cell>
              <table:table-cell office:value-type="float" office:value="97.2840682414699">
                <text:p>97.28406824146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.0840682414698">
                <text:p>97.0840682414698</text:p>
              </table:table-cell>
              <table:table-cell office:value-type="float" office:value="97.0840682414698">
                <text:p>97.0840682414698</text:p>
              </table:table-cell>
              <table:table-cell office:value-type="float" office:value="97.0840682414698">
                <text:p>97.0840682414698</text:p>
              </table:table-cell>
              <table:table-cell office:value-type="float" office:value="97.0840682414698">
                <text:p>97.08406824146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.8840682414698">
                <text:p>96.8840682414698</text:p>
              </table:table-cell>
              <table:table-cell office:value-type="float" office:value="96.8840682414698">
                <text:p>96.8840682414698</text:p>
              </table:table-cell>
              <table:table-cell office:value-type="float" office:value="96.8840682414698">
                <text:p>96.8840682414698</text:p>
              </table:table-cell>
              <table:table-cell office:value-type="float" office:value="96.8840682414698">
                <text:p>96.88406824146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.6840682414698">
                <text:p>96.6840682414698</text:p>
              </table:table-cell>
              <table:table-cell office:value-type="float" office:value="96.6840682414698">
                <text:p>96.6840682414698</text:p>
              </table:table-cell>
              <table:table-cell office:value-type="float" office:value="96.6840682414698">
                <text:p>96.6840682414698</text:p>
              </table:table-cell>
              <table:table-cell office:value-type="float" office:value="96.6840682414698">
                <text:p>96.6840682414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.4840682414699">
                <text:p>96.4840682414699</text:p>
              </table:table-cell>
              <table:table-cell office:value-type="float" office:value="96.4840682414699">
                <text:p>96.4840682414699</text:p>
              </table:table-cell>
              <table:table-cell office:value-type="float" office:value="96.4840682414699">
                <text:p>96.4840682414699</text:p>
              </table:table-cell>
              <table:table-cell office:value-type="float" office:value="96.4840682414699">
                <text:p>96.48406824146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6.2840682414699">
                <text:p>96.2840682414699</text:p>
              </table:table-cell>
              <table:table-cell office:value-type="float" office:value="96.2840682414699">
                <text:p>96.2840682414699</text:p>
              </table:table-cell>
              <table:table-cell office:value-type="float" office:value="96.2840682414699">
                <text:p>96.2840682414699</text:p>
              </table:table-cell>
              <table:table-cell office:value-type="float" office:value="96.2840682414699">
                <text:p>96.28406824146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.0840682414698">
                <text:p>96.0840682414698</text:p>
              </table:table-cell>
              <table:table-cell office:value-type="float" office:value="96.0840682414698">
                <text:p>96.0840682414698</text:p>
              </table:table-cell>
              <table:table-cell office:value-type="float" office:value="96.0840682414698">
                <text:p>96.0840682414698</text:p>
              </table:table-cell>
              <table:table-cell office:value-type="float" office:value="96.0840682414698">
                <text:p>96.08406824146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.8840682414698">
                <text:p>95.8840682414698</text:p>
              </table:table-cell>
              <table:table-cell office:value-type="float" office:value="95.8840682414698">
                <text:p>95.8840682414698</text:p>
              </table:table-cell>
              <table:table-cell office:value-type="float" office:value="95.8840682414698">
                <text:p>95.8840682414698</text:p>
              </table:table-cell>
              <table:table-cell office:value-type="float" office:value="95.8840682414698">
                <text:p>95.88406824146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.6840682414698">
                <text:p>95.6840682414698</text:p>
              </table:table-cell>
              <table:table-cell office:value-type="float" office:value="95.6840682414698">
                <text:p>95.6840682414698</text:p>
              </table:table-cell>
              <table:table-cell office:value-type="float" office:value="95.6840682414698">
                <text:p>95.6840682414698</text:p>
              </table:table-cell>
              <table:table-cell office:value-type="float" office:value="95.6840682414698">
                <text:p>95.68406824146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.4840682414699">
                <text:p>95.4840682414699</text:p>
              </table:table-cell>
              <table:table-cell office:value-type="float" office:value="95.4840682414699">
                <text:p>95.4840682414699</text:p>
              </table:table-cell>
              <table:table-cell office:value-type="float" office:value="95.4840682414699">
                <text:p>95.4840682414699</text:p>
              </table:table-cell>
              <table:table-cell office:value-type="float" office:value="95.4840682414699">
                <text:p>95.4840682414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5.2840682414699">
                <text:p>95.2840682414699</text:p>
              </table:table-cell>
              <table:table-cell office:value-type="float" office:value="95.2840682414699">
                <text:p>95.2840682414699</text:p>
              </table:table-cell>
              <table:table-cell office:value-type="float" office:value="95.2840682414699">
                <text:p>95.2840682414699</text:p>
              </table:table-cell>
              <table:table-cell office:value-type="float" office:value="95.2840682414699">
                <text:p>95.28406824146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.0840682414698">
                <text:p>95.0840682414698</text:p>
              </table:table-cell>
              <table:table-cell office:value-type="float" office:value="95.0840682414698">
                <text:p>95.0840682414698</text:p>
              </table:table-cell>
              <table:table-cell office:value-type="float" office:value="95.0840682414698">
                <text:p>95.0840682414698</text:p>
              </table:table-cell>
              <table:table-cell office:value-type="float" office:value="95.0840682414698">
                <text:p>95.08406824146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4.8840682414698">
                <text:p>94.8840682414698</text:p>
              </table:table-cell>
              <table:table-cell office:value-type="float" office:value="94.8840682414698">
                <text:p>94.8840682414698</text:p>
              </table:table-cell>
              <table:table-cell office:value-type="float" office:value="94.8840682414698">
                <text:p>94.8840682414698</text:p>
              </table:table-cell>
              <table:table-cell office:value-type="float" office:value="94.8840682414698">
                <text:p>94.88406824146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4.6840682414698">
                <text:p>94.6840682414698</text:p>
              </table:table-cell>
              <table:table-cell office:value-type="float" office:value="94.6840682414698">
                <text:p>94.6840682414698</text:p>
              </table:table-cell>
              <table:table-cell office:value-type="float" office:value="94.6840682414698">
                <text:p>94.6840682414698</text:p>
              </table:table-cell>
              <table:table-cell office:value-type="float" office:value="94.6840682414698">
                <text:p>94.68406824146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4.4840682414699">
                <text:p>94.4840682414699</text:p>
              </table:table-cell>
              <table:table-cell office:value-type="float" office:value="94.4840682414699">
                <text:p>94.4840682414699</text:p>
              </table:table-cell>
              <table:table-cell office:value-type="float" office:value="94.4840682414699">
                <text:p>94.4840682414699</text:p>
              </table:table-cell>
              <table:table-cell office:value-type="float" office:value="94.4840682414699">
                <text:p>94.48406824146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.2840682414699">
                <text:p>94.2840682414699</text:p>
              </table:table-cell>
              <table:table-cell office:value-type="float" office:value="94.2840682414699">
                <text:p>94.2840682414699</text:p>
              </table:table-cell>
              <table:table-cell office:value-type="float" office:value="94.2840682414699">
                <text:p>94.2840682414699</text:p>
              </table:table-cell>
              <table:table-cell office:value-type="float" office:value="94.2840682414699">
                <text:p>94.28406824146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4.0840682414698">
                <text:p>94.0840682414698</text:p>
              </table:table-cell>
              <table:table-cell office:value-type="float" office:value="94.0840682414698">
                <text:p>94.0840682414698</text:p>
              </table:table-cell>
              <table:table-cell office:value-type="float" office:value="94.0840682414698">
                <text:p>94.0840682414698</text:p>
              </table:table-cell>
              <table:table-cell office:value-type="float" office:value="94.0840682414698">
                <text:p>94.08406824146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3.8840682414698">
                <text:p>93.8840682414698</text:p>
              </table:table-cell>
              <table:table-cell office:value-type="float" office:value="93.8840682414698">
                <text:p>93.8840682414698</text:p>
              </table:table-cell>
              <table:table-cell office:value-type="float" office:value="93.8840682414698">
                <text:p>93.8840682414698</text:p>
              </table:table-cell>
              <table:table-cell office:value-type="float" office:value="93.8840682414698">
                <text:p>93.88406824146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6840682414698">
                <text:p>93.6840682414698</text:p>
              </table:table-cell>
              <table:table-cell office:value-type="float" office:value="93.6840682414698">
                <text:p>93.6840682414698</text:p>
              </table:table-cell>
              <table:table-cell office:value-type="float" office:value="93.6840682414698">
                <text:p>93.6840682414698</text:p>
              </table:table-cell>
              <table:table-cell office:value-type="float" office:value="93.6840682414698">
                <text:p>93.68406824146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.4840682414699">
                <text:p>93.4840682414699</text:p>
              </table:table-cell>
              <table:table-cell office:value-type="float" office:value="93.4840682414699">
                <text:p>93.4840682414699</text:p>
              </table:table-cell>
              <table:table-cell office:value-type="float" office:value="93.4840682414699">
                <text:p>93.4840682414699</text:p>
              </table:table-cell>
              <table:table-cell office:value-type="float" office:value="93.4840682414699">
                <text:p>93.48406824146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3.2840682414699">
                <text:p>93.2840682414699</text:p>
              </table:table-cell>
              <table:table-cell office:value-type="float" office:value="93.2840682414699">
                <text:p>93.2840682414699</text:p>
              </table:table-cell>
              <table:table-cell office:value-type="float" office:value="93.2840682414699">
                <text:p>93.2840682414699</text:p>
              </table:table-cell>
              <table:table-cell office:value-type="float" office:value="93.2840682414699">
                <text:p>93.28406824146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3.0840682414698">
                <text:p>93.0840682414698</text:p>
              </table:table-cell>
              <table:table-cell office:value-type="float" office:value="93.0840682414698">
                <text:p>93.0840682414698</text:p>
              </table:table-cell>
              <table:table-cell office:value-type="float" office:value="93.0840682414698">
                <text:p>93.0840682414698</text:p>
              </table:table-cell>
              <table:table-cell office:value-type="float" office:value="93.0840682414698">
                <text:p>93.08406824146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.8840682414698">
                <text:p>92.8840682414698</text:p>
              </table:table-cell>
              <table:table-cell office:value-type="float" office:value="92.8840682414698">
                <text:p>92.8840682414698</text:p>
              </table:table-cell>
              <table:table-cell office:value-type="float" office:value="92.8840682414698">
                <text:p>92.8840682414698</text:p>
              </table:table-cell>
              <table:table-cell office:value-type="float" office:value="92.8840682414698">
                <text:p>92.88406824146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.6840682414698">
                <text:p>92.6840682414698</text:p>
              </table:table-cell>
              <table:table-cell office:value-type="float" office:value="92.6840682414698">
                <text:p>92.6840682414698</text:p>
              </table:table-cell>
              <table:table-cell office:value-type="float" office:value="92.6840682414698">
                <text:p>92.6840682414698</text:p>
              </table:table-cell>
              <table:table-cell office:value-type="float" office:value="92.6840682414698">
                <text:p>92.68406824146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.4840682414699">
                <text:p>92.4840682414699</text:p>
              </table:table-cell>
              <table:table-cell office:value-type="float" office:value="92.4840682414699">
                <text:p>92.4840682414699</text:p>
              </table:table-cell>
              <table:table-cell office:value-type="float" office:value="92.4840682414699">
                <text:p>92.4840682414699</text:p>
              </table:table-cell>
              <table:table-cell office:value-type="float" office:value="92.4840682414699">
                <text:p>92.48406824146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.2840682414699">
                <text:p>92.2840682414699</text:p>
              </table:table-cell>
              <table:table-cell office:value-type="float" office:value="92.2840682414699">
                <text:p>92.2840682414699</text:p>
              </table:table-cell>
              <table:table-cell office:value-type="float" office:value="92.2840682414699">
                <text:p>92.2840682414699</text:p>
              </table:table-cell>
              <table:table-cell office:value-type="float" office:value="92.2840682414699">
                <text:p>92.28406824146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2.0840682414698">
                <text:p>92.0840682414698</text:p>
              </table:table-cell>
              <table:table-cell office:value-type="float" office:value="92.0840682414698">
                <text:p>92.0840682414698</text:p>
              </table:table-cell>
              <table:table-cell office:value-type="float" office:value="92.0840682414698">
                <text:p>92.0840682414698</text:p>
              </table:table-cell>
              <table:table-cell office:value-type="float" office:value="92.0840682414698">
                <text:p>92.08406824146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1.8840682414698">
                <text:p>91.8840682414698</text:p>
              </table:table-cell>
              <table:table-cell office:value-type="float" office:value="91.8840682414698">
                <text:p>91.8840682414698</text:p>
              </table:table-cell>
              <table:table-cell office:value-type="float" office:value="91.8840682414698">
                <text:p>91.8840682414698</text:p>
              </table:table-cell>
              <table:table-cell office:value-type="float" office:value="91.8840682414698">
                <text:p>91.88406824146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.6840682414698">
                <text:p>91.6840682414698</text:p>
              </table:table-cell>
              <table:table-cell office:value-type="float" office:value="91.6840682414698">
                <text:p>91.6840682414698</text:p>
              </table:table-cell>
              <table:table-cell office:value-type="float" office:value="91.6840682414698">
                <text:p>91.6840682414698</text:p>
              </table:table-cell>
              <table:table-cell office:value-type="float" office:value="91.6840682414698">
                <text:p>91.68406824146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.4840682414699">
                <text:p>91.4840682414699</text:p>
              </table:table-cell>
              <table:table-cell office:value-type="float" office:value="91.4840682414699">
                <text:p>91.4840682414699</text:p>
              </table:table-cell>
              <table:table-cell office:value-type="float" office:value="91.4840682414699">
                <text:p>91.4840682414699</text:p>
              </table:table-cell>
              <table:table-cell office:value-type="float" office:value="91.4840682414699">
                <text:p>91.48406824146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.2840682414699">
                <text:p>91.2840682414699</text:p>
              </table:table-cell>
              <table:table-cell office:value-type="float" office:value="91.2840682414699">
                <text:p>91.2840682414699</text:p>
              </table:table-cell>
              <table:table-cell office:value-type="float" office:value="91.2840682414699">
                <text:p>91.2840682414699</text:p>
              </table:table-cell>
              <table:table-cell office:value-type="float" office:value="91.2840682414699">
                <text:p>91.28406824146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.0840682414698">
                <text:p>91.0840682414698</text:p>
              </table:table-cell>
              <table:table-cell office:value-type="float" office:value="91.0840682414698">
                <text:p>91.0840682414698</text:p>
              </table:table-cell>
              <table:table-cell office:value-type="float" office:value="91.0840682414698">
                <text:p>91.0840682414698</text:p>
              </table:table-cell>
              <table:table-cell office:value-type="float" office:value="91.0840682414698">
                <text:p>91.08406824146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.8840682414698">
                <text:p>90.8840682414698</text:p>
              </table:table-cell>
              <table:table-cell office:value-type="float" office:value="90.8840682414698">
                <text:p>90.8840682414698</text:p>
              </table:table-cell>
              <table:table-cell office:value-type="float" office:value="90.8840682414698">
                <text:p>90.8840682414698</text:p>
              </table:table-cell>
              <table:table-cell office:value-type="float" office:value="90.8840682414698">
                <text:p>90.88406824146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.6840682414698">
                <text:p>90.6840682414698</text:p>
              </table:table-cell>
              <table:table-cell office:value-type="float" office:value="90.6840682414698">
                <text:p>90.6840682414698</text:p>
              </table:table-cell>
              <table:table-cell office:value-type="float" office:value="90.6840682414698">
                <text:p>90.6840682414698</text:p>
              </table:table-cell>
              <table:table-cell office:value-type="float" office:value="90.6840682414698">
                <text:p>90.68406824146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.4840682414699">
                <text:p>90.4840682414699</text:p>
              </table:table-cell>
              <table:table-cell office:value-type="float" office:value="90.4840682414699">
                <text:p>90.4840682414699</text:p>
              </table:table-cell>
              <table:table-cell office:value-type="float" office:value="90.4840682414699">
                <text:p>90.4840682414699</text:p>
              </table:table-cell>
              <table:table-cell office:value-type="float" office:value="90.4840682414699">
                <text:p>90.48406824146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.2840682414699">
                <text:p>90.2840682414699</text:p>
              </table:table-cell>
              <table:table-cell office:value-type="float" office:value="90.2840682414699">
                <text:p>90.2840682414699</text:p>
              </table:table-cell>
              <table:table-cell office:value-type="float" office:value="90.2840682414699">
                <text:p>90.2840682414699</text:p>
              </table:table-cell>
              <table:table-cell office:value-type="float" office:value="90.2840682414699">
                <text:p>90.28406824146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.0840682414698">
                <text:p>90.0840682414698</text:p>
              </table:table-cell>
              <table:table-cell office:value-type="float" office:value="90.0840682414698">
                <text:p>90.0840682414698</text:p>
              </table:table-cell>
              <table:table-cell office:value-type="float" office:value="90.0840682414698">
                <text:p>90.0840682414698</text:p>
              </table:table-cell>
              <table:table-cell office:value-type="float" office:value="90.0840682414698">
                <text:p>90.08406824146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9.8840682414698">
                <text:p>89.8840682414698</text:p>
              </table:table-cell>
              <table:table-cell office:value-type="float" office:value="89.8840682414698">
                <text:p>89.8840682414698</text:p>
              </table:table-cell>
              <table:table-cell office:value-type="float" office:value="89.8840682414698">
                <text:p>89.8840682414698</text:p>
              </table:table-cell>
              <table:table-cell office:value-type="float" office:value="89.8840682414698">
                <text:p>89.88406824146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9.6840682414698">
                <text:p>89.6840682414698</text:p>
              </table:table-cell>
              <table:table-cell office:value-type="float" office:value="89.6840682414698">
                <text:p>89.6840682414698</text:p>
              </table:table-cell>
              <table:table-cell office:value-type="float" office:value="89.6840682414698">
                <text:p>89.6840682414698</text:p>
              </table:table-cell>
              <table:table-cell office:value-type="float" office:value="89.6840682414698">
                <text:p>89.68406824146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9.4840682414699">
                <text:p>89.4840682414699</text:p>
              </table:table-cell>
              <table:table-cell office:value-type="float" office:value="89.4840682414699">
                <text:p>89.4840682414699</text:p>
              </table:table-cell>
              <table:table-cell office:value-type="float" office:value="89.4840682414699">
                <text:p>89.4840682414699</text:p>
              </table:table-cell>
              <table:table-cell office:value-type="float" office:value="89.4840682414699">
                <text:p>89.48406824146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9.2840682414699">
                <text:p>89.2840682414699</text:p>
              </table:table-cell>
              <table:table-cell office:value-type="float" office:value="89.2840682414699">
                <text:p>89.2840682414699</text:p>
              </table:table-cell>
              <table:table-cell office:value-type="float" office:value="89.2840682414699">
                <text:p>89.2840682414699</text:p>
              </table:table-cell>
              <table:table-cell office:value-type="float" office:value="89.2840682414699">
                <text:p>89.28406824146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9.0840682414698">
                <text:p>89.0840682414698</text:p>
              </table:table-cell>
              <table:table-cell office:value-type="float" office:value="89.0840682414698">
                <text:p>89.0840682414698</text:p>
              </table:table-cell>
              <table:table-cell office:value-type="float" office:value="89.0840682414698">
                <text:p>89.0840682414698</text:p>
              </table:table-cell>
              <table:table-cell office:value-type="float" office:value="89.0840682414698">
                <text:p>89.08406824146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8.8840682414698">
                <text:p>88.8840682414698</text:p>
              </table:table-cell>
              <table:table-cell office:value-type="float" office:value="88.8840682414698">
                <text:p>88.8840682414698</text:p>
              </table:table-cell>
              <table:table-cell office:value-type="float" office:value="88.8840682414698">
                <text:p>88.8840682414698</text:p>
              </table:table-cell>
              <table:table-cell office:value-type="float" office:value="88.8840682414698">
                <text:p>88.88406824146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8.6840682414698">
                <text:p>88.6840682414698</text:p>
              </table:table-cell>
              <table:table-cell office:value-type="float" office:value="88.6840682414698">
                <text:p>88.6840682414698</text:p>
              </table:table-cell>
              <table:table-cell office:value-type="float" office:value="88.6840682414698">
                <text:p>88.6840682414698</text:p>
              </table:table-cell>
              <table:table-cell office:value-type="float" office:value="88.6840682414698">
                <text:p>88.68406824146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8.4840682414699">
                <text:p>88.4840682414699</text:p>
              </table:table-cell>
              <table:table-cell office:value-type="float" office:value="88.4840682414699">
                <text:p>88.4840682414699</text:p>
              </table:table-cell>
              <table:table-cell office:value-type="float" office:value="88.4840682414699">
                <text:p>88.4840682414699</text:p>
              </table:table-cell>
              <table:table-cell office:value-type="float" office:value="88.4840682414699">
                <text:p>88.48406824146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8.2840682414699">
                <text:p>88.2840682414699</text:p>
              </table:table-cell>
              <table:table-cell office:value-type="float" office:value="88.2840682414699">
                <text:p>88.2840682414699</text:p>
              </table:table-cell>
              <table:table-cell office:value-type="float" office:value="88.2840682414699">
                <text:p>88.2840682414699</text:p>
              </table:table-cell>
              <table:table-cell office:value-type="float" office:value="88.2840682414699">
                <text:p>88.28406824146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8.0840682414699">
                <text:p>88.0840682414699</text:p>
              </table:table-cell>
              <table:table-cell office:value-type="float" office:value="88.0840682414699">
                <text:p>88.0840682414699</text:p>
              </table:table-cell>
              <table:table-cell office:value-type="float" office:value="88.0840682414699">
                <text:p>88.0840682414699</text:p>
              </table:table-cell>
              <table:table-cell office:value-type="float" office:value="88.0840682414699">
                <text:p>88.08406824146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.8840682414698">
                <text:p>87.8840682414698</text:p>
              </table:table-cell>
              <table:table-cell office:value-type="float" office:value="87.8840682414698">
                <text:p>87.8840682414698</text:p>
              </table:table-cell>
              <table:table-cell office:value-type="float" office:value="87.8840682414698">
                <text:p>87.8840682414698</text:p>
              </table:table-cell>
              <table:table-cell office:value-type="float" office:value="87.8840682414698">
                <text:p>87.88406824146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7.6840682414698">
                <text:p>87.6840682414698</text:p>
              </table:table-cell>
              <table:table-cell office:value-type="float" office:value="87.6840682414698">
                <text:p>87.6840682414698</text:p>
              </table:table-cell>
              <table:table-cell office:value-type="float" office:value="87.6840682414698">
                <text:p>87.6840682414698</text:p>
              </table:table-cell>
              <table:table-cell office:value-type="float" office:value="87.6840682414698">
                <text:p>87.68406824146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7.4840682414699">
                <text:p>87.4840682414699</text:p>
              </table:table-cell>
              <table:table-cell office:value-type="float" office:value="87.4840682414699">
                <text:p>87.4840682414699</text:p>
              </table:table-cell>
              <table:table-cell office:value-type="float" office:value="87.4840682414699">
                <text:p>87.4840682414699</text:p>
              </table:table-cell>
              <table:table-cell office:value-type="float" office:value="87.4840682414699">
                <text:p>87.48406824146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.2840682414699">
                <text:p>87.2840682414699</text:p>
              </table:table-cell>
              <table:table-cell office:value-type="float" office:value="87.2840682414699">
                <text:p>87.2840682414699</text:p>
              </table:table-cell>
              <table:table-cell office:value-type="float" office:value="87.2840682414699">
                <text:p>87.2840682414699</text:p>
              </table:table-cell>
              <table:table-cell office:value-type="float" office:value="87.2840682414699">
                <text:p>87.28406824146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7.0840682414699">
                <text:p>87.0840682414699</text:p>
              </table:table-cell>
              <table:table-cell office:value-type="float" office:value="87.0840682414699">
                <text:p>87.0840682414699</text:p>
              </table:table-cell>
              <table:table-cell office:value-type="float" office:value="87.0840682414699">
                <text:p>87.0840682414699</text:p>
              </table:table-cell>
              <table:table-cell office:value-type="float" office:value="87.0840682414699">
                <text:p>87.08406824146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6.8840682414698">
                <text:p>86.8840682414698</text:p>
              </table:table-cell>
              <table:table-cell office:value-type="float" office:value="86.8840682414698">
                <text:p>86.8840682414698</text:p>
              </table:table-cell>
              <table:table-cell office:value-type="float" office:value="86.8840682414698">
                <text:p>86.8840682414698</text:p>
              </table:table-cell>
              <table:table-cell office:value-type="float" office:value="86.8840682414698">
                <text:p>86.88406824146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6.6840682414698">
                <text:p>86.6840682414698</text:p>
              </table:table-cell>
              <table:table-cell office:value-type="float" office:value="86.6840682414698">
                <text:p>86.6840682414698</text:p>
              </table:table-cell>
              <table:table-cell office:value-type="float" office:value="86.6840682414698">
                <text:p>86.6840682414698</text:p>
              </table:table-cell>
              <table:table-cell office:value-type="float" office:value="86.6840682414698">
                <text:p>86.68406824146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6.4840682414699">
                <text:p>86.4840682414699</text:p>
              </table:table-cell>
              <table:table-cell office:value-type="float" office:value="86.4840682414699">
                <text:p>86.4840682414699</text:p>
              </table:table-cell>
              <table:table-cell office:value-type="float" office:value="86.4840682414699">
                <text:p>86.4840682414699</text:p>
              </table:table-cell>
              <table:table-cell office:value-type="float" office:value="86.4840682414699">
                <text:p>86.48406824146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6.2840682414699">
                <text:p>86.2840682414699</text:p>
              </table:table-cell>
              <table:table-cell office:value-type="float" office:value="86.2840682414699">
                <text:p>86.2840682414699</text:p>
              </table:table-cell>
              <table:table-cell office:value-type="float" office:value="86.2840682414699">
                <text:p>86.2840682414699</text:p>
              </table:table-cell>
              <table:table-cell office:value-type="float" office:value="86.2840682414699">
                <text:p>86.28406824146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6.0840682414699">
                <text:p>86.0840682414699</text:p>
              </table:table-cell>
              <table:table-cell office:value-type="float" office:value="86.0840682414699">
                <text:p>86.0840682414699</text:p>
              </table:table-cell>
              <table:table-cell office:value-type="float" office:value="86.0840682414699">
                <text:p>86.0840682414699</text:p>
              </table:table-cell>
              <table:table-cell office:value-type="float" office:value="86.0840682414699">
                <text:p>86.08406824146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.8840682414699">
                <text:p>85.8840682414699</text:p>
              </table:table-cell>
              <table:table-cell office:value-type="float" office:value="85.8840682414699">
                <text:p>85.8840682414699</text:p>
              </table:table-cell>
              <table:table-cell office:value-type="float" office:value="85.8840682414699">
                <text:p>85.8840682414699</text:p>
              </table:table-cell>
              <table:table-cell office:value-type="float" office:value="85.8840682414699">
                <text:p>85.88406824146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.6840682414698">
                <text:p>85.6840682414698</text:p>
              </table:table-cell>
              <table:table-cell office:value-type="float" office:value="85.6840682414698">
                <text:p>85.6840682414698</text:p>
              </table:table-cell>
              <table:table-cell office:value-type="float" office:value="85.6840682414698">
                <text:p>85.6840682414698</text:p>
              </table:table-cell>
              <table:table-cell office:value-type="float" office:value="85.6840682414698">
                <text:p>85.68406824146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5.4840682414699">
                <text:p>85.4840682414699</text:p>
              </table:table-cell>
              <table:table-cell office:value-type="float" office:value="85.4840682414699">
                <text:p>85.4840682414699</text:p>
              </table:table-cell>
              <table:table-cell office:value-type="float" office:value="85.4840682414699">
                <text:p>85.4840682414699</text:p>
              </table:table-cell>
              <table:table-cell office:value-type="float" office:value="85.4840682414699">
                <text:p>85.48406824146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5.2840682414699">
                <text:p>85.2840682414699</text:p>
              </table:table-cell>
              <table:table-cell office:value-type="float" office:value="85.2840682414699">
                <text:p>85.2840682414699</text:p>
              </table:table-cell>
              <table:table-cell office:value-type="float" office:value="85.2840682414699">
                <text:p>85.2840682414699</text:p>
              </table:table-cell>
              <table:table-cell office:value-type="float" office:value="85.2840682414699">
                <text:p>85.28406824146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.0840682414699">
                <text:p>85.0840682414699</text:p>
              </table:table-cell>
              <table:table-cell office:value-type="float" office:value="85.0840682414699">
                <text:p>85.0840682414699</text:p>
              </table:table-cell>
              <table:table-cell office:value-type="float" office:value="85.0840682414699">
                <text:p>85.0840682414699</text:p>
              </table:table-cell>
              <table:table-cell office:value-type="float" office:value="85.0840682414699">
                <text:p>85.08406824146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.8840682414699">
                <text:p>84.8840682414699</text:p>
              </table:table-cell>
              <table:table-cell office:value-type="float" office:value="84.8840682414699">
                <text:p>84.8840682414699</text:p>
              </table:table-cell>
              <table:table-cell office:value-type="float" office:value="84.8840682414699">
                <text:p>84.8840682414699</text:p>
              </table:table-cell>
              <table:table-cell office:value-type="float" office:value="84.8840682414699">
                <text:p>84.88406824146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.6840682414698">
                <text:p>84.6840682414698</text:p>
              </table:table-cell>
              <table:table-cell office:value-type="float" office:value="84.6840682414698">
                <text:p>84.6840682414698</text:p>
              </table:table-cell>
              <table:table-cell office:value-type="float" office:value="84.6840682414698">
                <text:p>84.6840682414698</text:p>
              </table:table-cell>
              <table:table-cell office:value-type="float" office:value="84.6840682414698">
                <text:p>84.68406824146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.4840682414699">
                <text:p>84.4840682414699</text:p>
              </table:table-cell>
              <table:table-cell office:value-type="float" office:value="84.4840682414699">
                <text:p>84.4840682414699</text:p>
              </table:table-cell>
              <table:table-cell office:value-type="float" office:value="84.4840682414699">
                <text:p>84.4840682414699</text:p>
              </table:table-cell>
              <table:table-cell office:value-type="float" office:value="84.4840682414699">
                <text:p>84.48406824146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4.2840682414699">
                <text:p>84.2840682414699</text:p>
              </table:table-cell>
              <table:table-cell office:value-type="float" office:value="84.2840682414699">
                <text:p>84.2840682414699</text:p>
              </table:table-cell>
              <table:table-cell office:value-type="float" office:value="84.2840682414699">
                <text:p>84.2840682414699</text:p>
              </table:table-cell>
              <table:table-cell office:value-type="float" office:value="84.2840682414699">
                <text:p>84.28406824146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.0840682414699">
                <text:p>84.0840682414699</text:p>
              </table:table-cell>
              <table:table-cell office:value-type="float" office:value="84.0840682414699">
                <text:p>84.0840682414699</text:p>
              </table:table-cell>
              <table:table-cell office:value-type="float" office:value="84.0840682414699">
                <text:p>84.0840682414699</text:p>
              </table:table-cell>
              <table:table-cell office:value-type="float" office:value="84.0840682414699">
                <text:p>84.08406824146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.8840682414699">
                <text:p>83.8840682414699</text:p>
              </table:table-cell>
              <table:table-cell office:value-type="float" office:value="83.8840682414699">
                <text:p>83.8840682414699</text:p>
              </table:table-cell>
              <table:table-cell office:value-type="float" office:value="83.8840682414699">
                <text:p>83.8840682414699</text:p>
              </table:table-cell>
              <table:table-cell office:value-type="float" office:value="83.8840682414699">
                <text:p>83.88406824146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.6840682414698">
                <text:p>83.6840682414698</text:p>
              </table:table-cell>
              <table:table-cell office:value-type="float" office:value="83.6840682414698">
                <text:p>83.6840682414698</text:p>
              </table:table-cell>
              <table:table-cell office:value-type="float" office:value="83.6840682414698">
                <text:p>83.6840682414698</text:p>
              </table:table-cell>
              <table:table-cell office:value-type="float" office:value="83.6840682414698">
                <text:p>83.68406824146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.4840682414699">
                <text:p>83.4840682414699</text:p>
              </table:table-cell>
              <table:table-cell office:value-type="float" office:value="83.4840682414699">
                <text:p>83.4840682414699</text:p>
              </table:table-cell>
              <table:table-cell office:value-type="float" office:value="83.4840682414699">
                <text:p>83.4840682414699</text:p>
              </table:table-cell>
              <table:table-cell office:value-type="float" office:value="83.4840682414699">
                <text:p>83.48406824146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.2840682414699">
                <text:p>83.2840682414699</text:p>
              </table:table-cell>
              <table:table-cell office:value-type="float" office:value="83.2840682414699">
                <text:p>83.2840682414699</text:p>
              </table:table-cell>
              <table:table-cell office:value-type="float" office:value="83.2840682414699">
                <text:p>83.2840682414699</text:p>
              </table:table-cell>
              <table:table-cell office:value-type="float" office:value="83.2840682414699">
                <text:p>83.28406824146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.0840682414699">
                <text:p>83.0840682414699</text:p>
              </table:table-cell>
              <table:table-cell office:value-type="float" office:value="83.0840682414699">
                <text:p>83.0840682414699</text:p>
              </table:table-cell>
              <table:table-cell office:value-type="float" office:value="83.0840682414699">
                <text:p>83.0840682414699</text:p>
              </table:table-cell>
              <table:table-cell office:value-type="float" office:value="83.0840682414699">
                <text:p>83.08406824146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2.8840682414699">
                <text:p>82.8840682414699</text:p>
              </table:table-cell>
              <table:table-cell office:value-type="float" office:value="82.8840682414699">
                <text:p>82.8840682414699</text:p>
              </table:table-cell>
              <table:table-cell office:value-type="float" office:value="82.8840682414699">
                <text:p>82.8840682414699</text:p>
              </table:table-cell>
              <table:table-cell office:value-type="float" office:value="82.8840682414699">
                <text:p>82.88406824146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2.6840682414698">
                <text:p>82.6840682414698</text:p>
              </table:table-cell>
              <table:table-cell office:value-type="float" office:value="82.6840682414698">
                <text:p>82.6840682414698</text:p>
              </table:table-cell>
              <table:table-cell office:value-type="float" office:value="82.6840682414698">
                <text:p>82.6840682414698</text:p>
              </table:table-cell>
              <table:table-cell office:value-type="float" office:value="82.6840682414698">
                <text:p>82.68406824146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2.4840682414699">
                <text:p>82.4840682414699</text:p>
              </table:table-cell>
              <table:table-cell office:value-type="float" office:value="82.4840682414699">
                <text:p>82.4840682414699</text:p>
              </table:table-cell>
              <table:table-cell office:value-type="float" office:value="82.4840682414699">
                <text:p>82.4840682414699</text:p>
              </table:table-cell>
              <table:table-cell office:value-type="float" office:value="82.4840682414699">
                <text:p>82.48406824146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2.2840682414699">
                <text:p>82.2840682414699</text:p>
              </table:table-cell>
              <table:table-cell office:value-type="float" office:value="82.2840682414699">
                <text:p>82.2840682414699</text:p>
              </table:table-cell>
              <table:table-cell office:value-type="float" office:value="82.2840682414699">
                <text:p>82.2840682414699</text:p>
              </table:table-cell>
              <table:table-cell office:value-type="float" office:value="82.2840682414699">
                <text:p>82.28406824146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2.0840682414699">
                <text:p>82.0840682414699</text:p>
              </table:table-cell>
              <table:table-cell office:value-type="float" office:value="82.0840682414699">
                <text:p>82.0840682414699</text:p>
              </table:table-cell>
              <table:table-cell office:value-type="float" office:value="82.0840682414699">
                <text:p>82.0840682414699</text:p>
              </table:table-cell>
              <table:table-cell office:value-type="float" office:value="82.0840682414699">
                <text:p>82.08406824146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1.8840682414699">
                <text:p>81.8840682414699</text:p>
              </table:table-cell>
              <table:table-cell office:value-type="float" office:value="81.8840682414699">
                <text:p>81.8840682414699</text:p>
              </table:table-cell>
              <table:table-cell office:value-type="float" office:value="81.8840682414699">
                <text:p>81.8840682414699</text:p>
              </table:table-cell>
              <table:table-cell office:value-type="float" office:value="81.8840682414699">
                <text:p>81.88406824146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1.6840682414699">
                <text:p>81.6840682414699</text:p>
              </table:table-cell>
              <table:table-cell office:value-type="float" office:value="81.6840682414699">
                <text:p>81.6840682414699</text:p>
              </table:table-cell>
              <table:table-cell office:value-type="float" office:value="81.6840682414699">
                <text:p>81.6840682414699</text:p>
              </table:table-cell>
              <table:table-cell office:value-type="float" office:value="81.6840682414699">
                <text:p>81.68406824146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1.4840682414699">
                <text:p>81.4840682414699</text:p>
              </table:table-cell>
              <table:table-cell office:value-type="float" office:value="81.4840682414699">
                <text:p>81.4840682414699</text:p>
              </table:table-cell>
              <table:table-cell office:value-type="float" office:value="81.4840682414699">
                <text:p>81.4840682414699</text:p>
              </table:table-cell>
              <table:table-cell office:value-type="float" office:value="81.4840682414699">
                <text:p>81.48406824146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1.2840682414699">
                <text:p>81.2840682414699</text:p>
              </table:table-cell>
              <table:table-cell office:value-type="float" office:value="81.2840682414699">
                <text:p>81.2840682414699</text:p>
              </table:table-cell>
              <table:table-cell office:value-type="float" office:value="81.2840682414699">
                <text:p>81.2840682414699</text:p>
              </table:table-cell>
              <table:table-cell office:value-type="float" office:value="81.2840682414699">
                <text:p>81.28406824146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1.0840682414699">
                <text:p>81.0840682414699</text:p>
              </table:table-cell>
              <table:table-cell office:value-type="float" office:value="81.0840682414699">
                <text:p>81.0840682414699</text:p>
              </table:table-cell>
              <table:table-cell office:value-type="float" office:value="81.0840682414699">
                <text:p>81.0840682414699</text:p>
              </table:table-cell>
              <table:table-cell office:value-type="float" office:value="81.0840682414699">
                <text:p>81.08406824146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0.8840682414699">
                <text:p>80.8840682414699</text:p>
              </table:table-cell>
              <table:table-cell office:value-type="float" office:value="80.8840682414699">
                <text:p>80.8840682414699</text:p>
              </table:table-cell>
              <table:table-cell office:value-type="float" office:value="80.8840682414699">
                <text:p>80.8840682414699</text:p>
              </table:table-cell>
              <table:table-cell office:value-type="float" office:value="80.8840682414699">
                <text:p>80.88406824146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0.6840682414699">
                <text:p>80.6840682414699</text:p>
              </table:table-cell>
              <table:table-cell office:value-type="float" office:value="80.6840682414699">
                <text:p>80.6840682414699</text:p>
              </table:table-cell>
              <table:table-cell office:value-type="float" office:value="80.6840682414699">
                <text:p>80.6840682414699</text:p>
              </table:table-cell>
              <table:table-cell office:value-type="float" office:value="80.6840682414699">
                <text:p>80.68406824146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0.4840682414699">
                <text:p>80.4840682414699</text:p>
              </table:table-cell>
              <table:table-cell office:value-type="float" office:value="80.4840682414699">
                <text:p>80.4840682414699</text:p>
              </table:table-cell>
              <table:table-cell office:value-type="float" office:value="80.4840682414699">
                <text:p>80.4840682414699</text:p>
              </table:table-cell>
              <table:table-cell office:value-type="float" office:value="80.4840682414699">
                <text:p>80.48406824146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0.2840682414699">
                <text:p>80.2840682414699</text:p>
              </table:table-cell>
              <table:table-cell office:value-type="float" office:value="80.2840682414699">
                <text:p>80.2840682414699</text:p>
              </table:table-cell>
              <table:table-cell office:value-type="float" office:value="80.2840682414699">
                <text:p>80.2840682414699</text:p>
              </table:table-cell>
              <table:table-cell office:value-type="float" office:value="80.2840682414699">
                <text:p>80.28406824146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0.0840682414699">
                <text:p>80.0840682414699</text:p>
              </table:table-cell>
              <table:table-cell office:value-type="float" office:value="80.0840682414699">
                <text:p>80.0840682414699</text:p>
              </table:table-cell>
              <table:table-cell office:value-type="float" office:value="80.0840682414699">
                <text:p>80.0840682414699</text:p>
              </table:table-cell>
              <table:table-cell office:value-type="float" office:value="80.0840682414699">
                <text:p>80.08406824146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0">
                <text:p>80</text:p>
              </table:table-cell>
              <table:table-cell office:value-type="float" office:value="79.9781103593763">
                <text:p>79.9781103593763</text:p>
              </table:table-cell>
              <table:table-cell office:value-type="float" office:value="79.9781103593763">
                <text:p>79.97811035937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0">
                <text:p>80</text:p>
              </table:table-cell>
              <table:table-cell office:value-type="float" office:value="79.9495127862118">
                <text:p>79.9495127862118</text:p>
              </table:table-cell>
              <table:table-cell office:value-type="float" office:value="79.9495127862118">
                <text:p>79.949512786211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0">
                <text:p>80</text:p>
              </table:table-cell>
              <table:table-cell office:value-type="float" office:value="79.9209392708273">
                <text:p>79.9209392708273</text:p>
              </table:table-cell>
              <table:table-cell office:value-type="float" office:value="79.9209392708273">
                <text:p>79.92093927082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0">
                <text:p>80</text:p>
              </table:table-cell>
              <table:table-cell office:value-type="float" office:value="79.8923897929843">
                <text:p>79.8923897929843</text:p>
              </table:table-cell>
              <table:table-cell office:value-type="float" office:value="79.8923897929843">
                <text:p>79.89238979298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0">
                <text:p>80</text:p>
              </table:table-cell>
              <table:table-cell office:value-type="float" office:value="79.8638643324611">
                <text:p>79.8638643324611</text:p>
              </table:table-cell>
              <table:table-cell office:value-type="float" office:value="79.8638643324611">
                <text:p>79.86386433246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0">
                <text:p>80</text:p>
              </table:table-cell>
              <table:table-cell office:value-type="float" office:value="79.8353628690531">
                <text:p>79.8353628690531</text:p>
              </table:table-cell>
              <table:table-cell office:value-type="float" office:value="79.8353628690531">
                <text:p>79.83536286905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0">
                <text:p>80</text:p>
              </table:table-cell>
              <table:table-cell office:value-type="float" office:value="79.8068853825727">
                <text:p>79.8068853825727</text:p>
              </table:table-cell>
              <table:table-cell office:value-type="float" office:value="79.8068853825727">
                <text:p>79.80688538257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0">
                <text:p>80</text:p>
              </table:table-cell>
              <table:table-cell office:value-type="float" office:value="79.7784318528491">
                <text:p>79.7784318528491</text:p>
              </table:table-cell>
              <table:table-cell office:value-type="float" office:value="79.7784318528491">
                <text:p>79.77843185284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0">
                <text:p>80</text:p>
              </table:table-cell>
              <table:table-cell office:value-type="float" office:value="79.7500022597288">
                <text:p>79.7500022597288</text:p>
              </table:table-cell>
              <table:table-cell office:value-type="float" office:value="79.7500022597288">
                <text:p>79.750002259728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0">
                <text:p>80</text:p>
              </table:table-cell>
              <table:table-cell office:value-type="float" office:value="79.7215965830749">
                <text:p>79.7215965830749</text:p>
              </table:table-cell>
              <table:table-cell office:value-type="float" office:value="79.7215965830749">
                <text:p>79.72159658307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0">
                <text:p>80</text:p>
              </table:table-cell>
              <table:table-cell office:value-type="float" office:value="79.6932148027678">
                <text:p>79.6932148027678</text:p>
              </table:table-cell>
              <table:table-cell office:value-type="float" office:value="79.6932148027678">
                <text:p>79.69321480276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0">
                <text:p>80</text:p>
              </table:table-cell>
              <table:table-cell office:value-type="float" office:value="79.6648568987046">
                <text:p>79.6648568987046</text:p>
              </table:table-cell>
              <table:table-cell office:value-type="float" office:value="79.6648568987046">
                <text:p>79.66485689870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0">
                <text:p>80</text:p>
              </table:table-cell>
              <table:table-cell office:value-type="float" office:value="79.6365228507992">
                <text:p>79.6365228507992</text:p>
              </table:table-cell>
              <table:table-cell office:value-type="float" office:value="79.6365228507992">
                <text:p>79.636522850799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0">
                <text:p>80</text:p>
              </table:table-cell>
              <table:table-cell office:value-type="float" office:value="79.6082126389827">
                <text:p>79.6082126389827</text:p>
              </table:table-cell>
              <table:table-cell office:value-type="float" office:value="79.6082126389827">
                <text:p>79.60821263898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0">
                <text:p>80</text:p>
              </table:table-cell>
              <table:table-cell office:value-type="float" office:value="79.5799262432028">
                <text:p>79.5799262432028</text:p>
              </table:table-cell>
              <table:table-cell office:value-type="float" office:value="79.5799262432028">
                <text:p>79.57992624320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0">
                <text:p>80</text:p>
              </table:table-cell>
              <table:table-cell office:value-type="float" office:value="79.5516636434243">
                <text:p>79.5516636434243</text:p>
              </table:table-cell>
              <table:table-cell office:value-type="float" office:value="79.5516636434243">
                <text:p>79.55166364342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0">
                <text:p>80</text:p>
              </table:table-cell>
              <table:table-cell office:value-type="float" office:value="79.5234248196287">
                <text:p>79.5234248196287</text:p>
              </table:table-cell>
              <table:table-cell office:value-type="float" office:value="79.5234248196287">
                <text:p>79.52342481962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0">
                <text:p>80</text:p>
              </table:table-cell>
              <table:table-cell office:value-type="float" office:value="79.4952097518145">
                <text:p>79.4952097518145</text:p>
              </table:table-cell>
              <table:table-cell office:value-type="float" office:value="79.4952097518145">
                <text:p>79.49520975181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0">
                <text:p>80</text:p>
              </table:table-cell>
              <table:table-cell office:value-type="float" office:value="79.4670184199968">
                <text:p>79.4670184199968</text:p>
              </table:table-cell>
              <table:table-cell office:value-type="float" office:value="79.4670184199968">
                <text:p>79.467018419996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">
                <text:p>80</text:p>
              </table:table-cell>
              <table:table-cell office:value-type="float" office:value="79.4388508042076">
                <text:p>79.4388508042076</text:p>
              </table:table-cell>
              <table:table-cell office:value-type="float" office:value="79.4388508042076">
                <text:p>79.43885080420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0">
                <text:p>80</text:p>
              </table:table-cell>
              <table:table-cell office:value-type="float" office:value="79.4107068844959">
                <text:p>79.4107068844959</text:p>
              </table:table-cell>
              <table:table-cell office:value-type="float" office:value="79.4107068844959">
                <text:p>79.41070688449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0">
                <text:p>80</text:p>
              </table:table-cell>
              <table:table-cell office:value-type="float" office:value="79.3825866409272">
                <text:p>79.3825866409272</text:p>
              </table:table-cell>
              <table:table-cell office:value-type="float" office:value="79.3825866409272">
                <text:p>79.38258664092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0">
                <text:p>80</text:p>
              </table:table-cell>
              <table:table-cell office:value-type="float" office:value="79.3544900535839">
                <text:p>79.3544900535839</text:p>
              </table:table-cell>
              <table:table-cell office:value-type="float" office:value="79.3544900535839">
                <text:p>79.354490053583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0">
                <text:p>80</text:p>
              </table:table-cell>
              <table:table-cell office:value-type="float" office:value="79.3264171025651">
                <text:p>79.3264171025651</text:p>
              </table:table-cell>
              <table:table-cell office:value-type="float" office:value="79.3264171025651">
                <text:p>79.32641710256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0">
                <text:p>80</text:p>
              </table:table-cell>
              <table:table-cell office:value-type="float" office:value="79.2983677679869">
                <text:p>79.2983677679869</text:p>
              </table:table-cell>
              <table:table-cell office:value-type="float" office:value="79.2983677679869">
                <text:p>79.29836776798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79.2703420299816">
                <text:p>79.2703420299816</text:p>
              </table:table-cell>
              <table:table-cell office:value-type="float" office:value="79.2703420299816">
                <text:p>79.270342029981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0">
                <text:p>80</text:p>
              </table:table-cell>
              <table:table-cell office:value-type="float" office:value="79.2423398686987">
                <text:p>79.2423398686987</text:p>
              </table:table-cell>
              <table:table-cell office:value-type="float" office:value="79.2423398686987">
                <text:p>79.24233986869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0">
                <text:p>80</text:p>
              </table:table-cell>
              <table:table-cell office:value-type="float" office:value="79.2143612643042">
                <text:p>79.2143612643042</text:p>
              </table:table-cell>
              <table:table-cell office:value-type="float" office:value="79.2143612643042">
                <text:p>79.21436126430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0">
                <text:p>80</text:p>
              </table:table-cell>
              <table:table-cell office:value-type="float" office:value="79.1864061969807">
                <text:p>79.1864061969807</text:p>
              </table:table-cell>
              <table:table-cell office:value-type="float" office:value="79.1864061969807">
                <text:p>79.186406196980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0">
                <text:p>80</text:p>
              </table:table-cell>
              <table:table-cell office:value-type="float" office:value="79.1584746469278">
                <text:p>79.1584746469278</text:p>
              </table:table-cell>
              <table:table-cell office:value-type="float" office:value="79.1584746469278">
                <text:p>79.15847464692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0">
                <text:p>80</text:p>
              </table:table-cell>
              <table:table-cell office:value-type="float" office:value="79.1305665943614">
                <text:p>79.1305665943614</text:p>
              </table:table-cell>
              <table:table-cell office:value-type="float" office:value="79.1305665943614">
                <text:p>79.13056659436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0">
                <text:p>80</text:p>
              </table:table-cell>
              <table:table-cell office:value-type="float" office:value="79.1026820195141">
                <text:p>79.1026820195141</text:p>
              </table:table-cell>
              <table:table-cell office:value-type="float" office:value="79.1026820195141">
                <text:p>79.102682019514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0">
                <text:p>80</text:p>
              </table:table-cell>
              <table:table-cell office:value-type="float" office:value="79.0748209026354">
                <text:p>79.0748209026354</text:p>
              </table:table-cell>
              <table:table-cell office:value-type="float" office:value="79.0748209026354">
                <text:p>79.07482090263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0">
                <text:p>80</text:p>
              </table:table-cell>
              <table:table-cell office:value-type="float" office:value="79.0469832239911">
                <text:p>79.0469832239911</text:p>
              </table:table-cell>
              <table:table-cell office:value-type="float" office:value="79.0469832239911">
                <text:p>79.04698322399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0">
                <text:p>80</text:p>
              </table:table-cell>
              <table:table-cell office:value-type="float" office:value="79.0191689638638">
                <text:p>79.0191689638638</text:p>
              </table:table-cell>
              <table:table-cell office:value-type="float" office:value="79.0191689638638">
                <text:p>79.01916896386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0">
                <text:p>80</text:p>
              </table:table-cell>
              <table:table-cell office:value-type="float" office:value="78.9913781025525">
                <text:p>78.9913781025525</text:p>
              </table:table-cell>
              <table:table-cell office:value-type="float" office:value="78.9913781025525">
                <text:p>78.99137810255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0">
                <text:p>80</text:p>
              </table:table-cell>
              <table:table-cell office:value-type="float" office:value="78.963610620373">
                <text:p>78.963610620373</text:p>
              </table:table-cell>
              <table:table-cell office:value-type="float" office:value="78.963610620373">
                <text:p>78.9636106203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0">
                <text:p>80</text:p>
              </table:table-cell>
              <table:table-cell office:value-type="float" office:value="78.9358664976575">
                <text:p>78.9358664976575</text:p>
              </table:table-cell>
              <table:table-cell office:value-type="float" office:value="78.9358664976575">
                <text:p>78.93586649765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0">
                <text:p>80</text:p>
              </table:table-cell>
              <table:table-cell office:value-type="float" office:value="78.9081457147548">
                <text:p>78.9081457147548</text:p>
              </table:table-cell>
              <table:table-cell office:value-type="float" office:value="78.9081457147548">
                <text:p>78.90814571475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0">
                <text:p>80</text:p>
              </table:table-cell>
              <table:table-cell office:value-type="float" office:value="78.8804482520301">
                <text:p>78.8804482520301</text:p>
              </table:table-cell>
              <table:table-cell office:value-type="float" office:value="78.8804482520301">
                <text:p>78.88044825203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0">
                <text:p>80</text:p>
              </table:table-cell>
              <table:table-cell office:value-type="float" office:value="78.8527740898655">
                <text:p>78.8527740898655</text:p>
              </table:table-cell>
              <table:table-cell office:value-type="float" office:value="78.8527740898655">
                <text:p>78.85277408986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0">
                <text:p>80</text:p>
              </table:table-cell>
              <table:table-cell office:value-type="float" office:value="78.8251232086592">
                <text:p>78.8251232086592</text:p>
              </table:table-cell>
              <table:table-cell office:value-type="float" office:value="78.8251232086592">
                <text:p>78.825123208659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0">
                <text:p>80</text:p>
              </table:table-cell>
              <table:table-cell office:value-type="float" office:value="78.7974955888261">
                <text:p>78.7974955888261</text:p>
              </table:table-cell>
              <table:table-cell office:value-type="float" office:value="78.7974955888261">
                <text:p>78.797495588826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0">
                <text:p>80</text:p>
              </table:table-cell>
              <table:table-cell office:value-type="float" office:value="78.7698912107973">
                <text:p>78.7698912107973</text:p>
              </table:table-cell>
              <table:table-cell office:value-type="float" office:value="78.7698912107973">
                <text:p>78.76989121079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0">
                <text:p>80</text:p>
              </table:table-cell>
              <table:table-cell office:value-type="float" office:value="78.7423100550208">
                <text:p>78.7423100550208</text:p>
              </table:table-cell>
              <table:table-cell office:value-type="float" office:value="78.7423100550208">
                <text:p>78.74231005502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0">
                <text:p>80</text:p>
              </table:table-cell>
              <table:table-cell office:value-type="float" office:value="78.7147521019608">
                <text:p>78.7147521019608</text:p>
              </table:table-cell>
              <table:table-cell office:value-type="float" office:value="78.7147521019608">
                <text:p>78.71475210196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0">
                <text:p>80</text:p>
              </table:table-cell>
              <table:table-cell office:value-type="float" office:value="78.6872173320979">
                <text:p>78.6872173320979</text:p>
              </table:table-cell>
              <table:table-cell office:value-type="float" office:value="78.6872173320979">
                <text:p>78.68721733209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0">
                <text:p>80</text:p>
              </table:table-cell>
              <table:table-cell office:value-type="float" office:value="78.6597057259291">
                <text:p>78.6597057259291</text:p>
              </table:table-cell>
              <table:table-cell office:value-type="float" office:value="78.6597057259291">
                <text:p>78.65970572592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0">
                <text:p>80</text:p>
              </table:table-cell>
              <table:table-cell office:value-type="float" office:value="78.632217263968">
                <text:p>78.632217263968</text:p>
              </table:table-cell>
              <table:table-cell office:value-type="float" office:value="78.632217263968">
                <text:p>78.63221726396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0">
                <text:p>80</text:p>
              </table:table-cell>
              <table:table-cell office:value-type="float" office:value="78.6047519267445">
                <text:p>78.6047519267445</text:p>
              </table:table-cell>
              <table:table-cell office:value-type="float" office:value="78.6047519267445">
                <text:p>78.60475192674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0">
                <text:p>80</text:p>
              </table:table-cell>
              <table:table-cell office:value-type="float" office:value="78.5773096948047">
                <text:p>78.5773096948047</text:p>
              </table:table-cell>
              <table:table-cell office:value-type="float" office:value="78.5773096948047">
                <text:p>78.57730969480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0">
                <text:p>80</text:p>
              </table:table-cell>
              <table:table-cell office:value-type="float" office:value="78.5498905487115">
                <text:p>78.5498905487115</text:p>
              </table:table-cell>
              <table:table-cell office:value-type="float" office:value="78.5498905487115">
                <text:p>78.54989054871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0">
                <text:p>80</text:p>
              </table:table-cell>
              <table:table-cell office:value-type="float" office:value="78.5224944690435">
                <text:p>78.5224944690435</text:p>
              </table:table-cell>
              <table:table-cell office:value-type="float" office:value="78.5224944690435">
                <text:p>78.522494469043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0">
                <text:p>80</text:p>
              </table:table-cell>
              <table:table-cell office:value-type="float" office:value="78.4951214363964">
                <text:p>78.4951214363964</text:p>
              </table:table-cell>
              <table:table-cell office:value-type="float" office:value="78.4951214363964">
                <text:p>78.49512143639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0">
                <text:p>80</text:p>
              </table:table-cell>
              <table:table-cell office:value-type="float" office:value="78.4677714313815">
                <text:p>78.4677714313815</text:p>
              </table:table-cell>
              <table:table-cell office:value-type="float" office:value="78.4677714313815">
                <text:p>78.46777143138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0">
                <text:p>80</text:p>
              </table:table-cell>
              <table:table-cell office:value-type="float" office:value="78.440444434627">
                <text:p>78.440444434627</text:p>
              </table:table-cell>
              <table:table-cell office:value-type="float" office:value="78.440444434627">
                <text:p>78.4404444346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0">
                <text:p>80</text:p>
              </table:table-cell>
              <table:table-cell office:value-type="float" office:value="78.4131404267769">
                <text:p>78.4131404267769</text:p>
              </table:table-cell>
              <table:table-cell office:value-type="float" office:value="78.4131404267769">
                <text:p>78.41314042677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0">
                <text:p>80</text:p>
              </table:table-cell>
              <table:table-cell office:value-type="float" office:value="78.385859388492">
                <text:p>78.385859388492</text:p>
              </table:table-cell>
              <table:table-cell office:value-type="float" office:value="78.385859388492">
                <text:p>78.38585938849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0">
                <text:p>80</text:p>
              </table:table-cell>
              <table:table-cell office:value-type="float" office:value="78.3586013004489">
                <text:p>78.3586013004489</text:p>
              </table:table-cell>
              <table:table-cell office:value-type="float" office:value="78.3586013004489">
                <text:p>78.358601300448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0">
                <text:p>80</text:p>
              </table:table-cell>
              <table:table-cell office:value-type="float" office:value="78.3313661433407">
                <text:p>78.3313661433407</text:p>
              </table:table-cell>
              <table:table-cell office:value-type="float" office:value="78.3313661433407">
                <text:p>78.331366143340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">
                <text:p>80</text:p>
              </table:table-cell>
              <table:table-cell office:value-type="float" office:value="78.3041538978767">
                <text:p>78.3041538978767</text:p>
              </table:table-cell>
              <table:table-cell office:value-type="float" office:value="78.3041538978767">
                <text:p>78.30415389787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">
                <text:p>80</text:p>
              </table:table-cell>
              <table:table-cell office:value-type="float" office:value="78.2769645447825">
                <text:p>78.2769645447825</text:p>
              </table:table-cell>
              <table:table-cell office:value-type="float" office:value="78.2769645447825">
                <text:p>78.27696454478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">
                <text:p>80</text:p>
              </table:table-cell>
              <table:table-cell office:value-type="float" office:value="78.2497980647996">
                <text:p>78.2497980647996</text:p>
              </table:table-cell>
              <table:table-cell office:value-type="float" office:value="78.2497980647996">
                <text:p>78.249798064799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0">
                <text:p>80</text:p>
              </table:table-cell>
              <table:table-cell office:value-type="float" office:value="78.2226544386862">
                <text:p>78.2226544386862</text:p>
              </table:table-cell>
              <table:table-cell office:value-type="float" office:value="78.2226544386862">
                <text:p>78.22265443868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0">
                <text:p>80</text:p>
              </table:table-cell>
              <table:table-cell office:value-type="float" office:value="78.1955336472163">
                <text:p>78.1955336472163</text:p>
              </table:table-cell>
              <table:table-cell office:value-type="float" office:value="78.1955336472163">
                <text:p>78.19553364721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0">
                <text:p>80</text:p>
              </table:table-cell>
              <table:table-cell office:value-type="float" office:value="78.1684356711803">
                <text:p>78.1684356711803</text:p>
              </table:table-cell>
              <table:table-cell office:value-type="float" office:value="78.1684356711803">
                <text:p>78.16843567118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0">
                <text:p>80</text:p>
              </table:table-cell>
              <table:table-cell office:value-type="float" office:value="78.1413604913846">
                <text:p>78.1413604913846</text:p>
              </table:table-cell>
              <table:table-cell office:value-type="float" office:value="78.1413604913846">
                <text:p>78.14136049138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0">
                <text:p>80</text:p>
              </table:table-cell>
              <table:table-cell office:value-type="float" office:value="78.1143080886517">
                <text:p>78.1143080886517</text:p>
              </table:table-cell>
              <table:table-cell office:value-type="float" office:value="78.1143080886517">
                <text:p>78.11430808865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0">
                <text:p>80</text:p>
              </table:table-cell>
              <table:table-cell office:value-type="float" office:value="78.0872784438204">
                <text:p>78.0872784438204</text:p>
              </table:table-cell>
              <table:table-cell office:value-type="float" office:value="78.0872784438204">
                <text:p>78.087278443820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0">
                <text:p>80</text:p>
              </table:table-cell>
              <table:table-cell office:value-type="float" office:value="78.0602715377457">
                <text:p>78.0602715377457</text:p>
              </table:table-cell>
              <table:table-cell office:value-type="float" office:value="78.0602715377457">
                <text:p>78.06027153774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0">
                <text:p>80</text:p>
              </table:table-cell>
              <table:table-cell office:value-type="float" office:value="78.0332873512983">
                <text:p>78.0332873512983</text:p>
              </table:table-cell>
              <table:table-cell office:value-type="float" office:value="78.0332873512983">
                <text:p>78.03328735129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0">
                <text:p>80</text:p>
              </table:table-cell>
              <table:table-cell office:value-type="float" office:value="78.0063258653655">
                <text:p>78.0063258653655</text:p>
              </table:table-cell>
              <table:table-cell office:value-type="float" office:value="78.0063258653655">
                <text:p>78.00632586536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0">
                <text:p>80</text:p>
              </table:table-cell>
              <table:table-cell office:value-type="float" office:value="77.9793870608503">
                <text:p>77.9793870608503</text:p>
              </table:table-cell>
              <table:table-cell office:value-type="float" office:value="77.9793870608503">
                <text:p>77.97938706085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0">
                <text:p>80</text:p>
              </table:table-cell>
              <table:table-cell office:value-type="float" office:value="77.952470918672">
                <text:p>77.952470918672</text:p>
              </table:table-cell>
              <table:table-cell office:value-type="float" office:value="77.952470918672">
                <text:p>77.9524709186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0">
                <text:p>80</text:p>
              </table:table-cell>
              <table:table-cell office:value-type="float" office:value="77.9255774197658">
                <text:p>77.9255774197658</text:p>
              </table:table-cell>
              <table:table-cell office:value-type="float" office:value="77.9255774197658">
                <text:p>77.925577419765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0">
                <text:p>80</text:p>
              </table:table-cell>
              <table:table-cell office:value-type="float" office:value="77.898706545083">
                <text:p>77.898706545083</text:p>
              </table:table-cell>
              <table:table-cell office:value-type="float" office:value="77.898706545083">
                <text:p>77.8987065450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0">
                <text:p>80</text:p>
              </table:table-cell>
              <table:table-cell office:value-type="float" office:value="77.8718582755908">
                <text:p>77.8718582755908</text:p>
              </table:table-cell>
              <table:table-cell office:value-type="float" office:value="77.8718582755908">
                <text:p>77.87185827559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0">
                <text:p>80</text:p>
              </table:table-cell>
              <table:table-cell office:value-type="float" office:value="77.8450325922727">
                <text:p>77.8450325922727</text:p>
              </table:table-cell>
              <table:table-cell office:value-type="float" office:value="77.8450325922727">
                <text:p>77.84503259227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0">
                <text:p>80</text:p>
              </table:table-cell>
              <table:table-cell office:value-type="float" office:value="77.8182294761279">
                <text:p>77.8182294761279</text:p>
              </table:table-cell>
              <table:table-cell office:value-type="float" office:value="77.8182294761279">
                <text:p>77.81822947612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0">
                <text:p>80</text:p>
              </table:table-cell>
              <table:table-cell office:value-type="float" office:value="77.7914489081718">
                <text:p>77.7914489081718</text:p>
              </table:table-cell>
              <table:table-cell office:value-type="float" office:value="77.7914489081718">
                <text:p>77.791448908171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">
                <text:p>80</text:p>
              </table:table-cell>
              <table:table-cell office:value-type="float" office:value="77.7646908694356">
                <text:p>77.7646908694356</text:p>
              </table:table-cell>
              <table:table-cell office:value-type="float" office:value="77.7646908694356">
                <text:p>77.764690869435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77.7379553409666">
                <text:p>77.7379553409666</text:p>
              </table:table-cell>
              <table:table-cell office:value-type="float" office:value="77.7379553409666">
                <text:p>77.737955340966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0">
                <text:p>80</text:p>
              </table:table-cell>
              <table:table-cell office:value-type="float" office:value="77.711242303828">
                <text:p>77.711242303828</text:p>
              </table:table-cell>
              <table:table-cell office:value-type="float" office:value="77.711242303828">
                <text:p>77.7112423038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0">
                <text:p>80</text:p>
              </table:table-cell>
              <table:table-cell office:value-type="float" office:value="77.6845517390988">
                <text:p>77.6845517390988</text:p>
              </table:table-cell>
              <table:table-cell office:value-type="float" office:value="77.6845517390988">
                <text:p>77.684551739098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0">
                <text:p>80</text:p>
              </table:table-cell>
              <table:table-cell office:value-type="float" office:value="77.6578836278742">
                <text:p>77.6578836278742</text:p>
              </table:table-cell>
              <table:table-cell office:value-type="float" office:value="77.6578836278742">
                <text:p>77.65788362787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0">
                <text:p>80</text:p>
              </table:table-cell>
              <table:table-cell office:value-type="float" office:value="77.631237951265">
                <text:p>77.631237951265</text:p>
              </table:table-cell>
              <table:table-cell office:value-type="float" office:value="77.631237951265">
                <text:p>77.6312379512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0">
                <text:p>80</text:p>
              </table:table-cell>
              <table:table-cell office:value-type="float" office:value="77.604614690398">
                <text:p>77.604614690398</text:p>
              </table:table-cell>
              <table:table-cell office:value-type="float" office:value="77.604614690398">
                <text:p>77.60461469039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0">
                <text:p>80</text:p>
              </table:table-cell>
              <table:table-cell office:value-type="float" office:value="77.5780138264159">
                <text:p>77.5780138264159</text:p>
              </table:table-cell>
              <table:table-cell office:value-type="float" office:value="77.5780138264159">
                <text:p>77.57801382641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0">
                <text:p>80</text:p>
              </table:table-cell>
              <table:table-cell office:value-type="float" office:value="77.5514353404774">
                <text:p>77.5514353404774</text:p>
              </table:table-cell>
              <table:table-cell office:value-type="float" office:value="77.5514353404774">
                <text:p>77.55143534047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0">
                <text:p>80</text:p>
              </table:table-cell>
              <table:table-cell office:value-type="float" office:value="77.5248792137569">
                <text:p>77.5248792137569</text:p>
              </table:table-cell>
              <table:table-cell office:value-type="float" office:value="77.5248792137569">
                <text:p>77.52487921375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0">
                <text:p>80</text:p>
              </table:table-cell>
              <table:table-cell office:value-type="float" office:value="77.4983454274445">
                <text:p>77.4983454274445</text:p>
              </table:table-cell>
              <table:table-cell office:value-type="float" office:value="77.4983454274445">
                <text:p>77.49834542744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0">
                <text:p>80</text:p>
              </table:table-cell>
              <table:table-cell office:value-type="float" office:value="77.4718339627464">
                <text:p>77.4718339627464</text:p>
              </table:table-cell>
              <table:table-cell office:value-type="float" office:value="77.4718339627464">
                <text:p>77.47183396274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0">
                <text:p>80</text:p>
              </table:table-cell>
              <table:table-cell office:value-type="float" office:value="77.4453448008844">
                <text:p>77.4453448008844</text:p>
              </table:table-cell>
              <table:table-cell office:value-type="float" office:value="77.4453448008844">
                <text:p>77.44534480088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0">
                <text:p>80</text:p>
              </table:table-cell>
              <table:table-cell office:value-type="float" office:value="77.4188779230963">
                <text:p>77.4188779230963</text:p>
              </table:table-cell>
              <table:table-cell office:value-type="float" office:value="77.4188779230963">
                <text:p>77.41887792309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0">
                <text:p>80</text:p>
              </table:table-cell>
              <table:table-cell office:value-type="float" office:value="77.3924333106355">
                <text:p>77.3924333106355</text:p>
              </table:table-cell>
              <table:table-cell office:value-type="float" office:value="77.3924333106355">
                <text:p>77.39243331063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0">
                <text:p>80</text:p>
              </table:table-cell>
              <table:table-cell office:value-type="float" office:value="77.3660109447712">
                <text:p>77.3660109447712</text:p>
              </table:table-cell>
              <table:table-cell office:value-type="float" office:value="77.3660109447712">
                <text:p>77.36601094477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0">
                <text:p>80</text:p>
              </table:table-cell>
              <table:table-cell office:value-type="float" office:value="77.3396108067884">
                <text:p>77.3396108067884</text:p>
              </table:table-cell>
              <table:table-cell office:value-type="float" office:value="77.3396108067884">
                <text:p>77.339610806788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">
                <text:p>80</text:p>
              </table:table-cell>
              <table:table-cell office:value-type="float" office:value="77.3132328779879">
                <text:p>77.3132328779879</text:p>
              </table:table-cell>
              <table:table-cell office:value-type="float" office:value="77.3132328779879">
                <text:p>77.31323287798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0">
                <text:p>80</text:p>
              </table:table-cell>
              <table:table-cell office:value-type="float" office:value="77.2868771396862">
                <text:p>77.2868771396862</text:p>
              </table:table-cell>
              <table:table-cell office:value-type="float" office:value="77.2868771396862">
                <text:p>77.28687713968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0">
                <text:p>80</text:p>
              </table:table-cell>
              <table:table-cell office:value-type="float" office:value="77.2605435732153">
                <text:p>77.2605435732153</text:p>
              </table:table-cell>
              <table:table-cell office:value-type="float" office:value="77.2605435732153">
                <text:p>77.26054357321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0">
                <text:p>80</text:p>
              </table:table-cell>
              <table:table-cell office:value-type="float" office:value="77.2342321599233">
                <text:p>77.2342321599233</text:p>
              </table:table-cell>
              <table:table-cell office:value-type="float" office:value="77.2342321599233">
                <text:p>77.23423215992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0">
                <text:p>80</text:p>
              </table:table-cell>
              <table:table-cell office:value-type="float" office:value="77.2079428811737">
                <text:p>77.2079428811737</text:p>
              </table:table-cell>
              <table:table-cell office:value-type="float" office:value="77.2079428811737">
                <text:p>77.20794288117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0">
                <text:p>80</text:p>
              </table:table-cell>
              <table:table-cell office:value-type="float" office:value="77.1816757183458">
                <text:p>77.1816757183458</text:p>
              </table:table-cell>
              <table:table-cell office:value-type="float" office:value="77.1816757183458">
                <text:p>77.181675718345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0">
                <text:p>80</text:p>
              </table:table-cell>
              <table:table-cell office:value-type="float" office:value="77.1554306528344">
                <text:p>77.1554306528344</text:p>
              </table:table-cell>
              <table:table-cell office:value-type="float" office:value="77.1554306528344">
                <text:p>77.15543065283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0">
                <text:p>80</text:p>
              </table:table-cell>
              <table:table-cell office:value-type="float" office:value="77.1292076660502">
                <text:p>77.1292076660502</text:p>
              </table:table-cell>
              <table:table-cell office:value-type="float" office:value="77.1292076660502">
                <text:p>77.129207666050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0">
                <text:p>80</text:p>
              </table:table-cell>
              <table:table-cell office:value-type="float" office:value="77.1030067394194">
                <text:p>77.1030067394194</text:p>
              </table:table-cell>
              <table:table-cell office:value-type="float" office:value="77.1030067394194">
                <text:p>77.10300673941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0">
                <text:p>80</text:p>
              </table:table-cell>
              <table:table-cell office:value-type="float" office:value="77.0768278543839">
                <text:p>77.0768278543839</text:p>
              </table:table-cell>
              <table:table-cell office:value-type="float" office:value="77.0768278543839">
                <text:p>77.076827854383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0">
                <text:p>80</text:p>
              </table:table-cell>
              <table:table-cell office:value-type="float" office:value="77.050670992401">
                <text:p>77.050670992401</text:p>
              </table:table-cell>
              <table:table-cell office:value-type="float" office:value="77.050670992401">
                <text:p>77.0506709924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0">
                <text:p>80</text:p>
              </table:table-cell>
              <table:table-cell office:value-type="float" office:value="77.0245361349437">
                <text:p>77.0245361349437</text:p>
              </table:table-cell>
              <table:table-cell office:value-type="float" office:value="77.0245361349437">
                <text:p>77.02453613494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0">
                <text:p>80</text:p>
              </table:table-cell>
              <table:table-cell office:value-type="float" office:value="76.9984232635009">
                <text:p>76.9984232635009</text:p>
              </table:table-cell>
              <table:table-cell office:value-type="float" office:value="76.9984232635009">
                <text:p>76.998423263500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0">
                <text:p>80</text:p>
              </table:table-cell>
              <table:table-cell office:value-type="float" office:value="76.9723323595767">
                <text:p>76.9723323595767</text:p>
              </table:table-cell>
              <table:table-cell office:value-type="float" office:value="76.9723323595767">
                <text:p>76.97233235957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0">
                <text:p>80</text:p>
              </table:table-cell>
              <table:table-cell office:value-type="float" office:value="76.9462634046908">
                <text:p>76.9462634046908</text:p>
              </table:table-cell>
              <table:table-cell office:value-type="float" office:value="76.9462634046908">
                <text:p>76.94626340469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0">
                <text:p>80</text:p>
              </table:table-cell>
              <table:table-cell office:value-type="float" office:value="76.9202163803785">
                <text:p>76.9202163803785</text:p>
              </table:table-cell>
              <table:table-cell office:value-type="float" office:value="76.9202163803785">
                <text:p>76.92021638037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0">
                <text:p>80</text:p>
              </table:table-cell>
              <table:table-cell office:value-type="float" office:value="76.8941912681908">
                <text:p>76.8941912681908</text:p>
              </table:table-cell>
              <table:table-cell office:value-type="float" office:value="76.8941912681908">
                <text:p>76.89419126819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0">
                <text:p>80</text:p>
              </table:table-cell>
              <table:table-cell office:value-type="float" office:value="76.868188049694">
                <text:p>76.868188049694</text:p>
              </table:table-cell>
              <table:table-cell office:value-type="float" office:value="76.868188049694">
                <text:p>76.8681880496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0">
                <text:p>80</text:p>
              </table:table-cell>
              <table:table-cell office:value-type="float" office:value="76.8422067064699">
                <text:p>76.8422067064699</text:p>
              </table:table-cell>
              <table:table-cell office:value-type="float" office:value="76.8422067064699">
                <text:p>76.84220670646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0">
                <text:p>80</text:p>
              </table:table-cell>
              <table:table-cell office:value-type="float" office:value="76.8162472201159">
                <text:p>76.8162472201159</text:p>
              </table:table-cell>
              <table:table-cell office:value-type="float" office:value="76.8162472201159">
                <text:p>76.81624722011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0">
                <text:p>80</text:p>
              </table:table-cell>
              <table:table-cell office:value-type="float" office:value="76.7903095722449">
                <text:p>76.7903095722449</text:p>
              </table:table-cell>
              <table:table-cell office:value-type="float" office:value="76.7903095722449">
                <text:p>76.79030957224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0">
                <text:p>80</text:p>
              </table:table-cell>
              <table:table-cell office:value-type="float" office:value="76.7643937444852">
                <text:p>76.7643937444852</text:p>
              </table:table-cell>
              <table:table-cell office:value-type="float" office:value="76.7643937444852">
                <text:p>76.76439374448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0">
                <text:p>80</text:p>
              </table:table-cell>
              <table:table-cell office:value-type="float" office:value="76.7384997184806">
                <text:p>76.7384997184806</text:p>
              </table:table-cell>
              <table:table-cell office:value-type="float" office:value="76.7384997184806">
                <text:p>76.73849971848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0">
                <text:p>80</text:p>
              </table:table-cell>
              <table:table-cell office:value-type="float" office:value="76.7126274758903">
                <text:p>76.7126274758903</text:p>
              </table:table-cell>
              <table:table-cell office:value-type="float" office:value="76.7126274758903">
                <text:p>76.71262747589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0">
                <text:p>80</text:p>
              </table:table-cell>
              <table:table-cell office:value-type="float" office:value="76.686776998389">
                <text:p>76.686776998389</text:p>
              </table:table-cell>
              <table:table-cell office:value-type="float" office:value="76.686776998389">
                <text:p>76.68677699838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0">
                <text:p>80</text:p>
              </table:table-cell>
              <table:table-cell office:value-type="float" office:value="76.6609482676666">
                <text:p>76.6609482676666</text:p>
              </table:table-cell>
              <table:table-cell office:value-type="float" office:value="76.6609482676666">
                <text:p>76.660948267666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0">
                <text:p>80</text:p>
              </table:table-cell>
              <table:table-cell office:value-type="float" office:value="76.6351412654288">
                <text:p>76.6351412654288</text:p>
              </table:table-cell>
              <table:table-cell office:value-type="float" office:value="76.6351412654288">
                <text:p>76.635141265428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0">
                <text:p>80</text:p>
              </table:table-cell>
              <table:table-cell office:value-type="float" office:value="76.6093559733963">
                <text:p>76.6093559733963</text:p>
              </table:table-cell>
              <table:table-cell office:value-type="float" office:value="76.6093559733963">
                <text:p>76.60935597339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0">
                <text:p>80</text:p>
              </table:table-cell>
              <table:table-cell office:value-type="float" office:value="76.5835923733054">
                <text:p>76.5835923733054</text:p>
              </table:table-cell>
              <table:table-cell office:value-type="float" office:value="76.5835923733054">
                <text:p>76.58359237330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0">
                <text:p>80</text:p>
              </table:table-cell>
              <table:table-cell office:value-type="float" office:value="76.5578504469076">
                <text:p>76.5578504469076</text:p>
              </table:table-cell>
              <table:table-cell office:value-type="float" office:value="76.5578504469076">
                <text:p>76.55785044690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0">
                <text:p>80</text:p>
              </table:table-cell>
              <table:table-cell office:value-type="float" office:value="76.5321301759699">
                <text:p>76.5321301759699</text:p>
              </table:table-cell>
              <table:table-cell office:value-type="float" office:value="76.5321301759699">
                <text:p>76.53213017596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0">
                <text:p>80</text:p>
              </table:table-cell>
              <table:table-cell office:value-type="float" office:value="76.5064315422747">
                <text:p>76.5064315422747</text:p>
              </table:table-cell>
              <table:table-cell office:value-type="float" office:value="76.5064315422747">
                <text:p>76.50643154227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0">
                <text:p>80</text:p>
              </table:table-cell>
              <table:table-cell office:value-type="float" office:value="76.4807545276195">
                <text:p>76.4807545276195</text:p>
              </table:table-cell>
              <table:table-cell office:value-type="float" office:value="76.4807545276195">
                <text:p>76.48075452761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0">
                <text:p>80</text:p>
              </table:table-cell>
              <table:table-cell office:value-type="float" office:value="76.4550991138173">
                <text:p>76.4550991138173</text:p>
              </table:table-cell>
              <table:table-cell office:value-type="float" office:value="76.4550991138173">
                <text:p>76.45509911381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0">
                <text:p>80</text:p>
              </table:table-cell>
              <table:table-cell office:value-type="float" office:value="76.4294652826962">
                <text:p>76.4294652826962</text:p>
              </table:table-cell>
              <table:table-cell office:value-type="float" office:value="76.4294652826962">
                <text:p>76.42946528269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0">
                <text:p>80</text:p>
              </table:table-cell>
              <table:table-cell office:value-type="float" office:value="76.4038530160998">
                <text:p>76.4038530160998</text:p>
              </table:table-cell>
              <table:table-cell office:value-type="float" office:value="76.4038530160998">
                <text:p>76.403853016099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0">
                <text:p>80</text:p>
              </table:table-cell>
              <table:table-cell office:value-type="float" office:value="76.378262295887">
                <text:p>76.378262295887</text:p>
              </table:table-cell>
              <table:table-cell office:value-type="float" office:value="76.378262295887">
                <text:p>76.3782622958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0">
                <text:p>80</text:p>
              </table:table-cell>
              <table:table-cell office:value-type="float" office:value="76.3526931039317">
                <text:p>76.3526931039317</text:p>
              </table:table-cell>
              <table:table-cell office:value-type="float" office:value="76.3526931039317">
                <text:p>76.35269310393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0">
                <text:p>80</text:p>
              </table:table-cell>
              <table:table-cell office:value-type="float" office:value="76.3271454221232">
                <text:p>76.3271454221232</text:p>
              </table:table-cell>
              <table:table-cell office:value-type="float" office:value="76.3271454221232">
                <text:p>76.32714542212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0">
                <text:p>80</text:p>
              </table:table-cell>
              <table:table-cell office:value-type="float" office:value="76.3016192323661">
                <text:p>76.3016192323661</text:p>
              </table:table-cell>
              <table:table-cell office:value-type="float" office:value="76.3016192323661">
                <text:p>76.301619232366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0">
                <text:p>80</text:p>
              </table:table-cell>
              <table:table-cell office:value-type="float" office:value="76.2761145165802">
                <text:p>76.2761145165802</text:p>
              </table:table-cell>
              <table:table-cell office:value-type="float" office:value="76.2761145165802">
                <text:p>76.276114516580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0">
                <text:p>80</text:p>
              </table:table-cell>
              <table:table-cell office:value-type="float" office:value="76.2506312567003">
                <text:p>76.2506312567003</text:p>
              </table:table-cell>
              <table:table-cell office:value-type="float" office:value="76.2506312567003">
                <text:p>76.25063125670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0">
                <text:p>80</text:p>
              </table:table-cell>
              <table:table-cell office:value-type="float" office:value="76.2251694346767">
                <text:p>76.2251694346767</text:p>
              </table:table-cell>
              <table:table-cell office:value-type="float" office:value="76.2251694346767">
                <text:p>76.22516943467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0">
                <text:p>80</text:p>
              </table:table-cell>
              <table:table-cell office:value-type="float" office:value="76.1997290324747">
                <text:p>76.1997290324747</text:p>
              </table:table-cell>
              <table:table-cell office:value-type="float" office:value="76.1997290324747">
                <text:p>76.19972903247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0">
                <text:p>80</text:p>
              </table:table-cell>
              <table:table-cell office:value-type="float" office:value="76.1743100320749">
                <text:p>76.1743100320749</text:p>
              </table:table-cell>
              <table:table-cell office:value-type="float" office:value="76.1743100320749">
                <text:p>76.17431003207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0">
                <text:p>80</text:p>
              </table:table-cell>
              <table:table-cell office:value-type="float" office:value="76.1489124154729">
                <text:p>76.1489124154729</text:p>
              </table:table-cell>
              <table:table-cell office:value-type="float" office:value="76.1489124154729">
                <text:p>76.148912415472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0">
                <text:p>80</text:p>
              </table:table-cell>
              <table:table-cell office:value-type="float" office:value="76.1235361646795">
                <text:p>76.1235361646795</text:p>
              </table:table-cell>
              <table:table-cell office:value-type="float" office:value="76.1235361646795">
                <text:p>76.12353616467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0">
                <text:p>80</text:p>
              </table:table-cell>
              <table:table-cell office:value-type="float" office:value="76.0981812617207">
                <text:p>76.0981812617207</text:p>
              </table:table-cell>
              <table:table-cell office:value-type="float" office:value="76.0981812617207">
                <text:p>76.098181261720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0">
                <text:p>80</text:p>
              </table:table-cell>
              <table:table-cell office:value-type="float" office:value="76.0728476886376">
                <text:p>76.0728476886376</text:p>
              </table:table-cell>
              <table:table-cell office:value-type="float" office:value="76.0728476886376">
                <text:p>76.07284768863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0">
                <text:p>80</text:p>
              </table:table-cell>
              <table:table-cell office:value-type="float" office:value="76.0475354274864">
                <text:p>76.0475354274864</text:p>
              </table:table-cell>
              <table:table-cell office:value-type="float" office:value="76.0475354274864">
                <text:p>76.04753542748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0">
                <text:p>80</text:p>
              </table:table-cell>
              <table:table-cell office:value-type="float" office:value="76.0222444603384">
                <text:p>76.0222444603384</text:p>
              </table:table-cell>
              <table:table-cell office:value-type="float" office:value="76.0222444603384">
                <text:p>76.022244460338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0">
                <text:p>80</text:p>
              </table:table-cell>
              <table:table-cell office:value-type="float" office:value="75.9969747692799">
                <text:p>75.9969747692799</text:p>
              </table:table-cell>
              <table:table-cell office:value-type="float" office:value="75.9969747692799">
                <text:p>75.99697476927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">
                <text:p>80</text:p>
              </table:table-cell>
              <table:table-cell office:value-type="float" office:value="75.9717263364123">
                <text:p>75.9717263364123</text:p>
              </table:table-cell>
              <table:table-cell office:value-type="float" office:value="75.9717263364123">
                <text:p>75.97172633641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">
                <text:p>80</text:p>
              </table:table-cell>
              <table:table-cell office:value-type="float" office:value="75.9464991438522">
                <text:p>75.9464991438522</text:p>
              </table:table-cell>
              <table:table-cell office:value-type="float" office:value="75.9464991438522">
                <text:p>75.94649914385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0">
                <text:p>80</text:p>
              </table:table-cell>
              <table:table-cell office:value-type="float" office:value="75.921293173731">
                <text:p>75.921293173731</text:p>
              </table:table-cell>
              <table:table-cell office:value-type="float" office:value="75.921293173731">
                <text:p>75.9212931737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0">
                <text:p>80</text:p>
              </table:table-cell>
              <table:table-cell office:value-type="float" office:value="75.8961084081955">
                <text:p>75.8961084081955</text:p>
              </table:table-cell>
              <table:table-cell office:value-type="float" office:value="75.8961084081955">
                <text:p>75.89610840819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0">
                <text:p>80</text:p>
              </table:table-cell>
              <table:table-cell office:value-type="float" office:value="75.8709448294071">
                <text:p>75.8709448294071</text:p>
              </table:table-cell>
              <table:table-cell office:value-type="float" office:value="75.8709448294071">
                <text:p>75.870944829407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0">
                <text:p>80</text:p>
              </table:table-cell>
              <table:table-cell office:value-type="float" office:value="75.8458024195425">
                <text:p>75.8458024195425</text:p>
              </table:table-cell>
              <table:table-cell office:value-type="float" office:value="75.8458024195425">
                <text:p>75.84580241954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0">
                <text:p>80</text:p>
              </table:table-cell>
              <table:table-cell office:value-type="float" office:value="75.8206811607932">
                <text:p>75.8206811607932</text:p>
              </table:table-cell>
              <table:table-cell office:value-type="float" office:value="75.8206811607932">
                <text:p>75.82068116079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0">
                <text:p>80</text:p>
              </table:table-cell>
              <table:table-cell office:value-type="float" office:value="75.7955810353657">
                <text:p>75.7955810353657</text:p>
              </table:table-cell>
              <table:table-cell office:value-type="float" office:value="75.7955810353657">
                <text:p>75.79558103536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0">
                <text:p>80</text:p>
              </table:table-cell>
              <table:table-cell office:value-type="float" office:value="75.7705020254818">
                <text:p>75.7705020254818</text:p>
              </table:table-cell>
              <table:table-cell office:value-type="float" office:value="75.7705020254818">
                <text:p>75.770502025481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0">
                <text:p>80</text:p>
              </table:table-cell>
              <table:table-cell office:value-type="float" office:value="75.7454441133778">
                <text:p>75.7454441133778</text:p>
              </table:table-cell>
              <table:table-cell office:value-type="float" office:value="75.7454441133778">
                <text:p>75.74544411337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0">
                <text:p>80</text:p>
              </table:table-cell>
              <table:table-cell office:value-type="float" office:value="75.7204072813051">
                <text:p>75.7204072813051</text:p>
              </table:table-cell>
              <table:table-cell office:value-type="float" office:value="75.7204072813051">
                <text:p>75.72040728130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0">
                <text:p>80</text:p>
              </table:table-cell>
              <table:table-cell office:value-type="float" office:value="75.6953915115303">
                <text:p>75.6953915115303</text:p>
              </table:table-cell>
              <table:table-cell office:value-type="float" office:value="75.6953915115303">
                <text:p>75.69539151153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0">
                <text:p>80</text:p>
              </table:table-cell>
              <table:table-cell office:value-type="float" office:value="75.6703967863345">
                <text:p>75.6703967863345</text:p>
              </table:table-cell>
              <table:table-cell office:value-type="float" office:value="75.6703967863345">
                <text:p>75.67039678633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0">
                <text:p>80</text:p>
              </table:table-cell>
              <table:table-cell office:value-type="float" office:value="75.6454230880139">
                <text:p>75.6454230880139</text:p>
              </table:table-cell>
              <table:table-cell office:value-type="float" office:value="75.6454230880139">
                <text:p>75.645423088013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0">
                <text:p>80</text:p>
              </table:table-cell>
              <table:table-cell office:value-type="float" office:value="75.6204703988796">
                <text:p>75.6204703988796</text:p>
              </table:table-cell>
              <table:table-cell office:value-type="float" office:value="75.6204703988796">
                <text:p>75.620470398879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0">
                <text:p>80</text:p>
              </table:table-cell>
              <table:table-cell office:value-type="float" office:value="75.5955387012577">
                <text:p>75.5955387012577</text:p>
              </table:table-cell>
              <table:table-cell office:value-type="float" office:value="75.5955387012577">
                <text:p>75.59553870125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0">
                <text:p>80</text:p>
              </table:table-cell>
              <table:table-cell office:value-type="float" office:value="75.5706279774889">
                <text:p>75.5706279774889</text:p>
              </table:table-cell>
              <table:table-cell office:value-type="float" office:value="75.5706279774889">
                <text:p>75.570627977488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0">
                <text:p>80</text:p>
              </table:table-cell>
              <table:table-cell office:value-type="float" office:value="75.5457382099289">
                <text:p>75.5457382099289</text:p>
              </table:table-cell>
              <table:table-cell office:value-type="float" office:value="75.5457382099289">
                <text:p>75.545738209928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0">
                <text:p>80</text:p>
              </table:table-cell>
              <table:table-cell office:value-type="float" office:value="75.5208693809482">
                <text:p>75.5208693809482</text:p>
              </table:table-cell>
              <table:table-cell office:value-type="float" office:value="75.5208693809482">
                <text:p>75.520869380948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0">
                <text:p>80</text:p>
              </table:table-cell>
              <table:table-cell office:value-type="float" office:value="75.4960214729323">
                <text:p>75.4960214729323</text:p>
              </table:table-cell>
              <table:table-cell office:value-type="float" office:value="75.4960214729323">
                <text:p>75.49602147293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0">
                <text:p>80</text:p>
              </table:table-cell>
              <table:table-cell office:value-type="float" office:value="75.4711944682813">
                <text:p>75.4711944682813</text:p>
              </table:table-cell>
              <table:table-cell office:value-type="float" office:value="75.4711944682813">
                <text:p>75.471194468281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0">
                <text:p>80</text:p>
              </table:table-cell>
              <table:table-cell office:value-type="float" office:value="75.4463883494103">
                <text:p>75.4463883494103</text:p>
              </table:table-cell>
              <table:table-cell office:value-type="float" office:value="75.4463883494103">
                <text:p>75.44638834941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0">
                <text:p>80</text:p>
              </table:table-cell>
              <table:table-cell office:value-type="float" office:value="75.4216030987489">
                <text:p>75.4216030987489</text:p>
              </table:table-cell>
              <table:table-cell office:value-type="float" office:value="75.4216030987489">
                <text:p>75.421603098748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0">
                <text:p>80</text:p>
              </table:table-cell>
              <table:table-cell office:value-type="float" office:value="75.3968386987418">
                <text:p>75.3968386987418</text:p>
              </table:table-cell>
              <table:table-cell office:value-type="float" office:value="75.3968386987418">
                <text:p>75.396838698741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0">
                <text:p>80</text:p>
              </table:table-cell>
              <table:table-cell office:value-type="float" office:value="75.3720951318483">
                <text:p>75.3720951318483</text:p>
              </table:table-cell>
              <table:table-cell office:value-type="float" office:value="75.3720951318483">
                <text:p>75.37209513184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0">
                <text:p>80</text:p>
              </table:table-cell>
              <table:table-cell office:value-type="float" office:value="75.3473723805425">
                <text:p>75.3473723805425</text:p>
              </table:table-cell>
              <table:table-cell office:value-type="float" office:value="75.3473723805425">
                <text:p>75.34737238054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0">
                <text:p>80</text:p>
              </table:table-cell>
              <table:table-cell office:value-type="float" office:value="75.3226704273132">
                <text:p>75.3226704273132</text:p>
              </table:table-cell>
              <table:table-cell office:value-type="float" office:value="75.3226704273132">
                <text:p>75.32267042731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0">
                <text:p>80</text:p>
              </table:table-cell>
              <table:table-cell office:value-type="float" office:value="75.297989254664">
                <text:p>75.297989254664</text:p>
              </table:table-cell>
              <table:table-cell office:value-type="float" office:value="75.297989254664">
                <text:p>75.2979892546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0">
                <text:p>80</text:p>
              </table:table-cell>
              <table:table-cell office:value-type="float" office:value="75.2733288451132">
                <text:p>75.2733288451132</text:p>
              </table:table-cell>
              <table:table-cell office:value-type="float" office:value="75.2733288451132">
                <text:p>75.27332884511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0">
                <text:p>80</text:p>
              </table:table-cell>
              <table:table-cell office:value-type="float" office:value="75.2486891811937">
                <text:p>75.2486891811937</text:p>
              </table:table-cell>
              <table:table-cell office:value-type="float" office:value="75.2486891811937">
                <text:p>75.24868918119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0">
                <text:p>80</text:p>
              </table:table-cell>
              <table:table-cell office:value-type="float" office:value="75.2240702454533">
                <text:p>75.2240702454533</text:p>
              </table:table-cell>
              <table:table-cell office:value-type="float" office:value="75.2240702454533">
                <text:p>75.22407024545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0">
                <text:p>80</text:p>
              </table:table-cell>
              <table:table-cell office:value-type="float" office:value="75.1994720204543">
                <text:p>75.1994720204543</text:p>
              </table:table-cell>
              <table:table-cell office:value-type="float" office:value="75.1994720204543">
                <text:p>75.19947202045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0">
                <text:p>80</text:p>
              </table:table-cell>
              <table:table-cell office:value-type="float" office:value="75.1748944887738">
                <text:p>75.1748944887738</text:p>
              </table:table-cell>
              <table:table-cell office:value-type="float" office:value="75.1748944887738">
                <text:p>75.17489448877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0">
                <text:p>80</text:p>
              </table:table-cell>
              <table:table-cell office:value-type="float" office:value="75.1503376330034">
                <text:p>75.1503376330034</text:p>
              </table:table-cell>
              <table:table-cell office:value-type="float" office:value="75.1503376330034">
                <text:p>75.150337633003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0">
                <text:p>80</text:p>
              </table:table-cell>
              <table:table-cell office:value-type="float" office:value="75.1258014357495">
                <text:p>75.1258014357495</text:p>
              </table:table-cell>
              <table:table-cell office:value-type="float" office:value="75.1258014357495">
                <text:p>75.12580143574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0">
                <text:p>80</text:p>
              </table:table-cell>
              <table:table-cell office:value-type="float" office:value="75.101285879633">
                <text:p>75.101285879633</text:p>
              </table:table-cell>
              <table:table-cell office:value-type="float" office:value="75.101285879633">
                <text:p>75.1012858796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0">
                <text:p>80</text:p>
              </table:table-cell>
              <table:table-cell office:value-type="float" office:value="75.0767909472896">
                <text:p>75.0767909472896</text:p>
              </table:table-cell>
              <table:table-cell office:value-type="float" office:value="75.0767909472896">
                <text:p>75.076790947289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0">
                <text:p>80</text:p>
              </table:table-cell>
              <table:table-cell office:value-type="float" office:value="75.0523166213695">
                <text:p>75.0523166213695</text:p>
              </table:table-cell>
              <table:table-cell office:value-type="float" office:value="75.0523166213695">
                <text:p>75.05231662136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0">
                <text:p>80</text:p>
              </table:table-cell>
              <table:table-cell office:value-type="float" office:value="75.0278628845373">
                <text:p>75.0278628845373</text:p>
              </table:table-cell>
              <table:table-cell office:value-type="float" office:value="75.0278628845373">
                <text:p>75.02786288453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0">
                <text:p>80</text:p>
              </table:table-cell>
              <table:table-cell office:value-type="float" office:value="75.0034297194727">
                <text:p>75.0034297194727</text:p>
              </table:table-cell>
              <table:table-cell office:value-type="float" office:value="75.0034297194727">
                <text:p>75.00342971947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0">
                <text:p>80</text:p>
              </table:table-cell>
              <table:table-cell office:value-type="float" office:value="74.9790171088694">
                <text:p>74.9790171088694</text:p>
              </table:table-cell>
              <table:table-cell office:value-type="float" office:value="74.9790171088694">
                <text:p>74.97901710886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0">
                <text:p>80</text:p>
              </table:table-cell>
              <table:table-cell office:value-type="float" office:value="74.9546250354359">
                <text:p>74.9546250354359</text:p>
              </table:table-cell>
              <table:table-cell office:value-type="float" office:value="74.9546250354359">
                <text:p>74.95462503543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0">
                <text:p>80</text:p>
              </table:table-cell>
              <table:table-cell office:value-type="float" office:value="74.9302534818955">
                <text:p>74.9302534818955</text:p>
              </table:table-cell>
              <table:table-cell office:value-type="float" office:value="74.9302534818955">
                <text:p>74.93025348189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0">
                <text:p>80</text:p>
              </table:table-cell>
              <table:table-cell office:value-type="float" office:value="74.9059024309855">
                <text:p>74.9059024309855</text:p>
              </table:table-cell>
              <table:table-cell office:value-type="float" office:value="74.9059024309855">
                <text:p>74.90590243098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0">
                <text:p>80</text:p>
              </table:table-cell>
              <table:table-cell office:value-type="float" office:value="74.8815718654582">
                <text:p>74.8815718654582</text:p>
              </table:table-cell>
              <table:table-cell office:value-type="float" office:value="74.8815718654582">
                <text:p>74.881571865458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0">
                <text:p>80</text:p>
              </table:table-cell>
              <table:table-cell office:value-type="float" office:value="74.85726176808">
                <text:p>74.85726176808</text:p>
              </table:table-cell>
              <table:table-cell office:value-type="float" office:value="74.85726176808">
                <text:p>74.857261768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0">
                <text:p>80</text:p>
              </table:table-cell>
              <table:table-cell office:value-type="float" office:value="74.8329721216323">
                <text:p>74.8329721216323</text:p>
              </table:table-cell>
              <table:table-cell office:value-type="float" office:value="74.8329721216323">
                <text:p>74.83297212163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0">
                <text:p>80</text:p>
              </table:table-cell>
              <table:table-cell office:value-type="float" office:value="74.8087029089106">
                <text:p>74.8087029089106</text:p>
              </table:table-cell>
              <table:table-cell office:value-type="float" office:value="74.8087029089106">
                <text:p>74.80870290891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0">
                <text:p>80</text:p>
              </table:table-cell>
              <table:table-cell office:value-type="float" office:value="74.7844541127249">
                <text:p>74.7844541127249</text:p>
              </table:table-cell>
              <table:table-cell office:value-type="float" office:value="74.7844541127249">
                <text:p>74.78445411272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0">
                <text:p>80</text:p>
              </table:table-cell>
              <table:table-cell office:value-type="float" office:value="74.7602257158998">
                <text:p>74.7602257158998</text:p>
              </table:table-cell>
              <table:table-cell office:value-type="float" office:value="74.7602257158998">
                <text:p>74.760225715899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0">
                <text:p>80</text:p>
              </table:table-cell>
              <table:table-cell office:value-type="float" office:value="74.7360177012743">
                <text:p>74.7360177012743</text:p>
              </table:table-cell>
              <table:table-cell office:value-type="float" office:value="74.7360177012743">
                <text:p>74.73601770127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0">
                <text:p>80</text:p>
              </table:table-cell>
              <table:table-cell office:value-type="float" office:value="74.7118300517018">
                <text:p>74.7118300517018</text:p>
              </table:table-cell>
              <table:table-cell office:value-type="float" office:value="74.7118300517018">
                <text:p>74.711830051701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0">
                <text:p>80</text:p>
              </table:table-cell>
              <table:table-cell office:value-type="float" office:value="74.6876627500501">
                <text:p>74.6876627500501</text:p>
              </table:table-cell>
              <table:table-cell office:value-type="float" office:value="74.6876627500501">
                <text:p>74.68766275005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0">
                <text:p>80</text:p>
              </table:table-cell>
              <table:table-cell office:value-type="float" office:value="74.6635157792015">
                <text:p>74.6635157792015</text:p>
              </table:table-cell>
              <table:table-cell office:value-type="float" office:value="74.6635157792015">
                <text:p>74.66351577920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0">
                <text:p>80</text:p>
              </table:table-cell>
              <table:table-cell office:value-type="float" office:value="74.6393891220528">
                <text:p>74.6393891220528</text:p>
              </table:table-cell>
              <table:table-cell office:value-type="float" office:value="74.6393891220528">
                <text:p>74.63938912205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0">
                <text:p>80</text:p>
              </table:table-cell>
              <table:table-cell office:value-type="float" office:value="74.6152827615148">
                <text:p>74.6152827615148</text:p>
              </table:table-cell>
              <table:table-cell office:value-type="float" office:value="74.6152827615148">
                <text:p>74.61528276151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0">
                <text:p>80</text:p>
              </table:table-cell>
              <table:table-cell office:value-type="float" office:value="74.5911966805131">
                <text:p>74.5911966805131</text:p>
              </table:table-cell>
              <table:table-cell office:value-type="float" office:value="74.5911966805131">
                <text:p>74.59119668051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0">
                <text:p>80</text:p>
              </table:table-cell>
              <table:table-cell office:value-type="float" office:value="74.5671308619874">
                <text:p>74.5671308619874</text:p>
              </table:table-cell>
              <table:table-cell office:value-type="float" office:value="74.5671308619874">
                <text:p>74.56713086198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0">
                <text:p>80</text:p>
              </table:table-cell>
              <table:table-cell office:value-type="float" office:value="74.5430852888919">
                <text:p>74.5430852888919</text:p>
              </table:table-cell>
              <table:table-cell office:value-type="float" office:value="74.5430852888919">
                <text:p>74.54308528889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0">
                <text:p>80</text:p>
              </table:table-cell>
              <table:table-cell office:value-type="float" office:value="74.519059944195">
                <text:p>74.519059944195</text:p>
              </table:table-cell>
              <table:table-cell office:value-type="float" office:value="74.519059944195">
                <text:p>74.5190599441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0">
                <text:p>80</text:p>
              </table:table-cell>
              <table:table-cell office:value-type="float" office:value="74.4950548108796">
                <text:p>74.4950548108796</text:p>
              </table:table-cell>
              <table:table-cell office:value-type="float" office:value="74.4950548108796">
                <text:p>74.495054810879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0">
                <text:p>80</text:p>
              </table:table-cell>
              <table:table-cell office:value-type="float" office:value="74.4710698719428">
                <text:p>74.4710698719428</text:p>
              </table:table-cell>
              <table:table-cell office:value-type="float" office:value="74.4710698719428">
                <text:p>74.47106987194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0">
                <text:p>80</text:p>
              </table:table-cell>
              <table:table-cell office:value-type="float" office:value="74.447105110396">
                <text:p>74.447105110396</text:p>
              </table:table-cell>
              <table:table-cell office:value-type="float" office:value="74.447105110396">
                <text:p>74.44710511039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0">
                <text:p>80</text:p>
              </table:table-cell>
              <table:table-cell office:value-type="float" office:value="74.423160509265">
                <text:p>74.423160509265</text:p>
              </table:table-cell>
              <table:table-cell office:value-type="float" office:value="74.423160509265">
                <text:p>74.4231605092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0">
                <text:p>80</text:p>
              </table:table-cell>
              <table:table-cell office:value-type="float" office:value="74.3992360515896">
                <text:p>74.3992360515896</text:p>
              </table:table-cell>
              <table:table-cell office:value-type="float" office:value="74.3992360515896">
                <text:p>74.399236051589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0">
                <text:p>80</text:p>
              </table:table-cell>
              <table:table-cell office:value-type="float" office:value="74.3753317204243">
                <text:p>74.3753317204243</text:p>
              </table:table-cell>
              <table:table-cell office:value-type="float" office:value="74.3753317204243">
                <text:p>74.37533172042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0">
                <text:p>80</text:p>
              </table:table-cell>
              <table:table-cell office:value-type="float" office:value="74.3514474988375">
                <text:p>74.3514474988375</text:p>
              </table:table-cell>
              <table:table-cell office:value-type="float" office:value="74.3514474988375">
                <text:p>74.35144749883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0">
                <text:p>80</text:p>
              </table:table-cell>
              <table:table-cell office:value-type="float" office:value="74.327583369912">
                <text:p>74.327583369912</text:p>
              </table:table-cell>
              <table:table-cell office:value-type="float" office:value="74.327583369912">
                <text:p>74.3275833699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0">
                <text:p>80</text:p>
              </table:table-cell>
              <table:table-cell office:value-type="float" office:value="74.3037393167448">
                <text:p>74.3037393167448</text:p>
              </table:table-cell>
              <table:table-cell office:value-type="float" office:value="74.3037393167448">
                <text:p>74.30373931674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0">
                <text:p>80</text:p>
              </table:table-cell>
              <table:table-cell office:value-type="float" office:value="74.2799153224472">
                <text:p>74.2799153224472</text:p>
              </table:table-cell>
              <table:table-cell office:value-type="float" office:value="74.2799153224472">
                <text:p>74.27991532244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0">
                <text:p>80</text:p>
              </table:table-cell>
              <table:table-cell office:value-type="float" office:value="74.2561113701444">
                <text:p>74.2561113701444</text:p>
              </table:table-cell>
              <table:table-cell office:value-type="float" office:value="74.2561113701444">
                <text:p>74.25611137014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9.8">
                <text:p>79.8</text:p>
              </table:table-cell>
              <table:table-cell office:value-type="float" office:value="74.0561113701444">
                <text:p>74.0561113701444</text:p>
              </table:table-cell>
              <table:table-cell office:value-type="float" office:value="74.2393653730828">
                <text:p>74.2393653730828</text:p>
              </table:table-cell>
              <table:table-cell office:value-type="float" office:value="79.9780736660676">
                <text:p>79.97807366606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9.6">
                <text:p>79.6</text:p>
              </table:table-cell>
              <table:table-cell office:value-type="float" office:value="73.8561113701445">
                <text:p>73.8561113701445</text:p>
              </table:table-cell>
              <table:table-cell office:value-type="float" office:value="74.1864917151791">
                <text:p>74.1864917151791</text:p>
              </table:table-cell>
              <table:table-cell office:value-type="float" office:value="79.9245193674748">
                <text:p>79.92451936747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9.4">
                <text:p>79.4</text:p>
              </table:table-cell>
              <table:table-cell office:value-type="float" office:value="73.6561113701445">
                <text:p>73.6561113701445</text:p>
              </table:table-cell>
              <table:table-cell office:value-type="float" office:value="74.1333820864972">
                <text:p>74.1333820864972</text:p>
              </table:table-cell>
              <table:table-cell office:value-type="float" office:value="79.8707357733125">
                <text:p>79.87073577331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9.2000000000001">
                <text:p>79.2000000000001</text:p>
              </table:table-cell>
              <table:table-cell office:value-type="float" office:value="73.4561113701445">
                <text:p>73.4561113701445</text:p>
              </table:table-cell>
              <table:table-cell office:value-type="float" office:value="74.0800337054468">
                <text:p>74.0800337054468</text:p>
              </table:table-cell>
              <table:table-cell office:value-type="float" office:value="79.8167200367692">
                <text:p>79.81672003676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9.0000000000001">
                <text:p>79.0000000000001</text:p>
              </table:table-cell>
              <table:table-cell office:value-type="float" office:value="73.2561113701445">
                <text:p>73.2561113701445</text:p>
              </table:table-cell>
              <table:table-cell office:value-type="float" office:value="74.0264437492402">
                <text:p>74.0264437492402</text:p>
              </table:table-cell>
              <table:table-cell office:value-type="float" office:value="79.7624692666655">
                <text:p>79.76246926666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8.8000000000001">
                <text:p>78.8000000000001</text:p>
              </table:table-cell>
              <table:table-cell office:value-type="float" office:value="73.0561113701445">
                <text:p>73.0561113701445</text:p>
              </table:table-cell>
              <table:table-cell office:value-type="float" office:value="73.9726093531385">
                <text:p>73.9726093531385</text:p>
              </table:table-cell>
              <table:table-cell office:value-type="float" office:value="79.7079805265912">
                <text:p>79.70798052659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8.6000000000001">
                <text:p>78.6000000000001</text:p>
              </table:table-cell>
              <table:table-cell office:value-type="float" office:value="72.8561113701445">
                <text:p>72.8561113701445</text:p>
              </table:table-cell>
              <table:table-cell office:value-type="float" office:value="73.9185276096806">
                <text:p>73.9185276096806</text:p>
              </table:table-cell>
              <table:table-cell office:value-type="float" office:value="79.6532508340229">
                <text:p>79.65325083402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8.4000000000001">
                <text:p>78.4000000000001</text:p>
              </table:table-cell>
              <table:table-cell office:value-type="float" office:value="72.6561113701445">
                <text:p>72.6561113701445</text:p>
              </table:table-cell>
              <table:table-cell office:value-type="float" office:value="73.8641955678967">
                <text:p>73.8641955678967</text:p>
              </table:table-cell>
              <table:table-cell office:value-type="float" office:value="79.5982771594206">
                <text:p>79.59827715942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8.2000000000001">
                <text:p>78.2000000000001</text:p>
              </table:table-cell>
              <table:table-cell office:value-type="float" office:value="72.4561113701445">
                <text:p>72.4561113701445</text:p>
              </table:table-cell>
              <table:table-cell office:value-type="float" office:value="73.8096102325036">
                <text:p>73.8096102325036</text:p>
              </table:table-cell>
              <table:table-cell office:value-type="float" office:value="79.543056425304">
                <text:p>79.54305642530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8.0000000000001">
                <text:p>78.0000000000001</text:p>
              </table:table-cell>
              <table:table-cell office:value-type="float" office:value="72.2561113701445">
                <text:p>72.2561113701445</text:p>
              </table:table-cell>
              <table:table-cell office:value-type="float" office:value="73.7547685630837">
                <text:p>73.7547685630837</text:p>
              </table:table-cell>
              <table:table-cell office:value-type="float" office:value="79.4875855053064">
                <text:p>79.487585505306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7.8000000000001">
                <text:p>77.8000000000001</text:p>
              </table:table-cell>
              <table:table-cell office:value-type="float" office:value="72.0561113701446">
                <text:p>72.0561113701446</text:p>
              </table:table-cell>
              <table:table-cell office:value-type="float" office:value="73.6996674732451">
                <text:p>73.6996674732451</text:p>
              </table:table-cell>
              <table:table-cell office:value-type="float" office:value="79.4318612232067">
                <text:p>79.43186122320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7.6000000000001">
                <text:p>77.6000000000001</text:p>
              </table:table-cell>
              <table:table-cell office:value-type="float" office:value="71.8561113701446">
                <text:p>71.8561113701446</text:p>
              </table:table-cell>
              <table:table-cell office:value-type="float" office:value="73.6443038297635">
                <text:p>73.6443038297635</text:p>
              </table:table-cell>
              <table:table-cell office:value-type="float" office:value="79.3758803519382">
                <text:p>79.375880351938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7.4000000000002">
                <text:p>77.4000000000002</text:p>
              </table:table-cell>
              <table:table-cell office:value-type="float" office:value="71.6561113701446">
                <text:p>71.6561113701446</text:p>
              </table:table-cell>
              <table:table-cell office:value-type="float" office:value="73.5886744517061">
                <text:p>73.5886744517061</text:p>
              </table:table-cell>
              <table:table-cell office:value-type="float" office:value="79.3196396125746">
                <text:p>79.319639612574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7.2000000000002">
                <text:p>77.2000000000002</text:p>
              </table:table-cell>
              <table:table-cell office:value-type="float" office:value="71.4561113701446">
                <text:p>71.4561113701446</text:p>
              </table:table-cell>
              <table:table-cell office:value-type="float" office:value="73.5327761095352">
                <text:p>73.5327761095352</text:p>
              </table:table-cell>
              <table:table-cell office:value-type="float" office:value="79.2631356732916">
                <text:p>79.26313567329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7.0000000000002">
                <text:p>77.0000000000002</text:p>
              </table:table-cell>
              <table:table-cell office:value-type="float" office:value="71.2561113701446">
                <text:p>71.2561113701446</text:p>
              </table:table-cell>
              <table:table-cell office:value-type="float" office:value="73.4766055241925">
                <text:p>73.4766055241925</text:p>
              </table:table-cell>
              <table:table-cell office:value-type="float" office:value="79.2063651483028">
                <text:p>79.20636514830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6.8000000000002">
                <text:p>76.8000000000002</text:p>
              </table:table-cell>
              <table:table-cell office:value-type="float" office:value="71.0561113701446">
                <text:p>71.0561113701446</text:p>
              </table:table-cell>
              <table:table-cell office:value-type="float" office:value="73.4201593661636">
                <text:p>73.4201593661636</text:p>
              </table:table-cell>
              <table:table-cell office:value-type="float" office:value="79.1493245967723">
                <text:p>79.149324596772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6.6000000000002">
                <text:p>76.6000000000002</text:p>
              </table:table-cell>
              <table:table-cell office:value-type="float" office:value="70.8561113701446">
                <text:p>70.8561113701446</text:p>
              </table:table-cell>
              <table:table-cell office:value-type="float" office:value="73.3634342545204">
                <text:p>73.3634342545204</text:p>
              </table:table-cell>
              <table:table-cell office:value-type="float" office:value="79.0920105216986">
                <text:p>79.09201052169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6.4000000000002">
                <text:p>76.4000000000002</text:p>
              </table:table-cell>
              <table:table-cell office:value-type="float" office:value="70.6561113701446">
                <text:p>70.6561113701446</text:p>
              </table:table-cell>
              <table:table-cell office:value-type="float" office:value="73.3064267559441">
                <text:p>73.3064267559441</text:p>
              </table:table-cell>
              <table:table-cell office:value-type="float" office:value="79.0344193687735">
                <text:p>79.03441936877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6.2000000000002">
                <text:p>76.2000000000002</text:p>
              </table:table-cell>
              <table:table-cell office:value-type="float" office:value="70.4561113701446">
                <text:p>70.4561113701446</text:p>
              </table:table-cell>
              <table:table-cell office:value-type="float" office:value="73.2491333837248">
                <text:p>73.2491333837248</text:p>
              </table:table-cell>
              <table:table-cell office:value-type="float" office:value="78.9765475252127">
                <text:p>78.976547525212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6.0000000000002">
                <text:p>76.0000000000002</text:p>
              </table:table-cell>
              <table:table-cell office:value-type="float" office:value="70.2561113701447">
                <text:p>70.2561113701447</text:p>
              </table:table-cell>
              <table:table-cell office:value-type="float" office:value="73.1915505967396">
                <text:p>73.1915505967396</text:p>
              </table:table-cell>
              <table:table-cell office:value-type="float" office:value="78.9183913185578">
                <text:p>78.918391318557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5.8000000000002">
                <text:p>75.8000000000002</text:p>
              </table:table-cell>
              <table:table-cell office:value-type="float" office:value="70.0561113701447">
                <text:p>70.0561113701447</text:p>
              </table:table-cell>
              <table:table-cell office:value-type="float" office:value="73.1336747984074">
                <text:p>73.1336747984074</text:p>
              </table:table-cell>
              <table:table-cell office:value-type="float" office:value="78.8599470154493">
                <text:p>78.859947015449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5.6000000000003">
                <text:p>75.6000000000003</text:p>
              </table:table-cell>
              <table:table-cell office:value-type="float" office:value="69.8561113701447">
                <text:p>69.8561113701447</text:p>
              </table:table-cell>
              <table:table-cell office:value-type="float" office:value="73.0755023356206">
                <text:p>73.0755023356206</text:p>
              </table:table-cell>
              <table:table-cell office:value-type="float" office:value="78.8012108203702">
                <text:p>78.80121082037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5.4000000000003">
                <text:p>75.4000000000003</text:p>
              </table:table-cell>
              <table:table-cell office:value-type="float" office:value="NaN">
                <text:p>NaN</text:p>
              </table:table-cell>
              <table:table-cell office:value-type="float" office:value="73.0170294976523">
                <text:p>73.0170294976523</text:p>
              </table:table-cell>
              <table:table-cell office:value-type="float" office:value="78.742178874357">
                <text:p>78.74217887435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5.2000000000003">
                <text:p>75.2000000000003</text:p>
              </table:table-cell>
              <table:table-cell office:value-type="float" office:value="NaN">
                <text:p>NaN</text:p>
              </table:table-cell>
              <table:table-cell office:value-type="float" office:value="72.958252515039">
                <text:p>72.958252515039</text:p>
              </table:table-cell>
              <table:table-cell office:value-type="float" office:value="78.6828472536811">
                <text:p>78.68284725368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5.0000000000003">
                <text:p>75.0000000000003</text:p>
              </table:table-cell>
              <table:table-cell office:value-type="float" office:value="NaN">
                <text:p>NaN</text:p>
              </table:table-cell>
              <table:table-cell office:value-type="float" office:value="72.899167558438">
                <text:p>72.899167558438</text:p>
              </table:table-cell>
              <table:table-cell office:value-type="float" office:value="78.6232119684965">
                <text:p>78.62321196849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4.8000000000003">
                <text:p>74.8000000000003</text:p>
              </table:table-cell>
              <table:table-cell office:value-type="float" office:value="NaN">
                <text:p>NaN</text:p>
              </table:table-cell>
              <table:table-cell office:value-type="float" office:value="72.8397707374592">
                <text:p>72.8397707374592</text:p>
              </table:table-cell>
              <table:table-cell office:value-type="float" office:value="78.5632689614533">
                <text:p>78.56326896145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4.6000000000003">
                <text:p>74.6000000000003</text:p>
              </table:table-cell>
              <table:table-cell office:value-type="float" office:value="NaN">
                <text:p>NaN</text:p>
              </table:table-cell>
              <table:table-cell office:value-type="float" office:value="72.780058099469">
                <text:p>72.780058099469</text:p>
              </table:table-cell>
              <table:table-cell office:value-type="float" office:value="78.5030141062778">
                <text:p>78.503014106277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4.4000000000003">
                <text:p>74.4000000000003</text:p>
              </table:table-cell>
              <table:table-cell office:value-type="float" office:value="NaN">
                <text:p>NaN</text:p>
              </table:table-cell>
              <table:table-cell office:value-type="float" office:value="72.7200256283689">
                <text:p>72.7200256283689</text:p>
              </table:table-cell>
              <table:table-cell office:value-type="float" office:value="78.4424432063169">
                <text:p>78.44244320631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4.2000000000003">
                <text:p>74.2000000000003</text:p>
              </table:table-cell>
              <table:table-cell office:value-type="float" office:value="NaN">
                <text:p>NaN</text:p>
              </table:table-cell>
              <table:table-cell office:value-type="float" office:value="72.6596692433442">
                <text:p>72.6596692433442</text:p>
              </table:table-cell>
              <table:table-cell office:value-type="float" office:value="78.3815519930453">
                <text:p>78.381551993045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4.0000000000003">
                <text:p>74.0000000000003</text:p>
              </table:table-cell>
              <table:table-cell office:value-type="float" office:value="NaN">
                <text:p>NaN</text:p>
              </table:table-cell>
              <table:table-cell office:value-type="float" office:value="72.5989847975849">
                <text:p>72.5989847975849</text:p>
              </table:table-cell>
              <table:table-cell office:value-type="float" office:value="78.3203361245355">
                <text:p>78.32033612453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3.8000000000004">
                <text:p>73.8000000000004</text:p>
              </table:table-cell>
              <table:table-cell office:value-type="float" office:value="NaN">
                <text:p>NaN</text:p>
              </table:table-cell>
              <table:table-cell office:value-type="float" office:value="72.5379680769775">
                <text:p>72.5379680769775</text:p>
              </table:table-cell>
              <table:table-cell office:value-type="float" office:value="78.2587911838893">
                <text:p>78.258791183889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3.6000000000004">
                <text:p>73.6000000000004</text:p>
              </table:table-cell>
              <table:table-cell office:value-type="float" office:value="NaN">
                <text:p>NaN</text:p>
              </table:table-cell>
              <table:table-cell office:value-type="float" office:value="72.4766147987658">
                <text:p>72.4766147987658</text:p>
              </table:table-cell>
              <table:table-cell office:value-type="float" office:value="78.1969126776295">
                <text:p>78.19691267762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3.4000000000004">
                <text:p>73.4000000000004</text:p>
              </table:table-cell>
              <table:table-cell office:value-type="float" office:value="NaN">
                <text:p>NaN</text:p>
              </table:table-cell>
              <table:table-cell office:value-type="float" office:value="72.414920610181">
                <text:p>72.414920610181</text:p>
              </table:table-cell>
              <table:table-cell office:value-type="float" office:value="78.1346960340497">
                <text:p>78.134696034049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3.2000000000004">
                <text:p>73.2000000000004</text:p>
              </table:table-cell>
              <table:table-cell office:value-type="float" office:value="NaN">
                <text:p>NaN</text:p>
              </table:table-cell>
              <table:table-cell office:value-type="float" office:value="72.3528810870405">
                <text:p>72.3528810870405</text:p>
              </table:table-cell>
              <table:table-cell office:value-type="float" office:value="78.0721366015234">
                <text:p>78.07213660152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3.0000000000004">
                <text:p>73.0000000000004</text:p>
              </table:table-cell>
              <table:table-cell office:value-type="float" office:value="NaN">
                <text:p>NaN</text:p>
              </table:table-cell>
              <table:table-cell office:value-type="float" office:value="72.2904917323134">
                <text:p>72.2904917323134</text:p>
              </table:table-cell>
              <table:table-cell office:value-type="float" office:value="78.0092296467686">
                <text:p>78.009229646768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2.8000000000004">
                <text:p>72.8000000000004</text:p>
              </table:table-cell>
              <table:table-cell office:value-type="float" office:value="NaN">
                <text:p>NaN</text:p>
              </table:table-cell>
              <table:table-cell office:value-type="float" office:value="72.2277479746529">
                <text:p>72.2277479746529</text:p>
              </table:table-cell>
              <table:table-cell office:value-type="float" office:value="77.9459703530682">
                <text:p>77.945970353068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2.6000000000004">
                <text:p>72.6000000000004</text:p>
              </table:table-cell>
              <table:table-cell office:value-type="float" office:value="NaN">
                <text:p>NaN</text:p>
              </table:table-cell>
              <table:table-cell office:value-type="float" office:value="72.1646451668946">
                <text:p>72.1646451668946</text:p>
              </table:table-cell>
              <table:table-cell office:value-type="float" office:value="77.8823538184437">
                <text:p>77.882353818443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2.4000000000004">
                <text:p>72.4000000000004</text:p>
              </table:table-cell>
              <table:table-cell office:value-type="float" office:value="NaN">
                <text:p>NaN</text:p>
              </table:table-cell>
              <table:table-cell office:value-type="float" office:value="72.1011785845192">
                <text:p>72.1011785845192</text:p>
              </table:table-cell>
              <table:table-cell office:value-type="float" office:value="77.8183750537829">
                <text:p>77.818375053782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2.2000000000004">
                <text:p>72.2000000000004</text:p>
              </table:table-cell>
              <table:table-cell office:value-type="float" office:value="NaN">
                <text:p>NaN</text:p>
              </table:table-cell>
              <table:table-cell office:value-type="float" office:value="72.0373434240797">
                <text:p>72.0373434240797</text:p>
              </table:table-cell>
              <table:table-cell office:value-type="float" office:value="77.7540289809172">
                <text:p>77.75402898091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2.0000000000005">
                <text:p>72.0000000000005</text:p>
              </table:table-cell>
              <table:table-cell office:value-type="float" office:value="NaN">
                <text:p>NaN</text:p>
              </table:table-cell>
              <table:table-cell office:value-type="float" office:value="71.973134801591">
                <text:p>71.973134801591</text:p>
              </table:table-cell>
              <table:table-cell office:value-type="float" office:value="77.6893104306498">
                <text:p>77.689310430649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.8000000000005">
                <text:p>71.8000000000005</text:p>
              </table:table-cell>
              <table:table-cell office:value-type="float" office:value="NaN">
                <text:p>NaN</text:p>
              </table:table-cell>
              <table:table-cell office:value-type="float" office:value="71.9085477508816">
                <text:p>71.9085477508816</text:p>
              </table:table-cell>
              <table:table-cell office:value-type="float" office:value="77.6242141407318">
                <text:p>77.624214140731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1.6000000000005">
                <text:p>71.6000000000005</text:p>
              </table:table-cell>
              <table:table-cell office:value-type="float" office:value="NaN">
                <text:p>NaN</text:p>
              </table:table-cell>
              <table:table-cell office:value-type="float" office:value="71.8435772219068">
                <text:p>71.8435772219068</text:p>
              </table:table-cell>
              <table:table-cell office:value-type="float" office:value="77.5587347537843">
                <text:p>77.558734753784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1.4000000000005">
                <text:p>71.4000000000005</text:p>
              </table:table-cell>
              <table:table-cell office:value-type="float" office:value="NaN">
                <text:p>NaN</text:p>
              </table:table-cell>
              <table:table-cell office:value-type="float" office:value="71.7782180790217">
                <text:p>71.7782180790217</text:p>
              </table:table-cell>
              <table:table-cell office:value-type="float" office:value="77.4928668151673">
                <text:p>77.492866815167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1.2000000000005">
                <text:p>71.2000000000005</text:p>
              </table:table-cell>
              <table:table-cell office:value-type="float" office:value="NaN">
                <text:p>NaN</text:p>
              </table:table-cell>
              <table:table-cell office:value-type="float" office:value="71.712465099213">
                <text:p>71.712465099213</text:p>
              </table:table-cell>
              <table:table-cell office:value-type="float" office:value="77.4266047707895">
                <text:p>77.42660477078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1.0000000000005">
                <text:p>71.0000000000005</text:p>
              </table:table-cell>
              <table:table-cell office:value-type="float" office:value="NaN">
                <text:p>NaN</text:p>
              </table:table-cell>
              <table:table-cell office:value-type="float" office:value="71.6463129702888">
                <text:p>71.6463129702888</text:p>
              </table:table-cell>
              <table:table-cell office:value-type="float" office:value="77.3599429648629">
                <text:p>77.35994296486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0.8000000000005">
                <text:p>70.8000000000005</text:p>
              </table:table-cell>
              <table:table-cell office:value-type="float" office:value="NaN">
                <text:p>NaN</text:p>
              </table:table-cell>
              <table:table-cell office:value-type="float" office:value="71.5797562890255">
                <text:p>71.5797562890255</text:p>
              </table:table-cell>
              <table:table-cell office:value-type="float" office:value="77.292875637594">
                <text:p>77.29287563759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0.6000000000005">
                <text:p>70.6000000000005</text:p>
              </table:table-cell>
              <table:table-cell office:value-type="float" office:value="NaN">
                <text:p>NaN</text:p>
              </table:table-cell>
              <table:table-cell office:value-type="float" office:value="71.5127895592702">
                <text:p>71.5127895592702</text:p>
              </table:table-cell>
              <table:table-cell office:value-type="float" office:value="77.2253969228158">
                <text:p>77.22539692281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0.4000000000006">
                <text:p>70.4000000000006</text:p>
              </table:table-cell>
              <table:table-cell office:value-type="float" office:value="NaN">
                <text:p>NaN</text:p>
              </table:table-cell>
              <table:table-cell office:value-type="float" office:value="71.4454071899977">
                <text:p>71.4454071899977</text:p>
              </table:table-cell>
              <table:table-cell office:value-type="float" office:value="77.1575008455546">
                <text:p>77.157500845554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0.2000000000006">
                <text:p>70.2000000000006</text:p>
              </table:table-cell>
              <table:table-cell office:value-type="float" office:value="NaN">
                <text:p>NaN</text:p>
              </table:table-cell>
              <table:table-cell office:value-type="float" office:value="71.3776034933213">
                <text:p>71.3776034933213</text:p>
              </table:table-cell>
              <table:table-cell office:value-type="float" office:value="77.0891813195312">
                <text:p>77.08918131953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0.0000000000006">
                <text:p>70.0000000000006</text:p>
              </table:table-cell>
              <table:table-cell office:value-type="float" office:value="NaN">
                <text:p>NaN</text:p>
              </table:table-cell>
              <table:table-cell office:value-type="float" office:value="71.3093726824547">
                <text:p>71.3093726824547</text:p>
              </table:table-cell>
              <table:table-cell office:value-type="float" office:value="77.0204321445945">
                <text:p>77.02043214459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9.8000000000006">
                <text:p>69.8000000000006</text:p>
              </table:table-cell>
              <table:table-cell office:value-type="float" office:value="NaN">
                <text:p>NaN</text:p>
              </table:table-cell>
              <table:table-cell office:value-type="float" office:value="71.2407088696266">
                <text:p>71.2407088696266</text:p>
              </table:table-cell>
              <table:table-cell office:value-type="float" office:value="76.951247004085">
                <text:p>76.95124700408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1716060639431">
                <text:p>71.1716060639431</text:p>
              </table:table-cell>
              <table:table-cell office:value-type="float" office:value="76.8816194621268">
                <text:p>76.881619462126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1020581691998">
                <text:p>71.1020581691998</text:p>
              </table:table-cell>
              <table:table-cell office:value-type="float" office:value="76.8115429608441">
                <text:p>76.811542960844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0320589816409">
                <text:p>71.0320589816409</text:p>
              </table:table-cell>
              <table:table-cell office:value-type="float" office:value="76.7410108175021">
                <text:p>76.74101081750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961602187663">
                <text:p>70.961602187663</text:p>
              </table:table-cell>
              <table:table-cell office:value-type="float" office:value="76.6700162215687">
                <text:p>76.670016221568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8906813614641">
                <text:p>70.8906813614641</text:p>
              </table:table-cell>
              <table:table-cell office:value-type="float" office:value="76.5985522316941">
                <text:p>76.59855223169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8192899626354">
                <text:p>70.8192899626354</text:p>
              </table:table-cell>
              <table:table-cell office:value-type="float" office:value="76.5266117726067">
                <text:p>76.52661177260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7474213336943">
                <text:p>70.7474213336943</text:p>
              </table:table-cell>
              <table:table-cell office:value-type="float" office:value="76.4541876319223">
                <text:p>76.454187631922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6750686975569">
                <text:p>70.6750686975569</text:p>
              </table:table-cell>
              <table:table-cell office:value-type="float" office:value="76.3812724568634">
                <text:p>76.381272456863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6022251549499">
                <text:p>70.6022251549499</text:p>
              </table:table-cell>
              <table:table-cell office:value-type="float" office:value="76.307858750887">
                <text:p>76.30785875088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5288836817584">
                <text:p>70.5288836817584</text:p>
              </table:table-cell>
              <table:table-cell office:value-type="float" office:value="76.2339388702155">
                <text:p>76.23393887021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4550371263091">
                <text:p>70.4550371263091</text:p>
              </table:table-cell>
              <table:table-cell office:value-type="float" office:value="76.1595050202707">
                <text:p>76.159505020270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3806782065873">
                <text:p>70.3806782065873</text:p>
              </table:table-cell>
              <table:table-cell office:value-type="float" office:value="76.084549252006">
                <text:p>76.0845492520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305799507386">
                <text:p>70.305799507386</text:p>
              </table:table-cell>
              <table:table-cell office:value-type="float" office:value="76.0090634581328">
                <text:p>76.009063458132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230393477384">
                <text:p>70.230393477384</text:p>
              </table:table-cell>
              <table:table-cell office:value-type="float" office:value="75.93303936924">
                <text:p>75.933039369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1544524261544">
                <text:p>70.1544524261544</text:p>
              </table:table-cell>
              <table:table-cell office:value-type="float" office:value="75.8564685498011">
                <text:p>75.85646854980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0779685210976">
                <text:p>70.0779685210976</text:p>
              </table:table-cell>
              <table:table-cell office:value-type="float" office:value="75.7793423940662">
                <text:p>75.779342394066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0009337843013">
                <text:p>70.0009337843013</text:p>
              </table:table-cell>
              <table:table-cell office:value-type="float" office:value="75.7016521218346">
                <text:p>75.70165212183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.9233400893215">
                <text:p>69.9233400893215</text:p>
              </table:table-cell>
              <table:table-cell office:value-type="float" office:value="75.6233887741054">
                <text:p>75.623388774105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5445432085996">
                <text:p>75.54454320859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465106095153">
                <text:p>75.46510609515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3850679109717">
                <text:p>75.385067910971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3044189357494">
                <text:p>75.304418935749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2231492466391">
                <text:p>75.223149246639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1412487130762">
                <text:p>75.141248713076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0587069914467">
                <text:p>75.05870699144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9755135195969">
                <text:p>74.97551351959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8916575111782">
                <text:p>74.891657511178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8071279498211">
                <text:p>74.807127949821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7219135831347">
                <text:p>74.72191358313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6360029165238">
                <text:p>74.636002916523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549384206818">
                <text:p>74.5493842068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4620454557079">
                <text:p>74.462045455707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3739744029799">
                <text:p>74.37397440297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2851585195443">
                <text:p>74.285158519544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195585000249">
                <text:p>74.19558500024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1052407564724">
                <text:p>74.10524075647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0141124084872">
                <text:p>74.014112408487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9221862775878">
                <text:p>73.92218627758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8294483779736">
                <text:p>73.82944837797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73588440838">
                <text:p>73.7358844083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641479743448">
                <text:p>73.6414797434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546219424825">
                <text:p>73.5462194248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450088151986">
                <text:p>73.45008815198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3530702727675">
                <text:p>73.353070272767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2551497736041">
                <text:p>73.255149773604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1563102694575">
                <text:p>73.15631026945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056534993428">
                <text:p>73.05653499342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9558067860385">
                <text:p>72.955806786038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8541080841795">
                <text:p>72.854108084179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7514209097048">
                <text:p>72.751420909704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647726857666">
                <text:p>72.64772685766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5430070841746">
                <text:p>72.543007084174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437242293879">
                <text:p>72.43724229387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3304127270461">
                <text:p>72.33041272704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2224981462319">
                <text:p>72.22249814623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1134778225324">
                <text:p>72.113477822532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0033305213971">
                <text:p>72.00333052139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8920344879966">
                <text:p>71.892034487996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7795674321276">
                <text:p>71.779567432127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6659065126426">
                <text:p>71.665906512642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5510283213915">
                <text:p>71.55102832139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4349088666594">
                <text:p>71.434908866659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3175235560888">
                <text:p>71.31752355608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1988471790705">
                <text:p>71.19884717907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0788538885893">
                <text:p>71.078853888589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9575171825129">
                <text:p>70.957517182512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8348098843068">
                <text:p>70.83480988430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7107041231655">
                <text:p>70.710704123165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5851713135442">
                <text:p>70.58517131354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4581821340802">
                <text:p>70.458182134080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329706505891">
                <text:p>70.32970650589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1997135702403">
                <text:p>70.199713570240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0681716655581">
                <text:p>70.068171665558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.9350483038104">
                <text:p>69.93504830381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